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43cm"/>
    </style:style>
    <style:style style:name="gr4" style:family="graphic" style:parent-style-name="standard">
      <style:graphic-properties draw:stroke="none" svg:stroke-color="#000000" draw:fill="none" draw:fill-color="#ffffff" fo:min-height="2.394cm"/>
    </style:style>
    <style:style style:name="gr5" style:family="graphic" style:parent-style-name="standard">
      <style:graphic-properties draw:stroke="none" svg:stroke-color="#000000" draw:fill="none" draw:fill-color="#ffffff" fo:min-height="0.475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10.669cm"/>
    </style:style>
    <style:style style:name="gr9" style:family="graphic" style:parent-style-name="standard">
      <style:graphic-properties draw:stroke="none" svg:stroke-color="#000000" draw:fill="none" draw:fill-color="#ffffff" fo:min-height="0.713cm"/>
    </style:style>
    <style:style style:name="gr10" style:family="graphic" style:parent-style-name="standard">
      <style:graphic-properties draw:stroke="none" svg:stroke-color="#000000" draw:fill="none" draw:fill-color="#ffffff" fo:min-height="1.425cm"/>
    </style:style>
    <style:style style:name="gr11" style:family="graphic" style:parent-style-name="standard">
      <style:graphic-properties draw:stroke="none" svg:stroke-color="#000000" draw:fill="none" draw:fill-color="#ffffff" fo:min-height="1.15cm"/>
    </style:style>
    <style:style style:name="gr12" style:family="graphic" style:parent-style-name="standard">
      <style:graphic-properties draw:stroke="none" svg:stroke-color="#000000" draw:fill="none" draw:fill-color="#ffffff" fo:min-height="1.897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949cm"/>
    </style:style>
    <style:style style:name="gr15" style:family="graphic" style:parent-style-name="standard">
      <style:graphic-properties draw:stroke="none" svg:stroke-color="#000000" draw:fill="none" draw:fill-color="#ffffff" fo:min-height="0.873cm"/>
    </style:style>
    <style:style style:name="gr16" style:family="graphic" style:parent-style-name="standard">
      <style:graphic-properties draw:stroke="none" svg:stroke-color="#000000" draw:fill="none" draw:fill-color="#ffffff" fo:min-height="0.65cm"/>
    </style:style>
    <style:style style:name="gr17" style:family="graphic" style:parent-style-name="standard">
      <style:graphic-properties draw:stroke="none" svg:stroke-color="#000000" draw:fill="none" draw:fill-color="#ffffff" fo:min-height="0.849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423cm"/>
    </style:style>
    <style:style style:name="gr20" style:family="graphic" style:parent-style-name="standard">
      <style:graphic-properties draw:stroke="none" svg:stroke-color="#000000" draw:fill="none" draw:fill-color="#ffffff" fo:min-height="0.319cm"/>
    </style:style>
    <style:style style:name="gr21" style:family="graphic" style:parent-style-name="standard">
      <style:graphic-properties draw:stroke="none" svg:stroke-color="#000000" draw:fill="none" draw:fill-color="#ffffff" fo:min-height="3.319cm"/>
    </style:style>
    <style:style style:name="gr22" style:family="graphic" style:parent-style-name="standard">
      <style:graphic-properties draw:stroke="none" svg:stroke-color="#000000" draw:fill="none" draw:fill-color="#ffffff" fo:min-height="2.078cm"/>
    </style:style>
    <style:style style:name="gr23" style:family="graphic" style:parent-style-name="standard">
      <style:graphic-properties draw:stroke="none" svg:stroke-color="#000000" draw:fill="none" draw:fill-color="#ffffff" fo:min-height="0.863cm"/>
    </style:style>
    <style:style style:name="gr24" style:family="graphic" style:parent-style-name="standard">
      <style:graphic-properties draw:stroke="none" svg:stroke-color="#000000" draw:fill="none" draw:fill-color="#ffffff" fo:min-height="0.73cm"/>
    </style:style>
    <style:style style:name="gr25" style:family="graphic" style:parent-style-name="standard">
      <style:graphic-properties svg:stroke-color="#ff420e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ff3333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none" svg:stroke-color="#000000" draw:fill="none" draw:fill-color="#ffffff" fo:min-height="2.137cm"/>
    </style:style>
    <style:style style:name="gr28" style:family="graphic" style:parent-style-name="standard">
      <style:graphic-properties draw:stroke="none" svg:stroke-color="#000000" draw:fill="none" draw:fill-color="#ffffff" fo:min-height="0.815cm"/>
    </style:style>
    <style:style style:name="gr29" style:family="graphic" style:parent-style-name="standard">
      <style:graphic-properties draw:stroke="none" svg:stroke-color="#000000" draw:fill="none" draw:fill-color="#ffffff" fo:min-height="2.076cm"/>
    </style:style>
    <style:style style:name="gr30" style:family="graphic" style:parent-style-name="standard">
      <style:graphic-properties draw:stroke="none" svg:stroke-color="#000000" draw:fill="none" draw:fill-color="#ffffff" fo:min-height="0.839cm"/>
    </style:style>
    <style:style style:name="gr31" style:family="graphic" style:parent-style-name="standard">
      <style:graphic-properties draw:stroke="none" svg:stroke-color="#000000" draw:fill="none" draw:fill-color="#ffffff" fo:min-height="1.7cm"/>
    </style:style>
    <style:style style:name="gr32" style:family="graphic" style:parent-style-name="standard">
      <style:graphic-properties draw:stroke="none" svg:stroke-color="#000000" draw:fill="none" draw:fill-color="#ffffff" fo:min-height="1.35cm"/>
    </style:style>
    <style:style style:name="gr33" style:family="graphic" style:parent-style-name="standard">
      <style:graphic-properties draw:stroke="none" svg:stroke-color="#000000" draw:fill="none" draw:fill-color="#ffffff" fo:min-height="3.93cm"/>
    </style:style>
    <style:style style:name="gr34" style:family="graphic" style:parent-style-name="standard">
      <style:graphic-properties draw:stroke="none" svg:stroke-color="#000000" draw:fill="none" draw:fill-color="#ffffff" fo:min-height="2.849cm"/>
    </style:style>
    <style:style style:name="gr35" style:family="graphic" style:parent-style-name="standard">
      <style:graphic-properties draw:stroke="none" svg:stroke-color="#000000" draw:fill="none" draw:fill-color="#ffffff" fo:min-height="11.377cm"/>
    </style:style>
    <style:style style:name="gr36" style:family="graphic" style:parent-style-name="standard">
      <style:graphic-properties draw:stroke="none" svg:stroke-color="#000000" draw:fill="none" draw:fill-color="#ffffff" fo:min-height="11.549cm"/>
    </style:style>
    <style:style style:name="gr37" style:family="graphic" style:parent-style-name="standard">
      <style:graphic-properties draw:stroke="none" svg:stroke-color="#000000" draw:fill="none" draw:fill-color="#ffffff" fo:min-height="1.575cm"/>
    </style:style>
    <style:style style:name="gr38" style:family="graphic" style:parent-style-name="standard">
      <style:graphic-properties draw:stroke="none" svg:stroke-color="#000000" draw:fill="none" draw:fill-color="#ffffff" fo:min-height="0.835cm"/>
    </style:style>
    <style:style style:name="gr39" style:family="graphic" style:parent-style-name="standard">
      <style:graphic-properties draw:stroke="none" svg:stroke-color="#000000" draw:fill="none" draw:fill-color="#ffffff" fo:min-height="10.095cm"/>
    </style:style>
    <style:style style:name="gr40" style:family="graphic" style:parent-style-name="standard">
      <style:graphic-properties draw:stroke="none" svg:stroke-color="#000000" draw:fill="none" draw:fill-color="#ffffff" fo:min-height="5.21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8pt"/>
    </style:style>
    <style:style style:name="P7" style:family="paragraph">
      <style:text-properties fo:color="#ff3333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8pt"/>
    </style:style>
    <style:style style:name="T7" style:family="text">
      <style:text-properties fo:color="#ff33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749cm" svg:height="3.325cm" svg:x="2cm" svg:y="3.46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4.8cm" svg:y1="4.188cm" svg:x2="2cm" svg:y2="4.188cm">
          <text:p/>
        </draw:line>
        <draw:frame draw:style-name="gr3" draw:text-style-name="P2" draw:layer="layout" svg:width="2.8cm" svg:height="0.893cm" svg:x="1.9cm" svg:y="3.468cm">
          <draw:text-box>
            <text:p><text:span text:style-name="T1">Athlete</text:span></text:p>
          </draw:text-box>
        </draw:frame>
        <draw:frame draw:style-name="gr4" draw:text-style-name="P2" draw:layer="layout" svg:width="2.8cm" svg:height="2.644cm" svg:x="2cm" svg:y="4.188cm">
          <draw:text-box>
            <text:p><text:span text:style-name="T1">nom</text:span></text:p>
            <text:p><text:span text:style-name="T1">prenom</text:span></text:p>
            <text:p><text:span text:style-name="T1">naissance</text:span></text:p>
            <text:p><text:span text:style-name="T2">id</text:span></text:p>
            <text:p><text:span text:style-name="T3">sexe</text:span></text:p>
          </draw:text-box>
        </draw:frame>
        <draw:custom-shape draw:style-name="gr1" draw:text-style-name="P1" draw:layer="layout" svg:width="2.749cm" svg:height="2.7cm" svg:x="15.9cm" svg:y="4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8.7cm" svg:y1="4.685cm" svg:x2="15.9cm" svg:y2="4.685cm">
          <text:p/>
        </draw:line>
        <draw:frame draw:style-name="gr5" draw:text-style-name="P2" draw:layer="layout" svg:width="2.8cm" svg:height="0.725cm" svg:x="15.8cm" svg:y="4.1cm">
          <draw:text-box>
            <text:p><text:span text:style-name="T1">Equipe</text:span></text:p>
          </draw:text-box>
        </draw:frame>
        <draw:frame draw:style-name="gr6" draw:text-style-name="P2" draw:layer="layout" svg:width="2.8cm" svg:height="1.2cm" svg:x="15.9cm" svg:y="4.825cm">
          <draw:text-box>
            <text:p><text:span text:style-name="T2">id</text:span></text:p>
          </draw:text-box>
        </draw:frame>
        <draw:custom-shape draw:style-name="gr7" draw:text-style-name="P3" draw:layer="layout" svg:width="2.6cm" svg:height="2cm" svg:x="8.2cm" svg:y="4.7cm">
          <text:p text:style-name="P1"><text:span text:style-name="T1">represen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2.749cm" svg:height="2.7cm" svg:x="9cm" svg:y="0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1.8cm" svg:y1="0.985cm" svg:x2="9cm" svg:y2="0.985cm">
          <text:p/>
        </draw:line>
        <draw:frame draw:style-name="gr5" draw:text-style-name="P2" draw:layer="layout" svg:width="2.8cm" svg:height="0.725cm" svg:x="8.9cm" svg:y="0.4cm">
          <draw:text-box>
            <text:p><text:span text:style-name="T1">Pays</text:span></text:p>
          </draw:text-box>
        </draw:frame>
        <draw:frame draw:style-name="gr6" draw:text-style-name="P2" draw:layer="layout" svg:width="2.8cm" svg:height="1.2cm" svg:x="9cm" svg:y="1.3cm">
          <draw:text-box>
            <text:p><text:span text:style-name="T1">nom</text:span></text:p>
            <text:p><text:span text:style-name="T2">id</text:span></text:p>
          </draw:text-box>
        </draw:frame>
        <draw:frame draw:style-name="gr8" draw:text-style-name="P4" draw:layer="layout" svg:width="12.1cm" svg:height="10.919cm" svg:x="8.1cm" svg:y="19.3cm">
          <draw:text-box>
            <text:list text:style-name="L1">
              <text:list-item>
                <text:p><text:span text:style-name="T4">Athlètes d'une équipe doivent tous représenté le même pays que l'équipe</text:span></text:p>
              </text:list-item>
              <text:list-item>
                <text:p><text:span text:style-name="T4">L'age des athlètes doit être au moins 16 ans</text:span></text:p>
              </text:list-item>
              <text:list-item>
                <text:p><text:span text:style-name="T4">Limite sur les participants en fonction des épreuves (ex: en boxe, il existe des catégories de poids) </text:span></text:p>
              </text:list-item>
              <text:list-item>
                <text:p><text:span text:style-name="T4">La médaille d'or, d'argent et de bronze doivent être remportées par des personnes différentes</text:span></text:p>
              </text:list-item>
              <text:list-item>
                <text:p><text:span text:style-name="T4">Limite de joueur par équipe pour chaque sport</text:span></text:p>
              </text:list-item>
              <text:list-item>
                <text:p><text:span text:style-name="T4">Nombre d'équipes ou d'athlète par match peut être limité </text:span></text:p>
              </text:list-item>
              <text:list-item>
                <text:p><text:span text:style-name="T4">Conditions de victoire de la médaille d'or/argent/bronze pour chaque épreuve</text:span></text:p>
              </text:list-item>
              <text:list-item>
                <text:p><text:span text:style-name="T4">Le vainqueur d'un match doit y participé</text:span></text:p>
              </text:list-item>
              <text:list-item>
                <text:p><text:span text:style-name="T4">Conditions de victoire d'un match par épreuve</text:span></text:p>
              </text:list-item>
              <text:list-item>
                <text:p><text:span text:style-name="T4">Tous les matchs d'une épreuve sont avec point/distance/score</text:span></text:p>
              </text:list-item>
              <text:list-item>
                <text:p><text:span text:style-name="T4">Seul des femmes peuvent participé à des épreuves féminines et inversement</text:span></text:p>
              </text:list-item>
            </text:list>
          </draw:text-box>
        </draw:frame>
        <draw:line draw:style-name="gr2" draw:text-style-name="P1" draw:layer="layout" svg:x1="10.4cm" svg:y1="3.1cm" svg:x2="9.5cm" svg:y2="4.7cm">
          <text:p/>
        </draw:line>
        <draw:line draw:style-name="gr2" draw:text-style-name="P1" draw:layer="layout" svg:x1="8.3cm" svg:y1="5.7cm" svg:x2="4.8cm" svg:y2="5.7cm">
          <text:p/>
        </draw:line>
        <draw:custom-shape draw:style-name="gr7" draw:text-style-name="P3" draw:layer="layout" svg:width="3.2cm" svg:height="2.059cm" svg:x="9.4cm" svg:y="7.741cm">
          <text:p text:style-name="P1"><text:span text:style-name="T1">Membr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" draw:layer="layout" svg:width="2.5cm" svg:height="0.963cm" svg:x="5cm" svg:y="4.7cm">
          <draw:text-box>
            <text:p>1-1</text:p>
          </draw:text-box>
        </draw:frame>
        <draw:frame draw:style-name="gr9" draw:layer="layout" svg:width="2cm" svg:height="0.963cm" svg:x="7.8cm" svg:y="3.237cm">
          <draw:text-box>
            <text:p>0-n</text:p>
          </draw:text-box>
        </draw:frame>
        <draw:custom-shape draw:style-name="gr7" draw:text-style-name="P3" draw:layer="layout" svg:width="2.6cm" svg:height="2cm" svg:x="11.3cm" svg:y="4.6cm">
          <text:p text:style-name="P1"><text:span text:style-name="T1">represen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" draw:layer="layout" svg:width="2cm" svg:height="0.963cm" svg:x="11.8cm" svg:y="3.2cm">
          <draw:text-box>
            <text:p>0-n</text:p>
          </draw:text-box>
        </draw:frame>
        <draw:frame draw:style-name="gr10" draw:layer="layout" svg:width="1.7cm" svg:height="1.675cm" svg:x="14.3cm" svg:y="4.7cm">
          <draw:text-box>
            <text:p>1-1</text:p>
          </draw:text-box>
        </draw:frame>
        <draw:line draw:style-name="gr2" draw:text-style-name="P1" draw:layer="layout" svg:x1="13.8cm" svg:y1="5.6cm" svg:x2="15.9cm" svg:y2="5.6cm">
          <text:p/>
        </draw:line>
        <draw:line draw:style-name="gr2" draw:text-style-name="P1" draw:layer="layout" svg:x1="12.6cm" svg:y1="4.6cm" svg:x2="11.2cm" svg:y2="3.1cm">
          <text:p/>
        </draw:line>
        <draw:line draw:style-name="gr2" draw:text-style-name="P1" draw:layer="layout" svg:x1="12.6cm" svg:y1="8.8cm" svg:x2="15.9cm" svg:y2="6.2cm">
          <text:p/>
        </draw:line>
        <draw:line draw:style-name="gr2" draw:text-style-name="P1" draw:layer="layout" svg:x1="9.4cm" svg:y1="8.8cm" svg:x2="4.8cm" svg:y2="6.4cm">
          <text:p/>
        </draw:line>
        <draw:frame draw:style-name="gr10" draw:layer="layout" svg:width="1.7cm" svg:height="1.675cm" svg:x="13.7cm" svg:y="6.125cm">
          <draw:text-box>
            <text:p>2-n</text:p>
          </draw:text-box>
        </draw:frame>
        <draw:frame draw:style-name="gr10" draw:layer="layout" svg:width="1.7cm" svg:height="1.675cm" svg:x="5.7cm" svg:y="6.2cm">
          <draw:text-box>
            <text:p>0-n</text:p>
          </draw:text-box>
        </draw:frame>
        <draw:custom-shape draw:style-name="gr1" draw:text-style-name="P1" draw:layer="layout" svg:width="2.749cm" svg:height="1.9cm" svg:x="3.4cm" svg:y="26.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6.2cm" svg:y1="27.185cm" svg:x2="3.4cm" svg:y2="27.185cm">
          <text:p/>
        </draw:line>
        <draw:frame draw:style-name="gr5" draw:text-style-name="P2" draw:layer="layout" svg:width="2.8cm" svg:height="0.725cm" svg:x="3.3cm" svg:y="26.6cm">
          <draw:text-box>
            <text:p><text:span text:style-name="T1">Sport</text:span></text:p>
          </draw:text-box>
        </draw:frame>
        <draw:frame draw:style-name="gr11" draw:text-style-name="P2" draw:layer="layout" svg:width="2.8cm" svg:height="1.4cm" svg:x="3.4cm" svg:y="27.3cm">
          <draw:text-box>
            <text:p><text:span text:style-name="T1">nom</text:span></text:p>
            <text:p><text:span text:style-name="T2">id</text:span></text:p>
          </draw:text-box>
        </draw:frame>
        <draw:custom-shape draw:style-name="gr1" draw:text-style-name="P1" draw:layer="layout" svg:width="2.749cm" svg:height="2.7cm" svg:x="3.4cm" svg:y="20.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6.2cm" svg:y1="21.385cm" svg:x2="3.4cm" svg:y2="21.385cm">
          <text:p/>
        </draw:line>
        <draw:frame draw:style-name="gr5" draw:text-style-name="P2" draw:layer="layout" svg:width="2.8cm" svg:height="0.725cm" svg:x="3.3cm" svg:y="20.8cm">
          <draw:text-box>
            <text:p><text:span text:style-name="T1">Epreuve</text:span></text:p>
          </draw:text-box>
        </draw:frame>
        <draw:frame draw:style-name="gr12" draw:text-style-name="P2" draw:layer="layout" svg:width="2.3cm" svg:height="2.147cm" svg:x="3.4cm" svg:y="21.453cm">
          <draw:text-box>
            <text:p><text:span text:style-name="T1">nom</text:span></text:p>
            <text:p><text:span text:style-name="T1">sexe</text:span></text:p>
            <text:p><text:span text:style-name="T2">id</text:span></text:p>
            <text:p><text:span text:style-name="T3"/></text:p>
          </draw:text-box>
        </draw:frame>
        <draw:custom-shape draw:style-name="gr7" draw:text-style-name="P3" draw:layer="layout" svg:width="2.2cm" svg:height="1.3cm" svg:x="3.6cm" svg:y="24.2cm">
          <text:p text:style-name="P1"><text:span text:style-name="T1">d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4.7cm" svg:y1="24.2cm" svg:x2="4.7cm" svg:y2="23.5cm">
          <text:p/>
        </draw:line>
        <draw:line draw:style-name="gr2" draw:text-style-name="P1" draw:layer="layout" svg:x1="4.7cm" svg:y1="25.5cm" svg:x2="4.7cm" svg:y2="26.6cm">
          <text:p/>
        </draw:line>
        <draw:frame draw:style-name="gr10" draw:layer="layout" svg:width="1.7cm" svg:height="1.675cm" svg:x="4.7cm" svg:y="23.4cm">
          <draw:text-box>
            <text:p>1-1</text:p>
          </draw:text-box>
        </draw:frame>
        <draw:frame draw:style-name="gr10" draw:layer="layout" svg:width="1.7cm" svg:height="1.675cm" svg:x="5cm" svg:y="25.625cm">
          <draw:text-box>
            <text:p>1-n</text:p>
          </draw:text-box>
        </draw:frame>
        <draw:line draw:style-name="gr2" draw:text-style-name="P1" draw:layer="layout" svg:x1="6.1cm" svg:y1="19.397cm" svg:x2="14.8cm" svg:y2="19.397cm">
          <text:p/>
        </draw:line>
        <draw:line draw:style-name="gr13" draw:text-style-name="P1" draw:layer="layout" svg:x1="6.1cm" svg:y1="18.9cm" svg:x2="6.1cm" svg:y2="20.8cm">
          <text:p/>
        </draw:line>
        <draw:custom-shape draw:style-name="gr1" draw:text-style-name="P1" draw:layer="layout" svg:width="3.9cm" svg:height="2.4cm" svg:x="12.6cm" svg:y="16.67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6.4cm" svg:y1="17.271cm" svg:x2="12.6cm" svg:y2="17.256cm">
          <text:p/>
        </draw:line>
        <draw:frame draw:style-name="gr14" draw:text-style-name="P2" draw:layer="layout" svg:width="3.7cm" svg:height="1.199cm" svg:x="12.7cm" svg:y="16.592cm">
          <draw:text-box>
            <text:p><text:span text:style-name="T1">EpreuveEquipe</text:span></text:p>
          </draw:text-box>
        </draw:frame>
        <draw:custom-shape draw:style-name="gr1" draw:text-style-name="P1" draw:layer="layout" svg:width="3.9cm" svg:height="2.247cm" svg:x="3.9cm" svg:y="16.99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7cm" svg:y1="17.559cm" svg:x2="3.9cm" svg:y2="17.545cm">
          <text:p/>
        </draw:line>
        <draw:frame draw:style-name="gr15" draw:text-style-name="P2" draw:layer="layout" svg:width="3.7cm" svg:height="1.123cm" svg:x="4cm" svg:y="16.873cm">
          <draw:text-box>
            <text:p><text:span text:style-name="T1">EpreuveSolo</text:span></text:p>
          </draw:text-box>
        </draw:frame>
        <draw:line draw:style-name="gr2" draw:text-style-name="P1" draw:layer="layout" svg:x1="14.8cm" svg:y1="19.397cm" svg:x2="14.8cm" svg:y2="18.8cm">
          <text:p/>
        </draw:line>
        <draw:custom-shape draw:style-name="gr1" draw:text-style-name="P1" draw:layer="layout" svg:width="3.6cm" svg:height="1.021cm" svg:x="1.4cm" svg:y="10.2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4.908cm" svg:y1="10.879cm" svg:x2="1.4cm" svg:y2="10.864cm">
          <text:p/>
        </draw:line>
        <draw:frame draw:style-name="gr16" draw:text-style-name="P2" draw:layer="layout" svg:width="3.6cm" svg:height="0.9cm" svg:x="1.3cm" svg:y="10.2cm">
          <draw:text-box>
            <text:p><text:span text:style-name="T1">MatchSoloMetre</text:span></text:p>
          </draw:text-box>
        </draw:frame>
        <draw:custom-shape draw:style-name="gr1" draw:text-style-name="P1" draw:layer="layout" svg:width="3.608cm" svg:height="1.021cm" svg:x="3.878cm" svg:y="11.6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393cm" svg:y1="12.28cm" svg:x2="3.878cm" svg:y2="12.265cm">
          <text:p/>
        </draw:line>
        <draw:frame draw:style-name="gr14" draw:text-style-name="P2" draw:layer="layout" svg:width="4cm" svg:height="1.199cm" svg:x="3.8cm" svg:y="11.601cm">
          <draw:text-box>
            <text:p><text:span text:style-name="T1">MatchSoloChrono</text:span></text:p>
          </draw:text-box>
        </draw:frame>
        <draw:custom-shape draw:style-name="gr1" draw:text-style-name="P1" draw:layer="layout" svg:width="3.5cm" svg:height="1.021cm" svg:x="5.8cm" svg:y="13.0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9.21cm" svg:y1="13.678cm" svg:x2="5.8cm" svg:y2="13.663cm">
          <text:p/>
        </draw:line>
        <draw:frame draw:style-name="gr17" draw:text-style-name="P2" draw:layer="layout" svg:width="3.5cm" svg:height="1.099cm" svg:x="5.9cm" svg:y="13cm">
          <draw:text-box>
            <text:p><text:span text:style-name="T1">MatchSoloPoint</text:span></text:p>
          </draw:text-box>
        </draw:frame>
        <draw:custom-shape draw:style-name="gr1" draw:text-style-name="P1" draw:layer="layout" svg:width="4.6cm" svg:height="1.021cm" svg:x="11.9cm" svg:y="12.4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6.382cm" svg:y1="13.078cm" svg:x2="11.9cm" svg:y2="13.063cm">
          <text:p/>
        </draw:line>
        <draw:frame draw:style-name="gr14" draw:text-style-name="P2" draw:layer="layout" svg:width="4.7cm" svg:height="1.199cm" svg:x="12cm" svg:y="12.4cm">
          <draw:text-box>
            <text:p><text:span text:style-name="T1">MatchEquipeMetre</text:span></text:p>
          </draw:text-box>
        </draw:frame>
        <draw:custom-shape draw:style-name="gr1" draw:text-style-name="P1" draw:layer="layout" svg:width="4.6cm" svg:height="1.021cm" svg:x="9.9cm" svg:y="11.2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4.382cm" svg:y1="11.879cm" svg:x2="9.9cm" svg:y2="11.864cm">
          <text:p/>
        </draw:line>
        <draw:frame draw:style-name="gr14" draw:text-style-name="P2" draw:layer="layout" svg:width="5.1cm" svg:height="1.199cm" svg:x="9.8cm" svg:y="11.2cm">
          <draw:text-box>
            <text:p><text:span text:style-name="T1">MatchEquipeChrono</text:span></text:p>
          </draw:text-box>
        </draw:frame>
        <draw:custom-shape draw:style-name="gr1" draw:text-style-name="P1" draw:layer="layout" svg:width="4.6cm" svg:height="1.021cm" svg:x="15cm" svg:y="10.5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9.482cm" svg:y1="11.18cm" svg:x2="15cm" svg:y2="11.165cm">
          <text:p/>
        </draw:line>
        <draw:frame draw:style-name="gr14" draw:text-style-name="P2" draw:layer="layout" svg:width="5.1cm" svg:height="1.199cm" svg:x="14.9cm" svg:y="10.501cm">
          <draw:text-box>
            <text:p><text:span text:style-name="T1">MatchEquipePoint</text:span></text:p>
          </draw:text-box>
        </draw:frame>
        <draw:custom-shape draw:style-name="gr7" draw:text-style-name="P3" draw:layer="layout" svg:width="1.5cm" svg:height="1.4cm" svg:x="0cm" svg:y="16.2cm">
          <text:p text:style-name="P1"><text:span text:style-name="T1">O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3.9cm" svg:y1="18.5cm" svg:x2="0.8cm" svg:y2="18.5cm">
          <text:p/>
        </draw:line>
        <draw:line draw:style-name="gr2" draw:text-style-name="P1" draw:layer="layout" svg:x1="0.8cm" svg:y1="18.5cm" svg:x2="0.8cm" svg:y2="17.6cm">
          <text:p/>
        </draw:line>
        <draw:line draw:style-name="gr2" draw:text-style-name="P1" draw:layer="layout" svg:x1="0.3cm" svg:y1="15.8cm" svg:x2="0.4cm" svg:y2="4.6cm">
          <text:p/>
        </draw:line>
        <draw:line draw:style-name="gr2" draw:text-style-name="P1" draw:layer="layout" svg:x1="2cm" svg:y1="4.6cm" svg:x2="0.4cm" svg:y2="4.6cm">
          <text:p/>
        </draw:line>
        <draw:line draw:style-name="gr2" draw:text-style-name="P1" draw:layer="layout" svg:x1="2cm" svg:y1="5.5cm" svg:x2="0.7cm" svg:y2="5.5cm">
          <text:p/>
        </draw:line>
        <draw:line draw:style-name="gr2" draw:text-style-name="P1" draw:layer="layout" svg:x1="0.7cm" svg:y1="15.3cm" svg:x2="0.7cm" svg:y2="5.5cm">
          <text:p/>
        </draw:line>
        <draw:line draw:style-name="gr2" draw:text-style-name="P1" draw:layer="layout" svg:x1="2cm" svg:y1="6.3cm" svg:x2="1cm" svg:y2="6.3cm">
          <text:p/>
        </draw:line>
        <draw:line draw:style-name="gr2" draw:text-style-name="P1" draw:layer="layout" svg:x1="0.8cm" svg:y1="16.2cm" svg:x2="0.3cm" svg:y2="15.8cm">
          <text:p/>
        </draw:line>
        <draw:line draw:style-name="gr2" draw:text-style-name="P1" draw:layer="layout" svg:x1="1cm" svg:y1="6.3cm" svg:x2="1cm" svg:y2="14.5cm">
          <text:p/>
        </draw:line>
        <draw:custom-shape draw:style-name="gr7" draw:text-style-name="P3" draw:layer="layout" svg:width="1.5cm" svg:height="1.4cm" svg:x="2.4cm" svg:y="13.8cm">
          <text:p text:style-name="P1"><text:span text:style-name="T1">Bronz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1.5cm" svg:height="1.4cm" svg:x="1.4cm" svg:y="15.2cm">
          <text:p text:style-name="P1"><text:span text:style-name="T1">Argen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0.7cm" svg:y1="15.3cm" svg:x2="1.4cm" svg:y2="15.9cm">
          <text:p/>
        </draw:line>
        <draw:line draw:style-name="gr2" draw:text-style-name="P1" draw:layer="layout" svg:x1="2.1cm" svg:y1="16.6cm" svg:x2="2.1cm" svg:y2="18.1cm">
          <text:p/>
        </draw:line>
        <draw:line draw:style-name="gr2" draw:text-style-name="P1" draw:layer="layout" svg:x1="3.9cm" svg:y1="18.1cm" svg:x2="2.1cm" svg:y2="18.1cm">
          <text:p/>
        </draw:line>
        <draw:line draw:style-name="gr2" draw:text-style-name="P1" draw:layer="layout" svg:x1="1cm" svg:y1="14.5cm" svg:x2="2.4cm" svg:y2="14.5cm">
          <text:p/>
        </draw:line>
        <draw:line draw:style-name="gr2" draw:text-style-name="P1" draw:layer="layout" svg:x1="3.1cm" svg:y1="15.2cm" svg:x2="3.1cm" svg:y2="17cm">
          <text:p/>
        </draw:line>
        <draw:line draw:style-name="gr2" draw:text-style-name="P1" draw:layer="layout" svg:x1="3.9cm" svg:y1="17cm" svg:x2="3.1cm" svg:y2="17cm">
          <text:p/>
        </draw:line>
        <draw:frame draw:style-name="gr10" draw:layer="layout" svg:width="1.8cm" svg:height="1.675cm" svg:x="2.874cm" svg:y="15.919cm">
          <draw:text-box>
            <text:p>1-1</text:p>
          </draw:text-box>
        </draw:frame>
        <draw:frame draw:style-name="gr9" draw:layer="layout" svg:width="1.6cm" svg:height="0.963cm" svg:x="2.4cm" svg:y="17.3cm">
          <draw:text-box>
            <text:p>1-1</text:p>
          </draw:text-box>
        </draw:frame>
        <draw:frame draw:style-name="gr9" draw:layer="layout" svg:width="1.8cm" svg:height="0.963cm" svg:x="2cm" svg:y="18.7cm">
          <draw:text-box>
            <text:p>1-1</text:p>
          </draw:text-box>
        </draw:frame>
        <draw:frame draw:style-name="gr9" draw:layer="layout" svg:width="1.6cm" svg:height="0.963cm" svg:x="0.5cm" svg:y="3.6cm">
          <draw:text-box>
            <text:p>0-n</text:p>
          </draw:text-box>
        </draw:frame>
        <draw:frame draw:style-name="gr9" draw:layer="layout" svg:width="1.6cm" svg:height="0.963cm" svg:x="0.7cm" svg:y="4.637cm">
          <draw:text-box>
            <text:p>0-n</text:p>
          </draw:text-box>
        </draw:frame>
        <draw:frame draw:style-name="gr9" draw:layer="layout" svg:width="1.6cm" svg:height="0.963cm" svg:x="0.7cm" svg:y="5.437cm">
          <draw:text-box>
            <text:p>0-n</text:p>
          </draw:text-box>
        </draw:frame>
        <draw:line draw:style-name="gr13" draw:text-style-name="P1" draw:layer="layout" svg:x1="4.7cm" svg:y1="12.7cm" svg:x2="4.7cm" svg:y2="14.5cm">
          <text:p/>
        </draw:line>
        <draw:line draw:style-name="gr2" draw:text-style-name="P1" draw:layer="layout" svg:x1="4.7cm" svg:y1="13.5cm" svg:x2="5.8cm" svg:y2="13.5cm">
          <text:p/>
        </draw:line>
        <draw:line draw:style-name="gr2" draw:text-style-name="P1" draw:layer="layout" svg:x1="4.7cm" svg:y1="13.5cm" svg:x2="3.5cm" svg:y2="13.5cm">
          <text:p/>
        </draw:line>
        <draw:line draw:style-name="gr2" draw:text-style-name="P1" draw:layer="layout" svg:x1="3.5cm" svg:y1="11.3cm" svg:x2="3.5cm" svg:y2="13.5cm">
          <text:p/>
        </draw:line>
        <draw:custom-shape draw:style-name="gr7" draw:text-style-name="P3" draw:layer="layout" svg:width="1.5cm" svg:height="1.4cm" svg:x="18.6cm" svg:y="14.8cm">
          <text:p text:style-name="P1"><text:span text:style-name="T1">Argen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1.5cm" svg:height="1.4cm" svg:x="17.7cm" svg:y="12.2cm">
          <text:p text:style-name="P1"><text:span text:style-name="T1">O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1.5cm" svg:height="1.4cm" svg:x="19.4cm" svg:y="16.5cm">
          <text:p text:style-name="P1"><text:span text:style-name="T1">Bronz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16.5cm" svg:y1="16.806cm" svg:x2="18.3cm" svg:y2="16.5cm">
          <text:p/>
        </draw:line>
        <draw:line draw:style-name="gr2" draw:text-style-name="P1" draw:layer="layout" svg:x1="18.4cm" svg:y1="13.6cm" svg:x2="18.3cm" svg:y2="16.5cm">
          <text:p/>
        </draw:line>
        <draw:line draw:style-name="gr2" draw:text-style-name="P1" draw:layer="layout" svg:x1="16.5cm" svg:y1="17cm" svg:x2="19.3cm" svg:y2="16.9cm">
          <text:p/>
        </draw:line>
        <draw:line draw:style-name="gr2" draw:text-style-name="P1" draw:layer="layout" svg:x1="19.3cm" svg:y1="16.2cm" svg:x2="19.3cm" svg:y2="16.9cm">
          <text:p/>
        </draw:line>
        <draw:line draw:style-name="gr2" draw:text-style-name="P1" draw:layer="layout" svg:x1="16.5cm" svg:y1="18.4cm" svg:x2="20.2cm" svg:y2="18.4cm">
          <text:p/>
        </draw:line>
        <draw:line draw:style-name="gr2" draw:text-style-name="P1" draw:layer="layout" svg:x1="20.2cm" svg:y1="18.4cm" svg:x2="20.2cm" svg:y2="17.9cm">
          <text:p/>
        </draw:line>
        <draw:frame draw:style-name="gr9" draw:layer="layout" svg:width="1.8cm" svg:height="0.963cm" svg:x="16.7cm" svg:y="18.5cm">
          <draw:text-box>
            <text:p>1-1</text:p>
          </draw:text-box>
        </draw:frame>
        <draw:frame draw:style-name="gr9" draw:layer="layout" svg:width="1.8cm" svg:height="0.963cm" svg:x="16.6cm" svg:y="17.037cm">
          <draw:text-box>
            <text:p>1-1</text:p>
          </draw:text-box>
        </draw:frame>
        <draw:frame draw:style-name="gr9" draw:layer="layout" svg:width="1.8cm" svg:height="0.963cm" svg:x="16.5cm" svg:y="15.737cm">
          <draw:text-box>
            <text:p>1-1</text:p>
          </draw:text-box>
        </draw:frame>
        <draw:line draw:style-name="gr2" draw:text-style-name="P1" draw:layer="layout" svg:x1="20.2cm" svg:y1="16.5cm" svg:x2="20.2cm" svg:y2="16.1cm">
          <text:p/>
        </draw:line>
        <draw:line draw:style-name="gr2" draw:text-style-name="P1" draw:layer="layout" svg:x1="20.2cm" svg:y1="16.1cm" svg:x2="20.7cm" svg:y2="16.1cm">
          <text:p/>
        </draw:line>
        <draw:line draw:style-name="gr2" draw:text-style-name="P1" draw:layer="layout" svg:x1="20.7cm" svg:y1="16.1cm" svg:x2="20.7cm" svg:y2="4.2cm">
          <text:p/>
        </draw:line>
        <draw:line draw:style-name="gr2" draw:text-style-name="P1" draw:layer="layout" svg:x1="20.7cm" svg:y1="4.2cm" svg:x2="18.7cm" svg:y2="4.2cm">
          <text:p/>
        </draw:line>
        <draw:line draw:style-name="gr2" draw:text-style-name="P1" draw:layer="layout" svg:x1="19.4cm" svg:y1="14.8cm" svg:x2="19.4cm" svg:y2="14.3cm">
          <text:p/>
        </draw:line>
        <draw:line draw:style-name="gr2" draw:text-style-name="P1" draw:layer="layout" svg:x1="19.4cm" svg:y1="14.3cm" svg:x2="20.3cm" svg:y2="14.3cm">
          <text:p/>
        </draw:line>
        <draw:line draw:style-name="gr2" draw:text-style-name="P1" draw:layer="layout" svg:x1="20.3cm" svg:y1="14.3cm" svg:x2="20.3cm" svg:y2="4.4cm">
          <text:p/>
        </draw:line>
        <draw:line draw:style-name="gr2" draw:text-style-name="P1" draw:layer="layout" svg:x1="20.3cm" svg:y1="4.435cm" svg:x2="18.7cm" svg:y2="4.435cm">
          <text:p/>
        </draw:line>
        <draw:line draw:style-name="gr2" draw:text-style-name="P1" draw:layer="layout" svg:x1="19.2cm" svg:y1="12.9cm" svg:x2="19.8cm" svg:y2="12.9cm">
          <text:p/>
        </draw:line>
        <draw:line draw:style-name="gr2" draw:text-style-name="P1" draw:layer="layout" svg:x1="19.8cm" svg:y1="12.9cm" svg:x2="19.8cm" svg:y2="6.6cm">
          <text:p/>
        </draw:line>
        <draw:line draw:style-name="gr2" draw:text-style-name="P1" draw:layer="layout" svg:x1="19.8cm" svg:y1="6.6cm" svg:x2="18.7cm" svg:y2="6.6cm">
          <text:p/>
        </draw:line>
        <draw:frame draw:style-name="gr9" draw:layer="layout" svg:width="1.6cm" svg:height="0.963cm" svg:x="18.6cm" svg:y="5.737cm">
          <draw:text-box>
            <text:p>0-n</text:p>
          </draw:text-box>
        </draw:frame>
        <draw:frame draw:style-name="gr9" draw:layer="layout" svg:width="1.6cm" svg:height="0.963cm" svg:x="18.7cm" svg:y="4.5cm">
          <draw:text-box>
            <text:p>0-n</text:p>
          </draw:text-box>
        </draw:frame>
        <draw:frame draw:style-name="gr9" draw:layer="layout" svg:width="1.6cm" svg:height="0.963cm" svg:x="18.7cm" svg:y="3.3cm">
          <draw:text-box>
            <text:p>0-n</text:p>
          </draw:text-box>
        </draw:frame>
        <draw:line draw:style-name="gr13" draw:text-style-name="P1" draw:layer="layout" svg:x1="13.3cm" svg:y1="13.5cm" svg:x2="13.3cm" svg:y2="14.5cm">
          <text:p/>
        </draw:line>
        <draw:line draw:style-name="gr2" draw:text-style-name="P1" draw:layer="layout" svg:x1="13.3cm" svg:y1="13.8cm" svg:x2="11cm" svg:y2="13.8cm">
          <text:p/>
        </draw:line>
        <draw:line draw:style-name="gr2" draw:text-style-name="P1" draw:layer="layout" svg:x1="11cm" svg:y1="12.3cm" svg:x2="11cm" svg:y2="13.8cm">
          <text:p/>
        </draw:line>
        <draw:line draw:style-name="gr2" draw:text-style-name="P1" draw:layer="layout" svg:x1="13.3cm" svg:y1="13.8cm" svg:x2="16.8cm" svg:y2="13.8cm">
          <text:p/>
        </draw:line>
        <draw:line draw:style-name="gr2" draw:text-style-name="P1" draw:layer="layout" svg:x1="16.8cm" svg:y1="13.8cm" svg:x2="16.8cm" svg:y2="11.6cm">
          <text:p/>
        </draw:line>
        <draw:custom-shape draw:style-name="gr7" draw:text-style-name="P3" draw:layer="layout" svg:width="2.2cm" svg:height="1.3cm" svg:x="16.3cm" svg:y="7.8cm">
          <text:p text:style-name="P1"><text:span text:style-name="T1">Particip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2.2cm" svg:height="1.3cm" svg:x="13.9cm" svg:y="8.7cm">
          <text:p text:style-name="P1"><text:span text:style-name="T1">Particip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2.2cm" svg:height="1.3cm" svg:x="11.7cm" svg:y="9.5cm">
          <text:p text:style-name="P1"><text:span text:style-name="T1">Particip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2.2cm" svg:height="1.3cm" svg:x="7.6cm" svg:y="9.3cm">
          <text:p text:style-name="P1"><text:span text:style-name="T1">Particip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2.2cm" svg:height="1.3cm" svg:x="4.7cm" svg:y="8.1cm">
          <text:p text:style-name="P1"><text:span text:style-name="T1">Particip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2.2cm" svg:height="1.3cm" svg:x="2cm" svg:y="7.9cm">
          <text:p text:style-name="P1"><text:span text:style-name="T1">Particip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" draw:layer="layout" svg:width="3.9cm" svg:height="2.144cm" svg:x="11.6cm" svg:y="14.448cm">
          <text:p text:style-name="P1"/>
          <text:p text:style-name="P1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5.4cm" svg:y1="15.109cm" svg:x2="11.6cm" svg:y2="15.1cm">
          <text:p/>
        </draw:line>
        <draw:frame draw:style-name="gr5" draw:text-style-name="P2" draw:layer="layout" svg:width="3.7cm" svg:height="0.725cm" svg:x="11.7cm" svg:y="14.4cm">
          <draw:text-box>
            <text:p><text:span text:style-name="T1">MatchEquipe</text:span></text:p>
          </draw:text-box>
        </draw:frame>
        <draw:custom-shape draw:style-name="gr1" draw:text-style-name="P1" draw:layer="layout" svg:width="3.9cm" svg:height="2.252cm" svg:x="4.2cm" svg:y="14.54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8cm" svg:y1="15.209cm" svg:x2="4.2cm" svg:y2="15.2cm">
          <text:p/>
        </draw:line>
        <draw:frame draw:style-name="gr5" draw:text-style-name="P2" draw:layer="layout" svg:width="3.7cm" svg:height="0.725cm" svg:x="4.3cm" svg:y="14.5cm">
          <draw:text-box>
            <text:p><text:span text:style-name="T1">MatchSolo</text:span></text:p>
          </draw:text-box>
        </draw:frame>
        <draw:custom-shape draw:style-name="gr7" draw:text-style-name="P3" draw:layer="layout" svg:width="1.4cm" svg:height="1.4cm" svg:x="8.3cm" svg:y="14.5cm">
          <text:p text:style-name="P1"><text:span text:style-name="T1">Gagn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1.4cm" svg:height="1.4cm" svg:x="9.9cm" svg:y="14.5cm">
          <text:p text:style-name="P1"><text:span text:style-name="T1">Gagn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12.6cm" svg:y1="18.4cm" svg:x2="11.8cm" svg:y2="18.4cm">
          <text:p/>
        </draw:line>
        <draw:line draw:style-name="gr2" draw:text-style-name="P1" draw:layer="layout" svg:x1="9cm" svg:y1="18.4cm" svg:x2="7.8cm" svg:y2="18.4cm">
          <text:p/>
        </draw:line>
        <draw:line draw:style-name="gr2" draw:text-style-name="P1" draw:layer="layout" svg:x1="9cm" svg:y1="14.5cm" svg:x2="9.5cm" svg:y2="14.2cm">
          <text:p/>
        </draw:line>
        <draw:line draw:style-name="gr2" draw:text-style-name="P1" draw:layer="layout" svg:x1="9.5cm" svg:y1="14.2cm" svg:x2="9.3cm" svg:y2="10.6cm">
          <text:p/>
        </draw:line>
        <draw:line draw:style-name="gr2" draw:text-style-name="P1" draw:layer="layout" svg:x1="9.3cm" svg:y1="10.6cm" svg:x2="10.4cm" svg:y2="9.7cm">
          <text:p/>
        </draw:line>
        <draw:line draw:style-name="gr2" draw:text-style-name="P1" draw:layer="layout" svg:x1="10.4cm" svg:y1="9.7cm" svg:x2="4.8cm" svg:y2="6.7cm">
          <text:p/>
        </draw:line>
        <draw:line draw:style-name="gr2" draw:text-style-name="P1" draw:layer="layout" svg:x1="10.5cm" svg:y1="14.5cm" svg:x2="9.7cm" svg:y2="13.5cm">
          <text:p/>
        </draw:line>
        <draw:line draw:style-name="gr2" draw:text-style-name="P1" draw:layer="layout" svg:x1="9.7cm" svg:y1="13.5cm" svg:x2="9.7cm" svg:y2="10.9cm">
          <text:p/>
        </draw:line>
        <draw:line draw:style-name="gr2" draw:text-style-name="P1" draw:layer="layout" svg:x1="9.7cm" svg:y1="10.9cm" svg:x2="15.9cm" svg:y2="6.7cm">
          <text:p/>
        </draw:line>
        <draw:line draw:style-name="gr2" draw:text-style-name="P1" draw:layer="layout" svg:x1="8.3cm" svg:y1="15.2cm" svg:x2="8.1cm" svg:y2="15.2cm">
          <text:p/>
        </draw:line>
        <draw:line draw:style-name="gr2" draw:text-style-name="P1" draw:layer="layout" svg:x1="11.3cm" svg:y1="15.2cm" svg:x2="11.6cm" svg:y2="15.2cm">
          <text:p/>
        </draw:line>
        <draw:custom-shape draw:style-name="gr7" draw:text-style-name="P3" draw:layer="layout" svg:width="1.2cm" svg:height="1.1cm" svg:x="11.2cm" svg:y="16.778cm">
          <text:p text:style-name="P1"><text:span text:style-name="T1">D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11.8cm" svg:y1="18.4cm" svg:x2="11.8cm" svg:y2="17.878cm">
          <text:p/>
        </draw:line>
        <draw:line draw:style-name="gr2" draw:text-style-name="P1" draw:layer="layout" svg:x1="11.8cm" svg:y1="16.778cm" svg:x2="11.8cm" svg:y2="16.592cm">
          <text:p/>
        </draw:line>
        <draw:custom-shape draw:style-name="gr7" draw:text-style-name="P3" draw:layer="layout" svg:width="1.2cm" svg:height="1.1cm" svg:x="8.4cm" svg:y="17.1cm">
          <text:p text:style-name="P1"><text:span text:style-name="T1">D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9cm" svg:y1="17.1cm" svg:x2="9cm" svg:y2="16.3cm">
          <text:p/>
        </draw:line>
        <draw:line draw:style-name="gr2" draw:text-style-name="P1" draw:layer="layout" svg:x1="9cm" svg:y1="18.4cm" svg:x2="9cm" svg:y2="18.2cm">
          <text:p/>
        </draw:line>
        <draw:line draw:style-name="gr2" draw:text-style-name="P1" draw:layer="layout" svg:x1="9cm" svg:y1="16.3cm" svg:x2="8.1cm" svg:y2="16.3cm">
          <text:p/>
        </draw:line>
        <draw:frame draw:style-name="gr9" draw:layer="layout" svg:width="1.6cm" svg:height="0.963cm" svg:x="9cm" svg:y="17.937cm">
          <draw:text-box>
            <text:p>1-n</text:p>
          </draw:text-box>
        </draw:frame>
        <draw:frame draw:style-name="gr9" draw:layer="layout" svg:width="1.6cm" svg:height="0.963cm" svg:x="10.473cm" svg:y="17.878cm">
          <draw:text-box>
            <text:p>1-n</text:p>
          </draw:text-box>
        </draw:frame>
        <draw:frame draw:style-name="gr9" draw:layer="layout" svg:width="1.6cm" svg:height="0.963cm" svg:x="10.482cm" svg:y="16.047cm">
          <draw:text-box>
            <text:p>1-1</text:p>
          </draw:text-box>
        </draw:frame>
        <draw:frame draw:style-name="gr9" draw:layer="layout" svg:width="1.6cm" svg:height="0.963cm" svg:x="7.78cm" svg:y="16.147cm">
          <draw:text-box>
            <text:p>1-1</text:p>
          </draw:text-box>
        </draw:frame>
        <draw:frame draw:style-name="gr9" draw:layer="layout" svg:width="1.6cm" svg:height="0.963cm" svg:x="7.8cm" svg:y="14.037cm">
          <draw:text-box>
            <text:p>1-1</text:p>
          </draw:text-box>
        </draw:frame>
        <draw:frame draw:style-name="gr9" draw:layer="layout" svg:width="1.6cm" svg:height="0.963cm" svg:x="10.4cm" svg:y="13.8cm">
          <draw:text-box>
            <text:p>1-1</text:p>
          </draw:text-box>
        </draw:frame>
        <draw:frame draw:style-name="gr9" draw:layer="layout" svg:width="1.6cm" svg:height="0.963cm" svg:x="15.3cm" svg:y="6.8cm">
          <draw:text-box>
            <text:p>0-n</text:p>
          </draw:text-box>
        </draw:frame>
        <draw:frame draw:style-name="gr9" draw:layer="layout" svg:width="1.6cm" svg:height="0.963cm" svg:x="4.3cm" svg:y="6.7cm">
          <draw:text-box>
            <text:p>0-n</text:p>
          </draw:text-box>
        </draw:frame>
        <draw:ellipse draw:style-name="gr18" draw:text-style-name="P3" draw:layer="layout" svg:width="1.1cm" svg:height="0.9cm" svg:x="18.5cm" svg:y="9cm">
          <text:p text:style-name="P1"><text:span text:style-name="T1">score</text:span></text:p>
        </draw:ellipse>
        <draw:ellipse draw:style-name="gr18" draw:text-style-name="P3" draw:layer="layout" svg:width="1.1cm" svg:height="0.9cm" svg:x="6.9cm" svg:y="10.5cm">
          <text:p text:style-name="P1"><text:span text:style-name="T1">score</text:span></text:p>
        </draw:ellipse>
        <draw:ellipse draw:style-name="gr18" draw:text-style-name="P3" draw:layer="layout" svg:width="1.5cm" svg:height="0.8cm" svg:x="15.6cm" svg:y="9.7cm">
          <text:p text:style-name="P1"><text:span text:style-name="T1">distance</text:span></text:p>
        </draw:ellipse>
        <draw:ellipse draw:style-name="gr18" draw:text-style-name="P3" draw:layer="layout" svg:width="1.5cm" svg:height="0.8cm" svg:x="1.1cm" svg:y="8.9cm">
          <text:p text:style-name="P1"><text:span text:style-name="T1">distance</text:span></text:p>
        </draw:ellipse>
        <draw:ellipse draw:style-name="gr18" draw:text-style-name="P3" draw:layer="layout" svg:width="1.1cm" svg:height="0.9cm" svg:x="3.6cm" svg:y="9.2cm">
          <text:p text:style-name="P1"><text:span text:style-name="T1">temps</text:span></text:p>
        </draw:ellipse>
        <draw:ellipse draw:style-name="gr18" draw:text-style-name="P3" draw:layer="layout" svg:width="1.1cm" svg:height="0.9cm" svg:x="10.7cm" svg:y="10.2cm">
          <text:p text:style-name="P1"><text:span text:style-name="T1">temps</text:span></text:p>
        </draw:ellipse>
        <draw:line draw:style-name="gr2" draw:text-style-name="P1" draw:layer="layout" svg:x1="18.5cm" svg:y1="8.5cm" svg:x2="19.2cm" svg:y2="9cm">
          <text:p/>
        </draw:line>
        <draw:line draw:style-name="gr2" draw:text-style-name="P1" draw:layer="layout" svg:x1="16.1cm" svg:y1="9.4cm" svg:x2="16.4cm" svg:y2="9.7cm">
          <text:p/>
        </draw:line>
        <draw:line draw:style-name="gr2" draw:text-style-name="P1" draw:layer="layout" svg:x1="11.7cm" svg:y1="10.1cm" svg:x2="11.6cm" svg:y2="10.3cm">
          <text:p/>
        </draw:line>
        <draw:line draw:style-name="gr2" draw:text-style-name="P1" draw:layer="layout" svg:x1="2cm" svg:y1="8.6cm" svg:x2="1.9cm" svg:y2="8.9cm">
          <text:p/>
        </draw:line>
        <draw:line draw:style-name="gr2" draw:text-style-name="P1" draw:layer="layout" svg:x1="4.7cm" svg:y1="8.8cm" svg:x2="4.2cm" svg:y2="9.2cm">
          <text:p/>
        </draw:line>
        <draw:line draw:style-name="gr2" draw:text-style-name="P1" draw:layer="layout" svg:x1="7.7cm" svg:y1="10cm" svg:x2="7.5cm" svg:y2="10.5cm">
          <text:p/>
        </draw:line>
        <draw:line draw:style-name="gr2" draw:text-style-name="P1" draw:layer="layout" svg:x1="14.8cm" svg:y1="12.5cm" svg:x2="14.8cm" svg:y2="10.5cm">
          <text:p/>
        </draw:line>
        <draw:line draw:style-name="gr2" draw:text-style-name="P1" draw:layer="layout" svg:x1="15cm" svg:y1="10cm" svg:x2="14.8cm" svg:y2="10.5cm">
          <text:p/>
        </draw:line>
        <draw:line draw:style-name="gr2" draw:text-style-name="P1" draw:layer="layout" svg:x1="12.8cm" svg:y1="10.8cm" svg:x2="12.8cm" svg:y2="11.3cm">
          <text:p/>
        </draw:line>
        <draw:line draw:style-name="gr2" draw:text-style-name="P1" draw:layer="layout" svg:x1="17.4cm" svg:y1="9.1cm" svg:x2="17.4cm" svg:y2="10.6cm">
          <text:p/>
        </draw:line>
        <draw:frame draw:style-name="gr9" draw:layer="layout" svg:width="1.6cm" svg:height="0.963cm" svg:x="15cm" svg:y="11.7cm">
          <draw:text-box>
            <text:p>1-n</text:p>
          </draw:text-box>
        </draw:frame>
        <draw:frame draw:style-name="gr9" draw:layer="layout" svg:width="1.6cm" svg:height="0.963cm" svg:x="17.3cm" svg:y="9.7cm">
          <draw:text-box>
            <text:p>1-n</text:p>
          </draw:text-box>
        </draw:frame>
        <draw:frame draw:style-name="gr9" draw:layer="layout" svg:width="1.6cm" svg:height="0.963cm" svg:x="12.9cm" svg:y="10.5cm">
          <draw:text-box>
            <text:p>1-n</text:p>
          </draw:text-box>
        </draw:frame>
        <draw:frame draw:style-name="gr19" draw:text-style-name="P2" draw:layer="layout" svg:width="2.1cm" svg:height="1.673cm" svg:x="12.1cm" svg:y="15cm">
          <draw:text-box>
            <text:p><text:span text:style-name="T1">date</text:span></text:p>
            <text:p><text:span text:style-name="T1">tour</text:span></text:p>
            <text:p><text:span text:style-name="T2">id</text:span></text:p>
          </draw:text-box>
        </draw:frame>
        <draw:frame draw:style-name="gr19" draw:text-style-name="P2" draw:layer="layout" svg:width="2.1cm" svg:height="1.673cm" svg:x="4.7cm" svg:y="15.2cm">
          <draw:text-box>
            <text:p><text:span text:style-name="T1">date</text:span></text:p>
            <text:p><text:span text:style-name="T1">tour</text:span></text:p>
            <text:p><text:span text:style-name="T2">id</text:span></text:p>
          </draw:text-box>
        </draw:frame>
        <draw:line draw:style-name="gr2" draw:text-style-name="P1" draw:layer="layout" svg:x1="6cm" svg:y1="19.9cm" svg:x2="6.3cm" svg:y2="19.9cm">
          <text:p/>
        </draw:line>
        <draw:line draw:style-name="gr2" draw:text-style-name="P1" draw:layer="layout" svg:x1="5.6cm" svg:y1="19.9cm" svg:x2="5.9cm" svg:y2="19.9cm">
          <text:p/>
        </draw:line>
        <draw:line draw:style-name="gr2" draw:text-style-name="P1" draw:layer="layout" svg:x1="5.2cm" svg:y1="19.9cm" svg:x2="5.5cm" svg:y2="19.9cm">
          <text:p/>
        </draw:line>
        <draw:line draw:style-name="gr2" draw:text-style-name="P1" draw:layer="layout" svg:x1="6.8cm" svg:y1="19.9cm" svg:x2="7.1cm" svg:y2="19.9cm">
          <text:p/>
        </draw:line>
        <draw:line draw:style-name="gr2" draw:text-style-name="P1" draw:layer="layout" svg:x1="6.4cm" svg:y1="19.9cm" svg:x2="6.7cm" svg:y2="19.9cm">
          <text:p/>
        </draw:line>
        <draw:line draw:style-name="gr2" draw:text-style-name="P1" draw:layer="layout" svg:x1="4.5cm" svg:y1="13.8cm" svg:x2="4.8cm" svg:y2="13.8cm">
          <text:p/>
        </draw:line>
        <draw:line draw:style-name="gr2" draw:text-style-name="P1" draw:layer="layout" svg:x1="4.1cm" svg:y1="13.8cm" svg:x2="4.4cm" svg:y2="13.8cm">
          <text:p/>
        </draw:line>
        <draw:line draw:style-name="gr2" draw:text-style-name="P1" draw:layer="layout" svg:x1="3.7cm" svg:y1="13.8cm" svg:x2="4cm" svg:y2="13.8cm">
          <text:p/>
        </draw:line>
        <draw:line draw:style-name="gr2" draw:text-style-name="P1" draw:layer="layout" svg:x1="5.3cm" svg:y1="13.8cm" svg:x2="5.6cm" svg:y2="13.8cm">
          <text:p/>
        </draw:line>
        <draw:line draw:style-name="gr2" draw:text-style-name="P1" draw:layer="layout" svg:x1="4.9cm" svg:y1="13.8cm" svg:x2="5.2cm" svg:y2="13.8cm">
          <text:p/>
        </draw:line>
        <draw:line draw:style-name="gr2" draw:text-style-name="P1" draw:layer="layout" svg:x1="13.3cm" svg:y1="13.9cm" svg:x2="13.6cm" svg:y2="13.9cm">
          <text:p/>
        </draw:line>
        <draw:line draw:style-name="gr2" draw:text-style-name="P1" draw:layer="layout" svg:x1="12.9cm" svg:y1="13.9cm" svg:x2="13.2cm" svg:y2="13.9cm">
          <text:p/>
        </draw:line>
        <draw:line draw:style-name="gr2" draw:text-style-name="P1" draw:layer="layout" svg:x1="12.5cm" svg:y1="13.9cm" svg:x2="12.8cm" svg:y2="13.9cm">
          <text:p/>
        </draw:line>
        <draw:line draw:style-name="gr2" draw:text-style-name="P1" draw:layer="layout" svg:x1="14.1cm" svg:y1="13.9cm" svg:x2="14.4cm" svg:y2="13.9cm">
          <text:p/>
        </draw:line>
        <draw:line draw:style-name="gr2" draw:text-style-name="P1" draw:layer="layout" svg:x1="13.7cm" svg:y1="13.9cm" svg:x2="14cm" svg:y2="13.9cm">
          <text:p/>
        </draw:line>
        <draw:frame draw:style-name="gr20" draw:text-style-name="P5" draw:layer="layout" svg:width="1.9cm" svg:height="0.569cm" svg:x="6.5cm" svg:y="20cm">
          <draw:text-box>
            <text:p><text:span text:style-name="T5">totale</text:span></text:p>
          </draw:text-box>
        </draw:frame>
        <draw:frame draw:style-name="gr20" draw:text-style-name="P5" draw:layer="layout" svg:width="1.9cm" svg:height="0.569cm" svg:x="4.8cm" svg:y="13.831cm">
          <draw:text-box>
            <text:p><text:span text:style-name="T5">totale</text:span></text:p>
          </draw:text-box>
        </draw:frame>
        <draw:frame draw:style-name="gr20" draw:text-style-name="P5" draw:layer="layout" svg:width="1.9cm" svg:height="0.569cm" svg:x="13.7cm" svg:y="13.831cm">
          <draw:text-box>
            <text:p><text:span text:style-name="T5">totale</text:span></text:p>
          </draw:text-box>
        </draw:frame>
        <draw:line draw:style-name="gr2" draw:text-style-name="P1" draw:layer="layout" svg:x1="8.7cm" svg:y1="10.6cm" svg:x2="8.7cm" svg:y2="13cm">
          <text:p/>
        </draw:line>
        <draw:line draw:style-name="gr2" draw:text-style-name="P1" draw:layer="layout" svg:x1="8.7cm" svg:y1="9.3cm" svg:x2="5.8cm" svg:y2="7.6cm">
          <text:p/>
        </draw:line>
        <draw:line draw:style-name="gr2" draw:text-style-name="P1" draw:layer="layout" svg:x1="5.8cm" svg:y1="7.6cm" svg:x2="4.5cm" svg:y2="7.5cm">
          <text:p/>
        </draw:line>
        <draw:line draw:style-name="gr2" draw:text-style-name="P1" draw:layer="layout" svg:x1="4.5cm" svg:y1="7.5cm" svg:x2="4.4cm" svg:y2="6.9cm">
          <text:p/>
        </draw:line>
        <draw:line draw:style-name="gr2" draw:text-style-name="P1" draw:layer="layout" svg:x1="5.8cm" svg:y1="8.1cm" svg:x2="4.3cm" svg:y2="7.6cm">
          <text:p/>
        </draw:line>
        <draw:frame draw:style-name="gr9" draw:layer="layout" svg:width="1.6cm" svg:height="0.963cm" svg:x="3.2cm" svg:y="6.637cm">
          <draw:text-box>
            <text:p>0-n</text:p>
          </draw:text-box>
        </draw:frame>
        <draw:frame draw:style-name="gr9" draw:layer="layout" svg:width="1.6cm" svg:height="0.963cm" svg:x="0.9cm" svg:y="6.5cm">
          <draw:text-box>
            <text:p>0-n</text:p>
          </draw:text-box>
        </draw:frame>
        <draw:line draw:style-name="gr2" draw:text-style-name="P1" draw:layer="layout" svg:x1="3.1cm" svg:y1="7.9cm" svg:x2="2.2cm" svg:y2="7.9cm">
          <text:p/>
        </draw:line>
        <draw:line draw:style-name="gr2" draw:text-style-name="P1" draw:layer="layout" svg:x1="2.2cm" svg:y1="6.8cm" svg:x2="2.2cm" svg:y2="7.9cm">
          <text:p/>
        </draw:line>
        <draw:line draw:style-name="gr2" draw:text-style-name="P1" draw:layer="layout" svg:x1="4.3cm" svg:y1="7.6cm" svg:x2="3.3cm" svg:y2="7.3cm">
          <text:p/>
        </draw:line>
        <draw:line draw:style-name="gr2" draw:text-style-name="P1" draw:layer="layout" svg:x1="3.3cm" svg:y1="7.3cm" svg:x2="3.3cm" svg:y2="6.8cm">
          <text:p/>
        </draw:line>
        <draw:line draw:style-name="gr2" draw:text-style-name="P1" draw:layer="layout" svg:x1="3.1cm" svg:y1="9.2cm" svg:x2="3.1cm" svg:y2="10.3cm">
          <text:p/>
        </draw:line>
        <draw:line draw:style-name="gr2" draw:text-style-name="P1" draw:layer="layout" svg:x1="5.8cm" svg:y1="9.4cm" svg:x2="5.8cm" svg:y2="11.7cm">
          <text:p/>
        </draw:line>
        <draw:frame draw:style-name="gr9" draw:layer="layout" svg:width="1.6cm" svg:height="0.963cm" svg:x="7.3cm" svg:y="12.2cm">
          <draw:text-box>
            <text:p>1-n</text:p>
          </draw:text-box>
        </draw:frame>
        <draw:frame draw:style-name="gr9" draw:layer="layout" svg:width="1.6cm" svg:height="0.963cm" svg:x="5.6cm" svg:y="10.9cm">
          <draw:text-box>
            <text:p>1-n</text:p>
          </draw:text-box>
        </draw:frame>
        <draw:frame draw:style-name="gr9" draw:layer="layout" svg:width="1.6cm" svg:height="0.963cm" svg:x="1.5cm" svg:y="9.5cm">
          <draw:text-box>
            <text:p>1-n</text:p>
          </draw:text-box>
        </draw:frame>
        <draw:frame draw:style-name="gr9" draw:layer="layout" svg:width="1.6cm" svg:height="0.963cm" svg:x="17.2cm" svg:y="6.737cm">
          <draw:text-box>
            <text:p>0-n</text:p>
          </draw:text-box>
        </draw:frame>
        <draw:frame draw:style-name="gr9" draw:layer="layout" svg:width="1.6cm" svg:height="0.963cm" svg:x="18.3cm" svg:y="6.6cm">
          <draw:text-box>
            <text:p>0-n</text:p>
          </draw:text-box>
        </draw:frame>
        <draw:frame draw:style-name="gr9" draw:layer="layout" svg:width="1.6cm" svg:height="0.963cm" svg:x="2.1cm" svg:y="6.6cm">
          <draw:text-box>
            <text:p>0-n</text:p>
          </draw:text-box>
        </draw:frame>
        <draw:frame draw:style-name="gr9" draw:layer="layout" svg:width="1.6cm" svg:height="0.963cm" svg:x="16.3cm" svg:y="7cm">
          <draw:text-box>
            <text:p>0-n</text:p>
          </draw:text-box>
        </draw:frame>
        <draw:line draw:style-name="gr2" draw:text-style-name="P1" draw:layer="layout" svg:x1="17.4cm" svg:y1="7.8cm" svg:x2="18.6cm" svg:y2="7.7cm">
          <text:p/>
        </draw:line>
        <draw:line draw:style-name="gr2" draw:text-style-name="P1" draw:layer="layout" svg:x1="18.4cm" svg:y1="6.8cm" svg:x2="18.6cm" svg:y2="7.7cm">
          <text:p/>
        </draw:line>
        <draw:line draw:style-name="gr2" draw:text-style-name="P1" draw:layer="layout" svg:x1="15cm" svg:y1="8.7cm" svg:x2="17.6cm" svg:y2="7.6cm">
          <text:p/>
        </draw:line>
        <draw:line draw:style-name="gr2" draw:text-style-name="P1" draw:layer="layout" svg:x1="17.6cm" svg:y1="7.6cm" svg:x2="17.3cm" svg:y2="7.2cm">
          <text:p/>
        </draw:line>
        <draw:line draw:style-name="gr2" draw:text-style-name="P1" draw:layer="layout" svg:x1="17.3cm" svg:y1="7.2cm" svg:x2="17.3cm" svg:y2="6.8cm">
          <text:p/>
        </draw:line>
        <draw:line draw:style-name="gr2" draw:text-style-name="P1" draw:layer="layout" svg:x1="12.8cm" svg:y1="9.5cm" svg:x2="16.5cm" svg:y2="7.7cm">
          <text:p/>
        </draw:line>
        <draw:line draw:style-name="gr2" draw:text-style-name="P1" draw:layer="layout" svg:x1="16.5cm" svg:y1="7.7cm" svg:x2="16.5cm" svg:y2="6.8cm">
          <text:p/>
        </draw:line>
        <draw:frame draw:style-name="gr21" draw:text-style-name="P2" draw:layer="layout" svg:width="3.6cm" svg:height="3.569cm" svg:x="0.1cm" svg:y="22.8cm">
          <draw:text-box>
            <text:p><text:span text:style-name="T1">Contraintes uniques : </text:span></text:p>
            <text:p><text:span text:style-name="T1">- nom sport</text:span></text:p>
            <text:p><text:span text:style-name="T1">- nom + sexe + sport épreuve</text:span></text:p>
            <text:p><text:span text:style-name="T1">- nom pays</text:span></text:p>
            <text:p><text:span text:style-name="T1"/></text:p>
          </draw:text-box>
        </draw:frame>
        <draw:frame draw:style-name="gr22" draw:layer="layout" svg:width="7.012cm" svg:height="2.328cm" svg:x="0.555cm" svg:y="0.847cm">
          <draw:text-box>
            <text:p>Modélisation E/R :</text:p>
          </draw:text-box>
        </draw:frame>
      </draw:page>
      <draw:page draw:name="page2" draw:style-name="dp1" draw:master-page-name="Standard">
        <draw:custom-shape draw:style-name="gr1" draw:text-style-name="P1" draw:layer="layout" svg:width="2.749cm" svg:height="2.7cm" svg:x="15.9cm" svg:y="4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8.7cm" svg:y1="4.685cm" svg:x2="15.9cm" svg:y2="4.685cm">
          <text:p/>
        </draw:line>
        <draw:frame draw:style-name="gr5" draw:text-style-name="P2" draw:layer="layout" svg:width="2.8cm" svg:height="0.725cm" svg:x="15.8cm" svg:y="4.1cm">
          <draw:text-box>
            <text:p><text:span text:style-name="T1">Equipe</text:span></text:p>
          </draw:text-box>
        </draw:frame>
        <draw:frame draw:style-name="gr6" draw:text-style-name="P2" draw:layer="layout" svg:width="2.8cm" svg:height="1.2cm" svg:x="15.9cm" svg:y="5cm">
          <draw:text-box>
            <text:p><text:span text:style-name="T2">id</text:span></text:p>
          </draw:text-box>
        </draw:frame>
        <draw:custom-shape draw:style-name="gr7" draw:text-style-name="P3" draw:layer="layout" svg:width="2.6cm" svg:height="2cm" svg:x="8.2cm" svg:y="4.7cm">
          <text:p text:style-name="P1"><text:span text:style-name="T1">represen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2.749cm" svg:height="2.7cm" svg:x="9cm" svg:y="0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1.8cm" svg:y1="0.985cm" svg:x2="9cm" svg:y2="0.985cm">
          <text:p/>
        </draw:line>
        <draw:frame draw:style-name="gr5" draw:text-style-name="P2" draw:layer="layout" svg:width="2.8cm" svg:height="0.725cm" svg:x="8.9cm" svg:y="0.4cm">
          <draw:text-box>
            <text:p><text:span text:style-name="T1">Pays</text:span></text:p>
          </draw:text-box>
        </draw:frame>
        <draw:frame draw:style-name="gr6" draw:text-style-name="P2" draw:layer="layout" svg:width="2.8cm" svg:height="1.2cm" svg:x="9cm" svg:y="1.3cm">
          <draw:text-box>
            <text:p><text:span text:style-name="T1">nom</text:span></text:p>
            <text:p><text:span text:style-name="T2">id</text:span></text:p>
          </draw:text-box>
        </draw:frame>
        <draw:line draw:style-name="gr2" draw:text-style-name="P1" draw:layer="layout" svg:x1="10.4cm" svg:y1="3.1cm" svg:x2="9.5cm" svg:y2="4.7cm">
          <text:p/>
        </draw:line>
        <draw:line draw:style-name="gr2" draw:text-style-name="P1" draw:layer="layout" svg:x1="8.3cm" svg:y1="5.7cm" svg:x2="4.8cm" svg:y2="5.7cm">
          <text:p/>
        </draw:line>
        <draw:custom-shape draw:style-name="gr7" draw:text-style-name="P3" draw:layer="layout" svg:width="3.2cm" svg:height="2.059cm" svg:x="9.4cm" svg:y="7.741cm">
          <text:p text:style-name="P1"><text:span text:style-name="T1">Membr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" draw:text-style-name="P6" draw:layer="layout" svg:width="2.5cm" svg:height="0.963cm" svg:x="5cm" svg:y="4.7cm">
          <draw:text-box>
            <text:p><text:span text:style-name="T6">1-1</text:span></text:p>
          </draw:text-box>
        </draw:frame>
        <draw:frame draw:style-name="gr9" draw:text-style-name="P6" draw:layer="layout" svg:width="2cm" svg:height="0.963cm" svg:x="7.8cm" svg:y="3.237cm">
          <draw:text-box>
            <text:p><text:span text:style-name="T6">0-n</text:span></text:p>
          </draw:text-box>
        </draw:frame>
        <draw:custom-shape draw:style-name="gr7" draw:text-style-name="P3" draw:layer="layout" svg:width="2.6cm" svg:height="2cm" svg:x="11.3cm" svg:y="4.6cm">
          <text:p text:style-name="P1"><text:span text:style-name="T1">represen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" draw:text-style-name="P6" draw:layer="layout" svg:width="2cm" svg:height="0.963cm" svg:x="11.8cm" svg:y="3.2cm">
          <draw:text-box>
            <text:p><text:span text:style-name="T6">0-n</text:span></text:p>
          </draw:text-box>
        </draw:frame>
        <draw:frame draw:style-name="gr10" draw:text-style-name="P6" draw:layer="layout" svg:width="1.7cm" svg:height="1.675cm" svg:x="14.3cm" svg:y="4.7cm">
          <draw:text-box>
            <text:p><text:span text:style-name="T6">1-1</text:span></text:p>
          </draw:text-box>
        </draw:frame>
        <draw:line draw:style-name="gr2" draw:text-style-name="P1" draw:layer="layout" svg:x1="13.8cm" svg:y1="5.6cm" svg:x2="15.9cm" svg:y2="5.6cm">
          <text:p/>
        </draw:line>
        <draw:line draw:style-name="gr2" draw:text-style-name="P1" draw:layer="layout" svg:x1="12.6cm" svg:y1="4.6cm" svg:x2="11.2cm" svg:y2="3.1cm">
          <text:p/>
        </draw:line>
        <draw:line draw:style-name="gr2" draw:text-style-name="P1" draw:layer="layout" svg:x1="12.6cm" svg:y1="8.8cm" svg:x2="15.9cm" svg:y2="6.2cm">
          <text:p/>
        </draw:line>
        <draw:line draw:style-name="gr2" draw:text-style-name="P1" draw:layer="layout" svg:x1="9.4cm" svg:y1="8.8cm" svg:x2="4.8cm" svg:y2="6.4cm">
          <text:p/>
        </draw:line>
        <draw:frame draw:style-name="gr10" draw:text-style-name="P6" draw:layer="layout" svg:width="1.7cm" svg:height="1.675cm" svg:x="13.7cm" svg:y="6.125cm">
          <draw:text-box>
            <text:p><text:span text:style-name="T6">2-n</text:span></text:p>
          </draw:text-box>
        </draw:frame>
        <draw:frame draw:style-name="gr10" draw:text-style-name="P6" draw:layer="layout" svg:width="1.7cm" svg:height="1.675cm" svg:x="5.7cm" svg:y="6.2cm">
          <draw:text-box>
            <text:p><text:span text:style-name="T6">0-n</text:span></text:p>
          </draw:text-box>
        </draw:frame>
        <draw:custom-shape draw:style-name="gr1" draw:text-style-name="P1" draw:layer="layout" svg:width="2.749cm" svg:height="1.9cm" svg:x="3.4cm" svg:y="26.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6.2cm" svg:y1="27.185cm" svg:x2="3.4cm" svg:y2="27.185cm">
          <text:p/>
        </draw:line>
        <draw:frame draw:style-name="gr5" draw:text-style-name="P2" draw:layer="layout" svg:width="2.8cm" svg:height="0.725cm" svg:x="3.3cm" svg:y="26.6cm">
          <draw:text-box>
            <text:p><text:span text:style-name="T1">Sport</text:span></text:p>
          </draw:text-box>
        </draw:frame>
        <draw:frame draw:style-name="gr11" draw:text-style-name="P2" draw:layer="layout" svg:width="2.8cm" svg:height="1.4cm" svg:x="3.4cm" svg:y="27.3cm">
          <draw:text-box>
            <text:p><text:span text:style-name="T1">nom</text:span></text:p>
            <text:p><text:span text:style-name="T2">id</text:span></text:p>
          </draw:text-box>
        </draw:frame>
        <draw:custom-shape draw:style-name="gr1" draw:text-style-name="P1" draw:layer="layout" svg:width="2.749cm" svg:height="2.7cm" svg:x="3.4cm" svg:y="20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6.2cm" svg:y1="21.385cm" svg:x2="3.4cm" svg:y2="21.385cm">
          <text:p/>
        </draw:line>
        <draw:frame draw:style-name="gr5" draw:text-style-name="P2" draw:layer="layout" svg:width="2.8cm" svg:height="0.725cm" svg:x="3.3cm" svg:y="20.8cm">
          <draw:text-box>
            <text:p><text:span text:style-name="T1">Epreuve</text:span></text:p>
          </draw:text-box>
        </draw:frame>
        <draw:frame draw:style-name="gr12" draw:text-style-name="P2" draw:layer="layout" svg:width="2.3cm" svg:height="2.147cm" svg:x="3.4cm" svg:y="21.453cm">
          <draw:text-box>
            <text:p><text:span text:style-name="T1">nom</text:span></text:p>
            <text:p><text:span text:style-name="T1">sexe</text:span></text:p>
            <text:p><text:span text:style-name="T2">id</text:span></text:p>
            <text:p><text:span text:style-name="T3"/></text:p>
          </draw:text-box>
        </draw:frame>
        <draw:custom-shape draw:style-name="gr7" draw:text-style-name="P3" draw:layer="layout" svg:width="2.2cm" svg:height="1.3cm" svg:x="3.6cm" svg:y="24.2cm">
          <text:p text:style-name="P1"><text:span text:style-name="T1">d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4.7cm" svg:y1="24.2cm" svg:x2="4.7cm" svg:y2="23.5cm">
          <text:p/>
        </draw:line>
        <draw:line draw:style-name="gr2" draw:text-style-name="P1" draw:layer="layout" svg:x1="4.7cm" svg:y1="25.5cm" svg:x2="4.7cm" svg:y2="26.6cm">
          <text:p/>
        </draw:line>
        <draw:frame draw:style-name="gr10" draw:text-style-name="P6" draw:layer="layout" svg:width="1.7cm" svg:height="1.675cm" svg:x="4.7cm" svg:y="23.4cm">
          <draw:text-box>
            <text:p><text:span text:style-name="T6">1-1</text:span></text:p>
          </draw:text-box>
        </draw:frame>
        <draw:frame draw:style-name="gr10" draw:text-style-name="P6" draw:layer="layout" svg:width="1.7cm" svg:height="1.675cm" svg:x="5cm" svg:y="25.625cm">
          <draw:text-box>
            <text:p><text:span text:style-name="T6">1-n</text:span></text:p>
          </draw:text-box>
        </draw:frame>
        <draw:line draw:style-name="gr2" draw:text-style-name="P1" draw:layer="layout" svg:x1="6.1cm" svg:y1="19.2cm" svg:x2="14.8cm" svg:y2="19.2cm">
          <text:p/>
        </draw:line>
        <draw:line draw:style-name="gr13" draw:text-style-name="P1" draw:layer="layout" svg:x1="6.1cm" svg:y1="18.9cm" svg:x2="6.1cm" svg:y2="20.8cm">
          <text:p/>
        </draw:line>
        <draw:custom-shape draw:style-name="gr1" draw:text-style-name="P1" draw:layer="layout" svg:width="3.9cm" svg:height="2.228cm" svg:x="12.6cm" svg:y="16.5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6.4cm" svg:y1="17.108cm" svg:x2="12.6cm" svg:y2="17.094cm">
          <text:p/>
        </draw:line>
        <draw:frame draw:style-name="gr23" draw:text-style-name="P2" draw:layer="layout" svg:width="3.7cm" svg:height="1.113cm" svg:x="12.7cm" svg:y="16.478cm">
          <draw:text-box>
            <text:p><text:span text:style-name="T1">EpreuveEquipe</text:span></text:p>
          </draw:text-box>
        </draw:frame>
        <draw:custom-shape draw:style-name="gr1" draw:text-style-name="P1" draw:layer="layout" svg:width="3.9cm" svg:height="1.962cm" svg:x="3.9cm" svg:y="16.93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7cm" svg:y1="17.428cm" svg:x2="3.9cm" svg:y2="17.416cm">
          <text:p/>
        </draw:line>
        <draw:frame draw:style-name="gr24" draw:text-style-name="P2" draw:layer="layout" svg:width="3.7cm" svg:height="0.98cm" svg:x="4cm" svg:y="16.873cm">
          <draw:text-box>
            <text:p><text:span text:style-name="T1">EpreuveSolo</text:span></text:p>
          </draw:text-box>
        </draw:frame>
        <draw:line draw:style-name="gr2" draw:text-style-name="P1" draw:layer="layout" svg:x1="14.8cm" svg:y1="19.2cm" svg:x2="14.8cm" svg:y2="18.8cm">
          <text:p/>
        </draw:line>
        <draw:custom-shape draw:style-name="gr1" draw:text-style-name="P1" draw:layer="layout" svg:width="3.6cm" svg:height="1.021cm" svg:x="1.4cm" svg:y="10.2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4.908cm" svg:y1="10.879cm" svg:x2="1.4cm" svg:y2="10.864cm">
          <text:p/>
        </draw:line>
        <draw:frame draw:style-name="gr16" draw:text-style-name="P2" draw:layer="layout" svg:width="3.6cm" svg:height="0.9cm" svg:x="1.3cm" svg:y="10.2cm">
          <draw:text-box>
            <text:p><text:span text:style-name="T1">MatchSoloMetre</text:span></text:p>
          </draw:text-box>
        </draw:frame>
        <draw:custom-shape draw:style-name="gr1" draw:text-style-name="P1" draw:layer="layout" svg:width="3.608cm" svg:height="1.021cm" svg:x="3.878cm" svg:y="11.6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393cm" svg:y1="12.28cm" svg:x2="3.878cm" svg:y2="12.265cm">
          <text:p/>
        </draw:line>
        <draw:frame draw:style-name="gr14" draw:text-style-name="P2" draw:layer="layout" svg:width="4cm" svg:height="1.199cm" svg:x="3.8cm" svg:y="11.601cm">
          <draw:text-box>
            <text:p><text:span text:style-name="T1">MatchSoloChrono</text:span></text:p>
          </draw:text-box>
        </draw:frame>
        <draw:custom-shape draw:style-name="gr1" draw:text-style-name="P1" draw:layer="layout" svg:width="3.5cm" svg:height="1.021cm" svg:x="5.8cm" svg:y="13.0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9.21cm" svg:y1="13.678cm" svg:x2="5.8cm" svg:y2="13.663cm">
          <text:p/>
        </draw:line>
        <draw:frame draw:style-name="gr17" draw:text-style-name="P2" draw:layer="layout" svg:width="3.5cm" svg:height="1.099cm" svg:x="5.9cm" svg:y="13cm">
          <draw:text-box>
            <text:p><text:span text:style-name="T1">MatchSoloPoint</text:span></text:p>
          </draw:text-box>
        </draw:frame>
        <draw:custom-shape draw:style-name="gr1" draw:text-style-name="P1" draw:layer="layout" svg:width="4.6cm" svg:height="1.021cm" svg:x="11.9cm" svg:y="12.4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6.382cm" svg:y1="13.078cm" svg:x2="11.9cm" svg:y2="13.063cm">
          <text:p/>
        </draw:line>
        <draw:frame draw:style-name="gr14" draw:text-style-name="P2" draw:layer="layout" svg:width="4.7cm" svg:height="1.199cm" svg:x="12cm" svg:y="12.4cm">
          <draw:text-box>
            <text:p><text:span text:style-name="T1">MatchEquipeMetre</text:span></text:p>
          </draw:text-box>
        </draw:frame>
        <draw:custom-shape draw:style-name="gr1" draw:text-style-name="P1" draw:layer="layout" svg:width="4.6cm" svg:height="1.021cm" svg:x="9.9cm" svg:y="11.2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4.382cm" svg:y1="11.879cm" svg:x2="9.9cm" svg:y2="11.864cm">
          <text:p/>
        </draw:line>
        <draw:frame draw:style-name="gr14" draw:text-style-name="P2" draw:layer="layout" svg:width="5.1cm" svg:height="1.199cm" svg:x="9.8cm" svg:y="11.2cm">
          <draw:text-box>
            <text:p><text:span text:style-name="T1">MatchEquipeChrono</text:span></text:p>
          </draw:text-box>
        </draw:frame>
        <draw:custom-shape draw:style-name="gr1" draw:text-style-name="P1" draw:layer="layout" svg:width="4.6cm" svg:height="1.021cm" svg:x="15cm" svg:y="10.5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9.482cm" svg:y1="11.18cm" svg:x2="15cm" svg:y2="11.165cm">
          <text:p/>
        </draw:line>
        <draw:frame draw:style-name="gr14" draw:text-style-name="P2" draw:layer="layout" svg:width="5.1cm" svg:height="1.199cm" svg:x="14.9cm" svg:y="10.501cm">
          <draw:text-box>
            <text:p><text:span text:style-name="T1">MatchEquipePoint</text:span></text:p>
          </draw:text-box>
        </draw:frame>
        <draw:custom-shape draw:style-name="gr7" draw:text-style-name="P3" draw:layer="layout" svg:width="1.5cm" svg:height="1.4cm" svg:x="0cm" svg:y="16.2cm">
          <text:p text:style-name="P1"><text:span text:style-name="T1">O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3.9cm" svg:y1="18.5cm" svg:x2="0.8cm" svg:y2="18.5cm">
          <text:p/>
        </draw:line>
        <draw:line draw:style-name="gr2" draw:text-style-name="P1" draw:layer="layout" svg:x1="0.8cm" svg:y1="18.5cm" svg:x2="0.8cm" svg:y2="17.6cm">
          <text:p/>
        </draw:line>
        <draw:line draw:style-name="gr2" draw:text-style-name="P1" draw:layer="layout" svg:x1="0.3cm" svg:y1="15.8cm" svg:x2="0.4cm" svg:y2="4.6cm">
          <text:p/>
        </draw:line>
        <draw:line draw:style-name="gr2" draw:text-style-name="P1" draw:layer="layout" svg:x1="2cm" svg:y1="4.6cm" svg:x2="0.4cm" svg:y2="4.6cm">
          <text:p/>
        </draw:line>
        <draw:line draw:style-name="gr2" draw:text-style-name="P1" draw:layer="layout" svg:x1="2cm" svg:y1="5.5cm" svg:x2="0.7cm" svg:y2="5.5cm">
          <text:p/>
        </draw:line>
        <draw:line draw:style-name="gr2" draw:text-style-name="P1" draw:layer="layout" svg:x1="0.7cm" svg:y1="15.3cm" svg:x2="0.7cm" svg:y2="5.5cm">
          <text:p/>
        </draw:line>
        <draw:line draw:style-name="gr2" draw:text-style-name="P1" draw:layer="layout" svg:x1="2cm" svg:y1="6.3cm" svg:x2="1cm" svg:y2="6.3cm">
          <text:p/>
        </draw:line>
        <draw:line draw:style-name="gr2" draw:text-style-name="P1" draw:layer="layout" svg:x1="0.8cm" svg:y1="16.2cm" svg:x2="0.3cm" svg:y2="15.8cm">
          <text:p/>
        </draw:line>
        <draw:line draw:style-name="gr2" draw:text-style-name="P1" draw:layer="layout" svg:x1="1cm" svg:y1="6.3cm" svg:x2="1cm" svg:y2="14.5cm">
          <text:p/>
        </draw:line>
        <draw:custom-shape draw:style-name="gr7" draw:text-style-name="P3" draw:layer="layout" svg:width="1.5cm" svg:height="1.4cm" svg:x="2.4cm" svg:y="13.8cm">
          <text:p text:style-name="P1"><text:span text:style-name="T1">Bronz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1.5cm" svg:height="1.4cm" svg:x="1.4cm" svg:y="15.2cm">
          <text:p text:style-name="P1"><text:span text:style-name="T1">Argen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0.7cm" svg:y1="15.3cm" svg:x2="1.4cm" svg:y2="15.9cm">
          <text:p/>
        </draw:line>
        <draw:line draw:style-name="gr2" draw:text-style-name="P1" draw:layer="layout" svg:x1="2.1cm" svg:y1="16.6cm" svg:x2="2.1cm" svg:y2="18.1cm">
          <text:p/>
        </draw:line>
        <draw:line draw:style-name="gr2" draw:text-style-name="P1" draw:layer="layout" svg:x1="3.9cm" svg:y1="18.1cm" svg:x2="2.1cm" svg:y2="18.1cm">
          <text:p/>
        </draw:line>
        <draw:line draw:style-name="gr2" draw:text-style-name="P1" draw:layer="layout" svg:x1="1cm" svg:y1="14.5cm" svg:x2="2.4cm" svg:y2="14.5cm">
          <text:p/>
        </draw:line>
        <draw:line draw:style-name="gr2" draw:text-style-name="P1" draw:layer="layout" svg:x1="3.1cm" svg:y1="15.2cm" svg:x2="3.1cm" svg:y2="17cm">
          <text:p/>
        </draw:line>
        <draw:line draw:style-name="gr2" draw:text-style-name="P1" draw:layer="layout" svg:x1="3.9cm" svg:y1="17cm" svg:x2="3.1cm" svg:y2="17cm">
          <text:p/>
        </draw:line>
        <draw:frame draw:style-name="gr10" draw:text-style-name="P6" draw:layer="layout" svg:width="1.8cm" svg:height="1.675cm" svg:x="3cm" svg:y="15.725cm">
          <draw:text-box>
            <text:p><text:span text:style-name="T6">1-1</text:span></text:p>
          </draw:text-box>
        </draw:frame>
        <draw:frame draw:style-name="gr9" draw:text-style-name="P6" draw:layer="layout" svg:width="1.6cm" svg:height="0.963cm" svg:x="2.4cm" svg:y="17.3cm">
          <draw:text-box>
            <text:p><text:span text:style-name="T6">1-1</text:span></text:p>
          </draw:text-box>
        </draw:frame>
        <draw:frame draw:style-name="gr9" draw:text-style-name="P6" draw:layer="layout" svg:width="1.8cm" svg:height="0.963cm" svg:x="2cm" svg:y="18.7cm">
          <draw:text-box>
            <text:p><text:span text:style-name="T6">1-1</text:span></text:p>
          </draw:text-box>
        </draw:frame>
        <draw:frame draw:style-name="gr9" draw:text-style-name="P6" draw:layer="layout" svg:width="1.6cm" svg:height="0.963cm" svg:x="0.5cm" svg:y="3.6cm">
          <draw:text-box>
            <text:p><text:span text:style-name="T6">0-n</text:span></text:p>
          </draw:text-box>
        </draw:frame>
        <draw:frame draw:style-name="gr9" draw:text-style-name="P6" draw:layer="layout" svg:width="1.6cm" svg:height="0.963cm" svg:x="0.7cm" svg:y="4.637cm">
          <draw:text-box>
            <text:p><text:span text:style-name="T6">0-n</text:span></text:p>
          </draw:text-box>
        </draw:frame>
        <draw:frame draw:style-name="gr9" draw:text-style-name="P6" draw:layer="layout" svg:width="1.6cm" svg:height="0.963cm" svg:x="0.7cm" svg:y="5.437cm">
          <draw:text-box>
            <text:p><text:span text:style-name="T6">0-n</text:span></text:p>
          </draw:text-box>
        </draw:frame>
        <draw:line draw:style-name="gr13" draw:text-style-name="P1" draw:layer="layout" svg:x1="4.7cm" svg:y1="12.7cm" svg:x2="4.7cm" svg:y2="14.5cm">
          <text:p/>
        </draw:line>
        <draw:line draw:style-name="gr2" draw:text-style-name="P1" draw:layer="layout" svg:x1="4.7cm" svg:y1="13.5cm" svg:x2="5.8cm" svg:y2="13.5cm">
          <text:p/>
        </draw:line>
        <draw:line draw:style-name="gr2" draw:text-style-name="P1" draw:layer="layout" svg:x1="4.7cm" svg:y1="13.5cm" svg:x2="3.5cm" svg:y2="13.5cm">
          <text:p/>
        </draw:line>
        <draw:line draw:style-name="gr2" draw:text-style-name="P1" draw:layer="layout" svg:x1="3.5cm" svg:y1="11.3cm" svg:x2="3.5cm" svg:y2="13.5cm">
          <text:p/>
        </draw:line>
        <draw:custom-shape draw:style-name="gr7" draw:text-style-name="P3" draw:layer="layout" svg:width="1.5cm" svg:height="1.4cm" svg:x="18.6cm" svg:y="14.8cm">
          <text:p text:style-name="P1"><text:span text:style-name="T1">Argen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1.5cm" svg:height="1.4cm" svg:x="17.7cm" svg:y="12.2cm">
          <text:p text:style-name="P1"><text:span text:style-name="T1">O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1.5cm" svg:height="1.4cm" svg:x="19.4cm" svg:y="16.5cm">
          <text:p text:style-name="P1"><text:span text:style-name="T1">Bronz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16.5cm" svg:y1="16.7cm" svg:x2="18.3cm" svg:y2="16.5cm">
          <text:p/>
        </draw:line>
        <draw:line draw:style-name="gr2" draw:text-style-name="P1" draw:layer="layout" svg:x1="18.4cm" svg:y1="13.6cm" svg:x2="18.3cm" svg:y2="16.5cm">
          <text:p/>
        </draw:line>
        <draw:line draw:style-name="gr2" draw:text-style-name="P1" draw:layer="layout" svg:x1="16.5cm" svg:y1="17cm" svg:x2="19.3cm" svg:y2="16.9cm">
          <text:p/>
        </draw:line>
        <draw:line draw:style-name="gr2" draw:text-style-name="P1" draw:layer="layout" svg:x1="19.3cm" svg:y1="16.2cm" svg:x2="19.3cm" svg:y2="16.9cm">
          <text:p/>
        </draw:line>
        <draw:line draw:style-name="gr2" draw:text-style-name="P1" draw:layer="layout" svg:x1="16.5cm" svg:y1="18.4cm" svg:x2="20.2cm" svg:y2="18.4cm">
          <text:p/>
        </draw:line>
        <draw:line draw:style-name="gr2" draw:text-style-name="P1" draw:layer="layout" svg:x1="20.2cm" svg:y1="18.4cm" svg:x2="20.2cm" svg:y2="17.9cm">
          <text:p/>
        </draw:line>
        <draw:frame draw:style-name="gr9" draw:text-style-name="P6" draw:layer="layout" svg:width="1.8cm" svg:height="0.963cm" svg:x="16.7cm" svg:y="18.5cm">
          <draw:text-box>
            <text:p><text:span text:style-name="T6">1-1</text:span></text:p>
          </draw:text-box>
        </draw:frame>
        <draw:frame draw:style-name="gr9" draw:text-style-name="P6" draw:layer="layout" svg:width="1.8cm" svg:height="0.963cm" svg:x="16.6cm" svg:y="17.037cm">
          <draw:text-box>
            <text:p><text:span text:style-name="T6">1-1</text:span></text:p>
          </draw:text-box>
        </draw:frame>
        <draw:frame draw:style-name="gr9" draw:text-style-name="P6" draw:layer="layout" svg:width="1.8cm" svg:height="0.963cm" svg:x="16.5cm" svg:y="15.737cm">
          <draw:text-box>
            <text:p><text:span text:style-name="T6">1-1</text:span></text:p>
          </draw:text-box>
        </draw:frame>
        <draw:line draw:style-name="gr2" draw:text-style-name="P1" draw:layer="layout" svg:x1="20.2cm" svg:y1="16.5cm" svg:x2="20.2cm" svg:y2="16.1cm">
          <text:p/>
        </draw:line>
        <draw:line draw:style-name="gr2" draw:text-style-name="P1" draw:layer="layout" svg:x1="20.2cm" svg:y1="16.1cm" svg:x2="20.7cm" svg:y2="16.1cm">
          <text:p/>
        </draw:line>
        <draw:line draw:style-name="gr2" draw:text-style-name="P1" draw:layer="layout" svg:x1="20.7cm" svg:y1="16.1cm" svg:x2="20.7cm" svg:y2="4.2cm">
          <text:p/>
        </draw:line>
        <draw:line draw:style-name="gr2" draw:text-style-name="P1" draw:layer="layout" svg:x1="20.7cm" svg:y1="4.2cm" svg:x2="18.7cm" svg:y2="4.2cm">
          <text:p/>
        </draw:line>
        <draw:line draw:style-name="gr2" draw:text-style-name="P1" draw:layer="layout" svg:x1="19.4cm" svg:y1="14.8cm" svg:x2="19.4cm" svg:y2="14.3cm">
          <text:p/>
        </draw:line>
        <draw:line draw:style-name="gr2" draw:text-style-name="P1" draw:layer="layout" svg:x1="19.4cm" svg:y1="14.3cm" svg:x2="20.3cm" svg:y2="14.3cm">
          <text:p/>
        </draw:line>
        <draw:line draw:style-name="gr2" draw:text-style-name="P1" draw:layer="layout" svg:x1="20.3cm" svg:y1="14.3cm" svg:x2="20.3cm" svg:y2="4.4cm">
          <text:p/>
        </draw:line>
        <draw:line draw:style-name="gr2" draw:text-style-name="P1" draw:layer="layout" svg:x1="20.3cm" svg:y1="4.435cm" svg:x2="18.7cm" svg:y2="4.435cm">
          <text:p/>
        </draw:line>
        <draw:line draw:style-name="gr2" draw:text-style-name="P1" draw:layer="layout" svg:x1="19.2cm" svg:y1="12.9cm" svg:x2="19.8cm" svg:y2="12.9cm">
          <text:p/>
        </draw:line>
        <draw:line draw:style-name="gr2" draw:text-style-name="P1" draw:layer="layout" svg:x1="19.8cm" svg:y1="12.9cm" svg:x2="19.8cm" svg:y2="6.6cm">
          <text:p/>
        </draw:line>
        <draw:line draw:style-name="gr2" draw:text-style-name="P1" draw:layer="layout" svg:x1="19.8cm" svg:y1="6.6cm" svg:x2="18.7cm" svg:y2="6.6cm">
          <text:p/>
        </draw:line>
        <draw:frame draw:style-name="gr9" draw:text-style-name="P6" draw:layer="layout" svg:width="1.6cm" svg:height="0.963cm" svg:x="18.6cm" svg:y="5.737cm">
          <draw:text-box>
            <text:p><text:span text:style-name="T6">0-n</text:span></text:p>
          </draw:text-box>
        </draw:frame>
        <draw:frame draw:style-name="gr9" draw:text-style-name="P6" draw:layer="layout" svg:width="1.6cm" svg:height="0.963cm" svg:x="18.7cm" svg:y="4.5cm">
          <draw:text-box>
            <text:p><text:span text:style-name="T6">0-n</text:span></text:p>
          </draw:text-box>
        </draw:frame>
        <draw:frame draw:style-name="gr9" draw:text-style-name="P6" draw:layer="layout" svg:width="1.6cm" svg:height="0.963cm" svg:x="18.7cm" svg:y="3.3cm">
          <draw:text-box>
            <text:p><text:span text:style-name="T6">0-n</text:span></text:p>
          </draw:text-box>
        </draw:frame>
        <draw:line draw:style-name="gr13" draw:text-style-name="P1" draw:layer="layout" svg:x1="13.3cm" svg:y1="13.5cm" svg:x2="13.3cm" svg:y2="14.5cm">
          <text:p/>
        </draw:line>
        <draw:line draw:style-name="gr2" draw:text-style-name="P1" draw:layer="layout" svg:x1="13.3cm" svg:y1="13.8cm" svg:x2="11cm" svg:y2="13.8cm">
          <text:p/>
        </draw:line>
        <draw:line draw:style-name="gr2" draw:text-style-name="P1" draw:layer="layout" svg:x1="11cm" svg:y1="12.3cm" svg:x2="11cm" svg:y2="13.8cm">
          <text:p/>
        </draw:line>
        <draw:line draw:style-name="gr2" draw:text-style-name="P1" draw:layer="layout" svg:x1="13.3cm" svg:y1="13.8cm" svg:x2="16.8cm" svg:y2="13.8cm">
          <text:p/>
        </draw:line>
        <draw:line draw:style-name="gr2" draw:text-style-name="P1" draw:layer="layout" svg:x1="16.8cm" svg:y1="13.8cm" svg:x2="16.8cm" svg:y2="11.6cm">
          <text:p/>
        </draw:line>
        <draw:custom-shape draw:style-name="gr7" draw:text-style-name="P3" draw:layer="layout" svg:width="2.2cm" svg:height="1.3cm" svg:x="16.3cm" svg:y="7.8cm">
          <text:p text:style-name="P1"><text:span text:style-name="T1">Particip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2.2cm" svg:height="1.3cm" svg:x="13.9cm" svg:y="8.7cm">
          <text:p text:style-name="P1"><text:span text:style-name="T1">Particip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2.2cm" svg:height="1.3cm" svg:x="11.7cm" svg:y="9.5cm">
          <text:p text:style-name="P1"><text:span text:style-name="T1">Particip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2.2cm" svg:height="1.3cm" svg:x="7.6cm" svg:y="9.3cm">
          <text:p text:style-name="P1"><text:span text:style-name="T1">Particip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2.2cm" svg:height="1.3cm" svg:x="4.7cm" svg:y="8.1cm">
          <text:p text:style-name="P1"><text:span text:style-name="T1">Particip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2.2cm" svg:height="1.3cm" svg:x="2cm" svg:y="7.9cm">
          <text:p text:style-name="P1"><text:span text:style-name="T1">Particip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3.9cm" svg:height="2.103cm" svg:x="11.6cm" svg:y="14.44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5.4cm" svg:y1="15.109cm" svg:x2="11.6cm" svg:y2="15.1cm">
          <text:p/>
        </draw:line>
        <draw:frame draw:style-name="gr5" draw:text-style-name="P2" draw:layer="layout" svg:width="3.7cm" svg:height="0.725cm" svg:x="11.7cm" svg:y="14.4cm">
          <draw:text-box>
            <text:p><text:span text:style-name="T1">MatchEquipe</text:span></text:p>
          </draw:text-box>
        </draw:frame>
        <draw:custom-shape draw:style-name="gr1" draw:text-style-name="P1" draw:layer="layout" svg:width="3.9cm" svg:height="2.325cm" svg:x="4.2cm" svg:y="14.54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8cm" svg:y1="15.209cm" svg:x2="4.2cm" svg:y2="15.2cm">
          <text:p/>
        </draw:line>
        <draw:frame draw:style-name="gr5" draw:text-style-name="P2" draw:layer="layout" svg:width="3.7cm" svg:height="0.725cm" svg:x="4.3cm" svg:y="14.5cm">
          <draw:text-box>
            <text:p><text:span text:style-name="T1">MatchSolo</text:span></text:p>
          </draw:text-box>
        </draw:frame>
        <draw:custom-shape draw:style-name="gr7" draw:text-style-name="P3" draw:layer="layout" svg:width="1.4cm" svg:height="1.4cm" svg:x="8.3cm" svg:y="14.5cm">
          <text:p text:style-name="P1"><text:span text:style-name="T1">Gagn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1.4cm" svg:height="1.4cm" svg:x="9.9cm" svg:y="14.5cm">
          <text:p text:style-name="P1"><text:span text:style-name="T1">Gagn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12.6cm" svg:y1="18.4cm" svg:x2="11.8cm" svg:y2="18.4cm">
          <text:p/>
        </draw:line>
        <draw:line draw:style-name="gr2" draw:text-style-name="P1" draw:layer="layout" svg:x1="9cm" svg:y1="18.4cm" svg:x2="7.8cm" svg:y2="18.4cm">
          <text:p/>
        </draw:line>
        <draw:line draw:style-name="gr2" draw:text-style-name="P1" draw:layer="layout" svg:x1="9cm" svg:y1="14.5cm" svg:x2="9.5cm" svg:y2="14.2cm">
          <text:p/>
        </draw:line>
        <draw:line draw:style-name="gr2" draw:text-style-name="P1" draw:layer="layout" svg:x1="9.5cm" svg:y1="14.2cm" svg:x2="9.3cm" svg:y2="10.6cm">
          <text:p/>
        </draw:line>
        <draw:line draw:style-name="gr2" draw:text-style-name="P1" draw:layer="layout" svg:x1="9.3cm" svg:y1="10.6cm" svg:x2="10.4cm" svg:y2="9.7cm">
          <text:p/>
        </draw:line>
        <draw:line draw:style-name="gr2" draw:text-style-name="P1" draw:layer="layout" svg:x1="10.4cm" svg:y1="9.7cm" svg:x2="4.8cm" svg:y2="6.7cm">
          <text:p/>
        </draw:line>
        <draw:line draw:style-name="gr2" draw:text-style-name="P1" draw:layer="layout" svg:x1="10.5cm" svg:y1="14.5cm" svg:x2="9.7cm" svg:y2="13.5cm">
          <text:p/>
        </draw:line>
        <draw:line draw:style-name="gr2" draw:text-style-name="P1" draw:layer="layout" svg:x1="9.7cm" svg:y1="13.5cm" svg:x2="9.7cm" svg:y2="10.9cm">
          <text:p/>
        </draw:line>
        <draw:line draw:style-name="gr2" draw:text-style-name="P1" draw:layer="layout" svg:x1="9.7cm" svg:y1="10.9cm" svg:x2="15.9cm" svg:y2="6.7cm">
          <text:p/>
        </draw:line>
        <draw:line draw:style-name="gr2" draw:text-style-name="P1" draw:layer="layout" svg:x1="8.3cm" svg:y1="15.2cm" svg:x2="8.1cm" svg:y2="15.2cm">
          <text:p/>
        </draw:line>
        <draw:line draw:style-name="gr2" draw:text-style-name="P1" draw:layer="layout" svg:x1="11.3cm" svg:y1="15.2cm" svg:x2="11.6cm" svg:y2="15.2cm">
          <text:p/>
        </draw:line>
        <draw:custom-shape draw:style-name="gr7" draw:text-style-name="P3" draw:layer="layout" svg:width="1.2cm" svg:height="1.1cm" svg:x="11.2cm" svg:y="16.778cm">
          <text:p text:style-name="P1"><text:span text:style-name="T1">D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11.8cm" svg:y1="18.4cm" svg:x2="11.8cm" svg:y2="17.878cm">
          <text:p/>
        </draw:line>
        <draw:line draw:style-name="gr2" draw:text-style-name="P1" draw:layer="layout" svg:x1="11.782cm" svg:y1="16.76cm" svg:x2="11.782cm" svg:y2="16.551cm">
          <text:p/>
        </draw:line>
        <draw:custom-shape draw:style-name="gr7" draw:text-style-name="P3" draw:layer="layout" svg:width="1.2cm" svg:height="1.1cm" svg:x="8.4cm" svg:y="17.1cm">
          <text:p text:style-name="P1"><text:span text:style-name="T1">D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9cm" svg:y1="17.1cm" svg:x2="9cm" svg:y2="16.3cm">
          <text:p/>
        </draw:line>
        <draw:line draw:style-name="gr2" draw:text-style-name="P1" draw:layer="layout" svg:x1="9cm" svg:y1="18.4cm" svg:x2="9cm" svg:y2="18.2cm">
          <text:p/>
        </draw:line>
        <draw:line draw:style-name="gr2" draw:text-style-name="P1" draw:layer="layout" svg:x1="9cm" svg:y1="16.3cm" svg:x2="8.1cm" svg:y2="16.3cm">
          <text:p/>
        </draw:line>
        <draw:frame draw:style-name="gr9" draw:text-style-name="P6" draw:layer="layout" svg:width="1.6cm" svg:height="0.963cm" svg:x="9cm" svg:y="17.937cm">
          <draw:text-box>
            <text:p><text:span text:style-name="T6">1-n</text:span></text:p>
          </draw:text-box>
        </draw:frame>
        <draw:frame draw:style-name="gr9" draw:text-style-name="P6" draw:layer="layout" svg:width="1.6cm" svg:height="0.963cm" svg:x="10.473cm" svg:y="17.878cm">
          <draw:text-box>
            <text:p><text:span text:style-name="T6">1-n</text:span></text:p>
          </draw:text-box>
        </draw:frame>
        <draw:frame draw:style-name="gr9" draw:text-style-name="P6" draw:layer="layout" svg:width="1.6cm" svg:height="0.963cm" svg:x="10.5cm" svg:y="15.937cm">
          <draw:text-box>
            <text:p><text:span text:style-name="T6">1-1</text:span></text:p>
          </draw:text-box>
        </draw:frame>
        <draw:frame draw:style-name="gr9" draw:text-style-name="P6" draw:layer="layout" svg:width="1.6cm" svg:height="0.963cm" svg:x="7.8cm" svg:y="16.2cm">
          <draw:text-box>
            <text:p><text:span text:style-name="T6">1-1</text:span></text:p>
          </draw:text-box>
        </draw:frame>
        <draw:frame draw:style-name="gr9" draw:text-style-name="P6" draw:layer="layout" svg:width="1.6cm" svg:height="0.963cm" svg:x="7.8cm" svg:y="14.037cm">
          <draw:text-box>
            <text:p><text:span text:style-name="T6">1-1</text:span></text:p>
          </draw:text-box>
        </draw:frame>
        <draw:frame draw:style-name="gr9" draw:text-style-name="P6" draw:layer="layout" svg:width="1.6cm" svg:height="0.963cm" svg:x="10.4cm" svg:y="13.8cm">
          <draw:text-box>
            <text:p><text:span text:style-name="T6">1-1</text:span></text:p>
          </draw:text-box>
        </draw:frame>
        <draw:frame draw:style-name="gr9" draw:text-style-name="P6" draw:layer="layout" svg:width="1.6cm" svg:height="0.963cm" svg:x="15.3cm" svg:y="6.8cm">
          <draw:text-box>
            <text:p><text:span text:style-name="T6">0-n</text:span></text:p>
          </draw:text-box>
        </draw:frame>
        <draw:frame draw:style-name="gr9" draw:text-style-name="P6" draw:layer="layout" svg:width="1.6cm" svg:height="0.963cm" svg:x="4.3cm" svg:y="6.7cm">
          <draw:text-box>
            <text:p><text:span text:style-name="T6">0-n</text:span></text:p>
          </draw:text-box>
        </draw:frame>
        <draw:ellipse draw:style-name="gr18" draw:text-style-name="P3" draw:layer="layout" svg:width="1.1cm" svg:height="0.9cm" svg:x="18.5cm" svg:y="9cm">
          <text:p text:style-name="P1"><text:span text:style-name="T1">score</text:span></text:p>
        </draw:ellipse>
        <draw:ellipse draw:style-name="gr18" draw:text-style-name="P3" draw:layer="layout" svg:width="1.1cm" svg:height="0.9cm" svg:x="6.9cm" svg:y="10.5cm">
          <text:p text:style-name="P1"><text:span text:style-name="T1">score</text:span></text:p>
        </draw:ellipse>
        <draw:ellipse draw:style-name="gr18" draw:text-style-name="P3" draw:layer="layout" svg:width="1.5cm" svg:height="0.8cm" svg:x="15.6cm" svg:y="9.7cm">
          <text:p text:style-name="P1"><text:span text:style-name="T1">distance</text:span></text:p>
        </draw:ellipse>
        <draw:ellipse draw:style-name="gr18" draw:text-style-name="P3" draw:layer="layout" svg:width="1.5cm" svg:height="0.8cm" svg:x="1.1cm" svg:y="8.9cm">
          <text:p text:style-name="P1"><text:span text:style-name="T1">distance</text:span></text:p>
        </draw:ellipse>
        <draw:ellipse draw:style-name="gr18" draw:text-style-name="P3" draw:layer="layout" svg:width="1.1cm" svg:height="0.9cm" svg:x="3.6cm" svg:y="9.2cm">
          <text:p text:style-name="P1"><text:span text:style-name="T1">temps</text:span></text:p>
        </draw:ellipse>
        <draw:ellipse draw:style-name="gr18" draw:text-style-name="P3" draw:layer="layout" svg:width="1.1cm" svg:height="0.9cm" svg:x="10.7cm" svg:y="10.2cm">
          <text:p text:style-name="P1"><text:span text:style-name="T1">temps</text:span></text:p>
        </draw:ellipse>
        <draw:line draw:style-name="gr2" draw:text-style-name="P1" draw:layer="layout" svg:x1="18.5cm" svg:y1="8.5cm" svg:x2="19.2cm" svg:y2="9cm">
          <text:p/>
        </draw:line>
        <draw:line draw:style-name="gr2" draw:text-style-name="P1" draw:layer="layout" svg:x1="16.1cm" svg:y1="9.4cm" svg:x2="16.4cm" svg:y2="9.7cm">
          <text:p/>
        </draw:line>
        <draw:line draw:style-name="gr2" draw:text-style-name="P1" draw:layer="layout" svg:x1="11.7cm" svg:y1="10.1cm" svg:x2="11.6cm" svg:y2="10.3cm">
          <text:p/>
        </draw:line>
        <draw:line draw:style-name="gr2" draw:text-style-name="P1" draw:layer="layout" svg:x1="2cm" svg:y1="8.6cm" svg:x2="1.9cm" svg:y2="8.9cm">
          <text:p/>
        </draw:line>
        <draw:line draw:style-name="gr2" draw:text-style-name="P1" draw:layer="layout" svg:x1="4.7cm" svg:y1="8.8cm" svg:x2="4.2cm" svg:y2="9.2cm">
          <text:p/>
        </draw:line>
        <draw:line draw:style-name="gr2" draw:text-style-name="P1" draw:layer="layout" svg:x1="7.7cm" svg:y1="10cm" svg:x2="7.5cm" svg:y2="10.5cm">
          <text:p/>
        </draw:line>
        <draw:line draw:style-name="gr2" draw:text-style-name="P1" draw:layer="layout" svg:x1="14.8cm" svg:y1="12.5cm" svg:x2="14.8cm" svg:y2="10.5cm">
          <text:p/>
        </draw:line>
        <draw:line draw:style-name="gr2" draw:text-style-name="P1" draw:layer="layout" svg:x1="15cm" svg:y1="10cm" svg:x2="14.8cm" svg:y2="10.5cm">
          <text:p/>
        </draw:line>
        <draw:line draw:style-name="gr2" draw:text-style-name="P1" draw:layer="layout" svg:x1="12.8cm" svg:y1="10.8cm" svg:x2="12.8cm" svg:y2="11.3cm">
          <text:p/>
        </draw:line>
        <draw:line draw:style-name="gr2" draw:text-style-name="P1" draw:layer="layout" svg:x1="17.4cm" svg:y1="9.1cm" svg:x2="17.4cm" svg:y2="10.6cm">
          <text:p/>
        </draw:line>
        <draw:frame draw:style-name="gr9" draw:text-style-name="P6" draw:layer="layout" svg:width="1.6cm" svg:height="0.963cm" svg:x="15cm" svg:y="11.7cm">
          <draw:text-box>
            <text:p><text:span text:style-name="T6">1-n</text:span></text:p>
          </draw:text-box>
        </draw:frame>
        <draw:frame draw:style-name="gr9" draw:text-style-name="P6" draw:layer="layout" svg:width="1.6cm" svg:height="0.963cm" svg:x="17.3cm" svg:y="9.7cm">
          <draw:text-box>
            <text:p><text:span text:style-name="T6">1-n</text:span></text:p>
          </draw:text-box>
        </draw:frame>
        <draw:frame draw:style-name="gr9" draw:text-style-name="P6" draw:layer="layout" svg:width="1.6cm" svg:height="0.963cm" svg:x="12.9cm" svg:y="10.5cm">
          <draw:text-box>
            <text:p><text:span text:style-name="T6">1-n</text:span></text:p>
          </draw:text-box>
        </draw:frame>
        <draw:frame draw:style-name="gr12" draw:text-style-name="P2" draw:layer="layout" svg:width="2.1cm" svg:height="2.147cm" svg:x="12.1cm" svg:y="15cm">
          <draw:text-box>
            <text:p><text:span text:style-name="T1">Date</text:span></text:p>
            <text:p><text:span text:style-name="T1">tour</text:span></text:p>
            <text:p><text:span text:style-name="T2">id</text:span></text:p>
            <text:p><text:span text:style-name="T3"/></text:p>
          </draw:text-box>
        </draw:frame>
        <draw:frame draw:style-name="gr19" draw:text-style-name="P2" draw:layer="layout" svg:width="2.1cm" svg:height="1.673cm" svg:x="4.7cm" svg:y="15.2cm">
          <draw:text-box>
            <text:p><text:span text:style-name="T1">date</text:span></text:p>
            <text:p><text:span text:style-name="T1">tour</text:span></text:p>
            <text:p><text:span text:style-name="T2">id</text:span></text:p>
          </draw:text-box>
        </draw:frame>
        <draw:line draw:style-name="gr2" draw:text-style-name="P1" draw:layer="layout" svg:x1="6cm" svg:y1="19.9cm" svg:x2="6.3cm" svg:y2="19.9cm">
          <text:p/>
        </draw:line>
        <draw:line draw:style-name="gr2" draw:text-style-name="P1" draw:layer="layout" svg:x1="5.6cm" svg:y1="19.9cm" svg:x2="5.9cm" svg:y2="19.9cm">
          <text:p/>
        </draw:line>
        <draw:line draw:style-name="gr2" draw:text-style-name="P1" draw:layer="layout" svg:x1="5.2cm" svg:y1="19.9cm" svg:x2="5.5cm" svg:y2="19.9cm">
          <text:p/>
        </draw:line>
        <draw:line draw:style-name="gr2" draw:text-style-name="P1" draw:layer="layout" svg:x1="6.8cm" svg:y1="19.9cm" svg:x2="7.1cm" svg:y2="19.9cm">
          <text:p/>
        </draw:line>
        <draw:line draw:style-name="gr2" draw:text-style-name="P1" draw:layer="layout" svg:x1="6.4cm" svg:y1="19.9cm" svg:x2="6.7cm" svg:y2="19.9cm">
          <text:p/>
        </draw:line>
        <draw:line draw:style-name="gr2" draw:text-style-name="P1" draw:layer="layout" svg:x1="4.5cm" svg:y1="13.8cm" svg:x2="4.8cm" svg:y2="13.8cm">
          <text:p/>
        </draw:line>
        <draw:line draw:style-name="gr2" draw:text-style-name="P1" draw:layer="layout" svg:x1="4.1cm" svg:y1="13.8cm" svg:x2="4.4cm" svg:y2="13.8cm">
          <text:p/>
        </draw:line>
        <draw:line draw:style-name="gr2" draw:text-style-name="P1" draw:layer="layout" svg:x1="3.7cm" svg:y1="13.8cm" svg:x2="4cm" svg:y2="13.8cm">
          <text:p/>
        </draw:line>
        <draw:line draw:style-name="gr2" draw:text-style-name="P1" draw:layer="layout" svg:x1="5.3cm" svg:y1="13.8cm" svg:x2="5.6cm" svg:y2="13.8cm">
          <text:p/>
        </draw:line>
        <draw:line draw:style-name="gr2" draw:text-style-name="P1" draw:layer="layout" svg:x1="4.9cm" svg:y1="13.8cm" svg:x2="5.2cm" svg:y2="13.8cm">
          <text:p/>
        </draw:line>
        <draw:line draw:style-name="gr2" draw:text-style-name="P1" draw:layer="layout" svg:x1="13.3cm" svg:y1="13.9cm" svg:x2="13.6cm" svg:y2="13.9cm">
          <text:p/>
        </draw:line>
        <draw:line draw:style-name="gr2" draw:text-style-name="P1" draw:layer="layout" svg:x1="12.9cm" svg:y1="13.9cm" svg:x2="13.2cm" svg:y2="13.9cm">
          <text:p/>
        </draw:line>
        <draw:line draw:style-name="gr2" draw:text-style-name="P1" draw:layer="layout" svg:x1="12.5cm" svg:y1="13.9cm" svg:x2="12.8cm" svg:y2="13.9cm">
          <text:p/>
        </draw:line>
        <draw:line draw:style-name="gr2" draw:text-style-name="P1" draw:layer="layout" svg:x1="14.1cm" svg:y1="13.9cm" svg:x2="14.4cm" svg:y2="13.9cm">
          <text:p/>
        </draw:line>
        <draw:line draw:style-name="gr2" draw:text-style-name="P1" draw:layer="layout" svg:x1="13.7cm" svg:y1="13.9cm" svg:x2="14cm" svg:y2="13.9cm">
          <text:p/>
        </draw:line>
        <draw:frame draw:style-name="gr20" draw:text-style-name="P5" draw:layer="layout" svg:width="1.9cm" svg:height="0.569cm" svg:x="6.5cm" svg:y="20cm">
          <draw:text-box>
            <text:p><text:span text:style-name="T5">totale</text:span></text:p>
          </draw:text-box>
        </draw:frame>
        <draw:frame draw:style-name="gr20" draw:text-style-name="P5" draw:layer="layout" svg:width="1.9cm" svg:height="0.569cm" svg:x="4.8cm" svg:y="13.831cm">
          <draw:text-box>
            <text:p><text:span text:style-name="T5">totale</text:span></text:p>
          </draw:text-box>
        </draw:frame>
        <draw:frame draw:style-name="gr20" draw:text-style-name="P5" draw:layer="layout" svg:width="1.9cm" svg:height="0.569cm" svg:x="13.7cm" svg:y="13.831cm">
          <draw:text-box>
            <text:p><text:span text:style-name="T5">totale</text:span></text:p>
          </draw:text-box>
        </draw:frame>
        <draw:line draw:style-name="gr2" draw:text-style-name="P1" draw:layer="layout" svg:x1="8.7cm" svg:y1="10.6cm" svg:x2="8.7cm" svg:y2="13cm">
          <text:p/>
        </draw:line>
        <draw:line draw:style-name="gr2" draw:text-style-name="P1" draw:layer="layout" svg:x1="8.7cm" svg:y1="9.3cm" svg:x2="5.8cm" svg:y2="7.6cm">
          <text:p/>
        </draw:line>
        <draw:line draw:style-name="gr2" draw:text-style-name="P1" draw:layer="layout" svg:x1="5.8cm" svg:y1="7.6cm" svg:x2="4.5cm" svg:y2="7.5cm">
          <text:p/>
        </draw:line>
        <draw:line draw:style-name="gr2" draw:text-style-name="P1" draw:layer="layout" svg:x1="4.5cm" svg:y1="7.5cm" svg:x2="4.4cm" svg:y2="6.9cm">
          <text:p/>
        </draw:line>
        <draw:line draw:style-name="gr2" draw:text-style-name="P1" draw:layer="layout" svg:x1="5.8cm" svg:y1="8.1cm" svg:x2="4.3cm" svg:y2="7.6cm">
          <text:p/>
        </draw:line>
        <draw:frame draw:style-name="gr9" draw:text-style-name="P6" draw:layer="layout" svg:width="1.6cm" svg:height="0.963cm" svg:x="3.2cm" svg:y="6.637cm">
          <draw:text-box>
            <text:p><text:span text:style-name="T6">0-n</text:span></text:p>
          </draw:text-box>
        </draw:frame>
        <draw:frame draw:style-name="gr9" draw:text-style-name="P6" draw:layer="layout" svg:width="1.6cm" svg:height="0.963cm" svg:x="0.9cm" svg:y="6.5cm">
          <draw:text-box>
            <text:p><text:span text:style-name="T6">0-n</text:span></text:p>
          </draw:text-box>
        </draw:frame>
        <draw:line draw:style-name="gr2" draw:text-style-name="P1" draw:layer="layout" svg:x1="3.1cm" svg:y1="7.9cm" svg:x2="2.2cm" svg:y2="7.9cm">
          <text:p/>
        </draw:line>
        <draw:line draw:style-name="gr2" draw:text-style-name="P1" draw:layer="layout" svg:x1="2.2cm" svg:y1="6.8cm" svg:x2="2.2cm" svg:y2="7.9cm">
          <text:p/>
        </draw:line>
        <draw:line draw:style-name="gr2" draw:text-style-name="P1" draw:layer="layout" svg:x1="4.3cm" svg:y1="7.6cm" svg:x2="3.3cm" svg:y2="7.3cm">
          <text:p/>
        </draw:line>
        <draw:line draw:style-name="gr2" draw:text-style-name="P1" draw:layer="layout" svg:x1="3.3cm" svg:y1="7.3cm" svg:x2="3.3cm" svg:y2="6.8cm">
          <text:p/>
        </draw:line>
        <draw:line draw:style-name="gr2" draw:text-style-name="P1" draw:layer="layout" svg:x1="3.1cm" svg:y1="9.2cm" svg:x2="3.1cm" svg:y2="10.3cm">
          <text:p/>
        </draw:line>
        <draw:line draw:style-name="gr2" draw:text-style-name="P1" draw:layer="layout" svg:x1="5.8cm" svg:y1="9.4cm" svg:x2="5.8cm" svg:y2="11.7cm">
          <text:p/>
        </draw:line>
        <draw:frame draw:style-name="gr9" draw:text-style-name="P6" draw:layer="layout" svg:width="1.6cm" svg:height="0.963cm" svg:x="7.3cm" svg:y="12.2cm">
          <draw:text-box>
            <text:p><text:span text:style-name="T6">1-n</text:span></text:p>
          </draw:text-box>
        </draw:frame>
        <draw:frame draw:style-name="gr9" draw:text-style-name="P6" draw:layer="layout" svg:width="1.6cm" svg:height="0.963cm" svg:x="5.6cm" svg:y="10.9cm">
          <draw:text-box>
            <text:p><text:span text:style-name="T6">1-n</text:span></text:p>
          </draw:text-box>
        </draw:frame>
        <draw:frame draw:style-name="gr9" draw:text-style-name="P6" draw:layer="layout" svg:width="1.6cm" svg:height="0.963cm" svg:x="1.5cm" svg:y="9.5cm">
          <draw:text-box>
            <text:p><text:span text:style-name="T6">1-n</text:span></text:p>
          </draw:text-box>
        </draw:frame>
        <draw:frame draw:style-name="gr9" draw:text-style-name="P6" draw:layer="layout" svg:width="1.6cm" svg:height="0.963cm" svg:x="17.2cm" svg:y="6.737cm">
          <draw:text-box>
            <text:p><text:span text:style-name="T6">0-n</text:span></text:p>
          </draw:text-box>
        </draw:frame>
        <draw:frame draw:style-name="gr9" draw:text-style-name="P6" draw:layer="layout" svg:width="1.6cm" svg:height="0.963cm" svg:x="18.3cm" svg:y="6.6cm">
          <draw:text-box>
            <text:p><text:span text:style-name="T6">0-n</text:span></text:p>
          </draw:text-box>
        </draw:frame>
        <draw:frame draw:style-name="gr9" draw:text-style-name="P6" draw:layer="layout" svg:width="1.6cm" svg:height="0.963cm" svg:x="2.1cm" svg:y="6.6cm">
          <draw:text-box>
            <text:p><text:span text:style-name="T6">0-n</text:span></text:p>
          </draw:text-box>
        </draw:frame>
        <draw:frame draw:style-name="gr9" draw:text-style-name="P6" draw:layer="layout" svg:width="1.6cm" svg:height="0.963cm" svg:x="16.3cm" svg:y="7cm">
          <draw:text-box>
            <text:p><text:span text:style-name="T6">0-n</text:span></text:p>
          </draw:text-box>
        </draw:frame>
        <draw:line draw:style-name="gr2" draw:text-style-name="P1" draw:layer="layout" svg:x1="17.4cm" svg:y1="7.8cm" svg:x2="18.6cm" svg:y2="7.7cm">
          <text:p/>
        </draw:line>
        <draw:line draw:style-name="gr2" draw:text-style-name="P1" draw:layer="layout" svg:x1="18.4cm" svg:y1="6.8cm" svg:x2="18.6cm" svg:y2="7.7cm">
          <text:p/>
        </draw:line>
        <draw:line draw:style-name="gr2" draw:text-style-name="P1" draw:layer="layout" svg:x1="15cm" svg:y1="8.7cm" svg:x2="17.6cm" svg:y2="7.6cm">
          <text:p/>
        </draw:line>
        <draw:line draw:style-name="gr2" draw:text-style-name="P1" draw:layer="layout" svg:x1="17.6cm" svg:y1="7.6cm" svg:x2="17.3cm" svg:y2="7.2cm">
          <text:p/>
        </draw:line>
        <draw:line draw:style-name="gr2" draw:text-style-name="P1" draw:layer="layout" svg:x1="17.3cm" svg:y1="7.2cm" svg:x2="17.3cm" svg:y2="6.8cm">
          <text:p/>
        </draw:line>
        <draw:line draw:style-name="gr2" draw:text-style-name="P1" draw:layer="layout" svg:x1="12.8cm" svg:y1="9.5cm" svg:x2="16.5cm" svg:y2="7.7cm">
          <text:p/>
        </draw:line>
        <draw:line draw:style-name="gr2" draw:text-style-name="P1" draw:layer="layout" svg:x1="16.5cm" svg:y1="7.7cm" svg:x2="16.5cm" svg:y2="6.8cm">
          <text:p/>
        </draw:line>
        <draw:line draw:style-name="gr2" draw:text-style-name="P1" draw:layer="layout" svg:x1="2.7cm" svg:y1="21cm" svg:x2="7cm" svg:y2="22.7cm">
          <text:p/>
        </draw:line>
        <draw:line draw:style-name="gr2" draw:text-style-name="P1" draw:layer="layout" svg:x1="6.8cm" svg:y1="21.6cm" svg:x2="2.9cm" svg:y2="22.4cm">
          <text:p/>
        </draw:line>
        <draw:frame draw:style-name="gr8" draw:text-style-name="P4" draw:layer="layout" svg:width="12.1cm" svg:height="10.919cm" svg:x="8.1cm" svg:y="19.301cm">
          <draw:text-box>
            <text:list text:style-name="L1">
              <text:list-item>
                <text:p><text:span text:style-name="T4">Athlètes d'une équipe doivent tous représenté le même pays que l'équipe</text:span></text:p>
              </text:list-item>
              <text:list-item>
                <text:p><text:span text:style-name="T4">L'age des athlètes doit être au moins 16 ans</text:span></text:p>
              </text:list-item>
              <text:list-item>
                <text:p><text:span text:style-name="T4">Limite sur les participants en fonction des épreuves (ex: en boxe, il existe des catégories de poids) </text:span></text:p>
              </text:list-item>
              <text:list-item>
                <text:p><text:span text:style-name="T4">La médaille d'or, d'argent et de bronze doivent être remportées par des personnes différentes</text:span></text:p>
              </text:list-item>
              <text:list-item>
                <text:p><text:span text:style-name="T4">Limite de joueur par équipe pour chaque sport</text:span></text:p>
              </text:list-item>
              <text:list-item>
                <text:p><text:span text:style-name="T4">Nombre d'équipes ou d'athlète par match peut être limité </text:span></text:p>
              </text:list-item>
              <text:list-item>
                <text:p><text:span text:style-name="T4">Conditions de victoire de la médaille d'or/argent/bronze pour chaque épreuve</text:span></text:p>
              </text:list-item>
              <text:list-item>
                <text:p><text:span text:style-name="T4">Le vainqueur d'un match doit y participé</text:span></text:p>
              </text:list-item>
              <text:list-item>
                <text:p><text:span text:style-name="T4">Conditions de victoire d'un match par épreuve</text:span></text:p>
              </text:list-item>
              <text:list-item>
                <text:p><text:span text:style-name="T4">Tous les matchs d'une épreuve sont avec point/distance/score</text:span></text:p>
              </text:list-item>
              <text:list-item>
                <text:p><text:span text:style-name="T4">Seul des femmes peuvent participé à des épreuves féminines et inversement</text:span></text:p>
              </text:list-item>
            </text:list>
          </draw:text-box>
        </draw:frame>
        <draw:custom-shape draw:style-name="gr25" draw:text-style-name="P1" draw:layer="layout" svg:width="3cm" svg:height="1.6cm" svg:x="1.5cm" svg:y="12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draw:layer="layout" svg:width="3.126cm" svg:height="0.725cm" svg:x="1.474cm" svg:y="12.821cm">
          <draw:text-box>
            <text:p><text:span text:style-name="T1">associations</text:span></text:p>
          </draw:text-box>
        </draw:frame>
        <draw:custom-shape draw:style-name="gr26" draw:text-style-name="P1" draw:layer="layout" svg:width="3.3cm" svg:height="1.5cm" svg:x="14.4cm" svg:y="13.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draw:layer="layout" svg:width="3.126cm" svg:height="0.725cm" svg:x="14.674cm" svg:y="13.475cm">
          <draw:text-box>
            <text:p><text:span text:style-name="T1">associations</text:span></text:p>
          </draw:text-box>
        </draw:frame>
        <draw:frame draw:style-name="gr27" draw:layer="layout" svg:width="8.123cm" svg:height="2.387cm" svg:x="0.555cm" svg:y="0.847cm">
          <draw:text-box>
            <text:p>Adaptation pour modélisation relationnelle :</text:p>
          </draw:text-box>
        </draw:frame>
        <draw:custom-shape draw:style-name="gr1" draw:text-style-name="P1" draw:layer="layout" svg:width="2.749cm" svg:height="3.325cm" svg:x="2.001cm" svg:y="3.4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4.801cm" svg:y1="4.187cm" svg:x2="2.001cm" svg:y2="4.187cm">
          <text:p/>
        </draw:line>
        <draw:frame draw:style-name="gr3" draw:text-style-name="P2" draw:layer="layout" svg:width="2.8cm" svg:height="0.893cm" svg:x="1.901cm" svg:y="3.467cm">
          <draw:text-box>
            <text:p><text:span text:style-name="T1">Athlete</text:span></text:p>
          </draw:text-box>
        </draw:frame>
        <draw:frame draw:style-name="gr4" draw:text-style-name="P2" draw:layer="layout" svg:width="2.8cm" svg:height="2.644cm" svg:x="2.001cm" svg:y="4.187cm">
          <draw:text-box>
            <text:p><text:span text:style-name="T1">nom</text:span></text:p>
            <text:p><text:span text:style-name="T1">prenom</text:span></text:p>
            <text:p><text:span text:style-name="T1">naissance</text:span></text:p>
            <text:p><text:span text:style-name="T2">id</text:span></text:p>
            <text:p><text:span text:style-name="T3">sexe</text:span></text:p>
          </draw:text-box>
        </draw:frame>
        <draw:frame draw:style-name="gr21" draw:text-style-name="P2" draw:layer="layout" svg:width="3.6cm" svg:height="3.569cm" svg:x="0.1cm" svg:y="22.801cm">
          <draw:text-box>
            <text:p><text:span text:style-name="T1">Contraintes uniques : </text:span></text:p>
            <text:p><text:span text:style-name="T1">- nom sport</text:span></text:p>
            <text:p><text:span text:style-name="T1">- nom + sexe + sport épreuve</text:span></text:p>
            <text:p><text:span text:style-name="T1">- nom pays</text:span></text:p>
            <text:p><text:span text:style-name="T1"/></text:p>
          </draw:text-box>
        </draw:frame>
      </draw:page>
      <draw:page draw:name="page3" draw:style-name="dp1" draw:master-page-name="Standard">
        <draw:custom-shape draw:style-name="gr1" draw:text-style-name="P1" draw:layer="layout" svg:width="2.749cm" svg:height="2.7cm" svg:x="15.9cm" svg:y="4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8.7cm" svg:y1="4.685cm" svg:x2="15.9cm" svg:y2="4.685cm">
          <text:p/>
        </draw:line>
        <draw:frame draw:style-name="gr5" draw:text-style-name="P2" draw:layer="layout" svg:width="2.8cm" svg:height="0.725cm" svg:x="15.8cm" svg:y="4.1cm">
          <draw:text-box>
            <text:p><text:span text:style-name="T1">Equipe</text:span></text:p>
          </draw:text-box>
        </draw:frame>
        <draw:frame draw:style-name="gr6" draw:text-style-name="P2" draw:layer="layout" svg:width="2.8cm" svg:height="1.2cm" svg:x="15.9cm" svg:y="5cm">
          <draw:text-box>
            <text:p><text:span text:style-name="T2">id</text:span></text:p>
          </draw:text-box>
        </draw:frame>
        <draw:custom-shape draw:style-name="gr7" draw:text-style-name="P3" draw:layer="layout" svg:width="2.6cm" svg:height="2cm" svg:x="8.2cm" svg:y="4.7cm">
          <text:p text:style-name="P1"><text:span text:style-name="T1">represen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2.749cm" svg:height="2.7cm" svg:x="9cm" svg:y="0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1.8cm" svg:y1="0.985cm" svg:x2="9cm" svg:y2="0.985cm">
          <text:p/>
        </draw:line>
        <draw:frame draw:style-name="gr5" draw:text-style-name="P2" draw:layer="layout" svg:width="2.8cm" svg:height="0.725cm" svg:x="8.9cm" svg:y="0.4cm">
          <draw:text-box>
            <text:p><text:span text:style-name="T1">Pays</text:span></text:p>
          </draw:text-box>
        </draw:frame>
        <draw:frame draw:style-name="gr6" draw:text-style-name="P2" draw:layer="layout" svg:width="2.8cm" svg:height="1.2cm" svg:x="9cm" svg:y="1.3cm">
          <draw:text-box>
            <text:p><text:span text:style-name="T1">nom</text:span></text:p>
            <text:p><text:span text:style-name="T2">id</text:span></text:p>
          </draw:text-box>
        </draw:frame>
        <draw:frame draw:style-name="gr8" draw:text-style-name="P4" draw:layer="layout" svg:width="12.1cm" svg:height="10.919cm" svg:x="8.1cm" svg:y="19.3cm">
          <draw:text-box>
            <text:list text:style-name="L1">
              <text:list-item>
                <text:p><text:span text:style-name="T4">Athlètes d'une équipe doivent tous représenté le même pays que l'équipe</text:span></text:p>
              </text:list-item>
              <text:list-item>
                <text:p><text:span text:style-name="T4">L'age des athlètes doit être au moins 16 ans</text:span></text:p>
              </text:list-item>
              <text:list-item>
                <text:p><text:span text:style-name="T4">Limite sur les participants en fonction des épreuves (ex: en boxe, il existe des catégories de poids) </text:span></text:p>
              </text:list-item>
              <text:list-item>
                <text:p><text:span text:style-name="T4">La médaille d'or, d'argent et de bronze doivent être remportées par des personnes différentes</text:span></text:p>
              </text:list-item>
              <text:list-item>
                <text:p><text:span text:style-name="T4">Limite de joueur par équipe pour chaque sport</text:span></text:p>
              </text:list-item>
              <text:list-item>
                <text:p><text:span text:style-name="T4">Nombre d'équipes ou d'athlète par match peut être limité </text:span></text:p>
              </text:list-item>
              <text:list-item>
                <text:p><text:span text:style-name="T4">Conditions de victoire de la médaille d'or/argent/bronze pour chaque épreuve</text:span></text:p>
              </text:list-item>
              <text:list-item>
                <text:p><text:span text:style-name="T4">Le vainqueur d'un match doit y participé</text:span></text:p>
              </text:list-item>
              <text:list-item>
                <text:p><text:span text:style-name="T4">Conditions de victoire d'un match par épreuve</text:span></text:p>
              </text:list-item>
              <text:list-item>
                <text:p><text:span text:style-name="T4">Tous les matchs d'une épreuve sont avec point/distance/score</text:span></text:p>
              </text:list-item>
              <text:list-item>
                <text:p><text:span text:style-name="T4">Seul des femmes peuvent participé à des épreuves féminines et inversement</text:span></text:p>
              </text:list-item>
            </text:list>
          </draw:text-box>
        </draw:frame>
        <draw:line draw:style-name="gr2" draw:text-style-name="P1" draw:layer="layout" svg:x1="10.4cm" svg:y1="3.1cm" svg:x2="9.5cm" svg:y2="4.7cm">
          <text:p/>
        </draw:line>
        <draw:line draw:style-name="gr2" draw:text-style-name="P1" draw:layer="layout" svg:x1="8.3cm" svg:y1="5.7cm" svg:x2="4.8cm" svg:y2="5.7cm">
          <text:p/>
        </draw:line>
        <draw:custom-shape draw:style-name="gr7" draw:text-style-name="P3" draw:layer="layout" svg:width="3.2cm" svg:height="2.059cm" svg:x="9.4cm" svg:y="7.741cm">
          <text:p text:style-name="P1"><text:span text:style-name="T1">Membr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" draw:text-style-name="P6" draw:layer="layout" svg:width="2.5cm" svg:height="0.963cm" svg:x="5cm" svg:y="4.7cm">
          <draw:text-box>
            <text:p><text:span text:style-name="T6">1-1</text:span></text:p>
          </draw:text-box>
        </draw:frame>
        <draw:frame draw:style-name="gr9" draw:text-style-name="P6" draw:layer="layout" svg:width="2cm" svg:height="0.963cm" svg:x="7.8cm" svg:y="3.237cm">
          <draw:text-box>
            <text:p><text:span text:style-name="T6">0-n</text:span></text:p>
          </draw:text-box>
        </draw:frame>
        <draw:custom-shape draw:style-name="gr7" draw:text-style-name="P3" draw:layer="layout" svg:width="2.6cm" svg:height="2cm" svg:x="11.3cm" svg:y="4.6cm">
          <text:p text:style-name="P1"><text:span text:style-name="T1">represen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" draw:text-style-name="P6" draw:layer="layout" svg:width="2cm" svg:height="0.963cm" svg:x="11.8cm" svg:y="3.2cm">
          <draw:text-box>
            <text:p><text:span text:style-name="T6">0-n</text:span></text:p>
          </draw:text-box>
        </draw:frame>
        <draw:frame draw:style-name="gr10" draw:text-style-name="P6" draw:layer="layout" svg:width="1.7cm" svg:height="1.675cm" svg:x="14.3cm" svg:y="4.7cm">
          <draw:text-box>
            <text:p><text:span text:style-name="T6">1-1</text:span></text:p>
          </draw:text-box>
        </draw:frame>
        <draw:line draw:style-name="gr2" draw:text-style-name="P1" draw:layer="layout" svg:x1="13.8cm" svg:y1="5.6cm" svg:x2="15.9cm" svg:y2="5.6cm">
          <text:p/>
        </draw:line>
        <draw:line draw:style-name="gr2" draw:text-style-name="P1" draw:layer="layout" svg:x1="12.6cm" svg:y1="4.6cm" svg:x2="11.2cm" svg:y2="3.1cm">
          <text:p/>
        </draw:line>
        <draw:line draw:style-name="gr2" draw:text-style-name="P1" draw:layer="layout" svg:x1="12.6cm" svg:y1="8.8cm" svg:x2="15.9cm" svg:y2="6.2cm">
          <text:p/>
        </draw:line>
        <draw:line draw:style-name="gr2" draw:text-style-name="P1" draw:layer="layout" svg:x1="9.4cm" svg:y1="8.8cm" svg:x2="4.8cm" svg:y2="6.4cm">
          <text:p/>
        </draw:line>
        <draw:frame draw:style-name="gr10" draw:text-style-name="P6" draw:layer="layout" svg:width="1.7cm" svg:height="1.675cm" svg:x="13.7cm" svg:y="6.125cm">
          <draw:text-box>
            <text:p><text:span text:style-name="T6">2-n</text:span></text:p>
          </draw:text-box>
        </draw:frame>
        <draw:frame draw:style-name="gr10" draw:text-style-name="P6" draw:layer="layout" svg:width="1.7cm" svg:height="1.675cm" svg:x="5.7cm" svg:y="6.2cm">
          <draw:text-box>
            <text:p><text:span text:style-name="T6">0-n</text:span></text:p>
          </draw:text-box>
        </draw:frame>
        <draw:custom-shape draw:style-name="gr1" draw:text-style-name="P1" draw:layer="layout" svg:width="2.749cm" svg:height="1.9cm" svg:x="3.4cm" svg:y="26.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6.2cm" svg:y1="27.185cm" svg:x2="3.4cm" svg:y2="27.185cm">
          <text:p/>
        </draw:line>
        <draw:frame draw:style-name="gr5" draw:text-style-name="P2" draw:layer="layout" svg:width="2.8cm" svg:height="0.725cm" svg:x="3.3cm" svg:y="26.6cm">
          <draw:text-box>
            <text:p><text:span text:style-name="T1">Sport</text:span></text:p>
          </draw:text-box>
        </draw:frame>
        <draw:frame draw:style-name="gr11" draw:text-style-name="P2" draw:layer="layout" svg:width="2.8cm" svg:height="1.4cm" svg:x="3.4cm" svg:y="27.3cm">
          <draw:text-box>
            <text:p><text:span text:style-name="T1">nom</text:span></text:p>
            <text:p><text:span text:style-name="T2">id</text:span></text:p>
          </draw:text-box>
        </draw:frame>
        <draw:custom-shape draw:style-name="gr7" draw:text-style-name="P3" draw:layer="layout" svg:width="1.6cm" svg:height="1.3cm" svg:x="3.3cm" svg:y="24.2cm">
          <text:p text:style-name="P1"><text:span text:style-name="T1">d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4.073cm" svg:y1="24.206cm" svg:x2="4.073cm" svg:y2="23.506cm">
          <text:p/>
        </draw:line>
        <draw:line draw:style-name="gr2" draw:text-style-name="P1" draw:layer="layout" svg:x1="4.1cm" svg:y1="25.5cm" svg:x2="4.1cm" svg:y2="26.6cm">
          <text:p/>
        </draw:line>
        <draw:frame draw:style-name="gr10" draw:text-style-name="P6" draw:layer="layout" svg:width="1.7cm" svg:height="1.675cm" svg:x="3.1cm" svg:y="19.525cm">
          <draw:text-box>
            <text:p><text:span text:style-name="T6">1-1</text:span></text:p>
          </draw:text-box>
        </draw:frame>
        <draw:frame draw:style-name="gr10" draw:text-style-name="P6" draw:layer="layout" svg:width="1.7cm" svg:height="1.675cm" svg:x="2.5cm" svg:y="25.525cm">
          <draw:text-box>
            <text:p><text:span text:style-name="T6">1-n</text:span></text:p>
          </draw:text-box>
        </draw:frame>
        <draw:line draw:style-name="gr2" draw:text-style-name="P1" draw:layer="layout" svg:x1="8.1cm" svg:y1="19.2cm" svg:x2="12.6cm" svg:y2="19.2cm">
          <text:p/>
        </draw:line>
        <draw:custom-shape draw:style-name="gr1" draw:text-style-name="P1" draw:layer="layout" svg:width="3.9cm" svg:height="2.77cm" svg:x="12.6cm" svg:y="16.7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6.4cm" svg:y1="17.275cm" svg:x2="12.6cm" svg:y2="17.262cm">
          <text:p/>
        </draw:line>
        <draw:frame draw:style-name="gr28" draw:text-style-name="P2" draw:layer="layout" svg:width="3.7cm" svg:height="1.065cm" svg:x="12.7cm" svg:y="16.673cm">
          <draw:text-box>
            <text:p><text:span text:style-name="T1">EpreuveEquipe</text:span></text:p>
          </draw:text-box>
        </draw:frame>
        <draw:frame draw:style-name="gr29" draw:text-style-name="P3" draw:layer="layout" svg:width="3.7cm" svg:height="2.326cm" svg:x="12.7cm" svg:y="17.295cm">
          <draw:text-box>
            <text:p><text:span text:style-name="T1">nom</text:span></text:p>
            <text:p><text:span text:style-name="T1">sexe</text:span></text:p>
            <text:p><text:span text:style-name="T2">id</text:span></text:p>
            <text:p><text:span text:style-name="T3"/></text:p>
          </draw:text-box>
        </draw:frame>
        <draw:custom-shape draw:style-name="gr1" draw:text-style-name="P1" draw:layer="layout" svg:width="3.9cm" svg:height="2.633cm" svg:x="3.9cm" svg:y="16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7cm" svg:y1="17.312cm" svg:x2="3.9cm" svg:y2="17.298cm">
          <text:p/>
        </draw:line>
        <draw:frame draw:style-name="gr30" draw:text-style-name="P2" draw:layer="layout" svg:width="3.7cm" svg:height="1.089cm" svg:x="4cm" svg:y="16.695cm">
          <draw:text-box>
            <text:p><text:span text:style-name="T1">EpreuveSolo</text:span></text:p>
          </draw:text-box>
        </draw:frame>
        <draw:custom-shape draw:style-name="gr1" draw:text-style-name="P1" draw:layer="layout" svg:width="3.6cm" svg:height="1.021cm" svg:x="1.4cm" svg:y="10.2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4.908cm" svg:y1="10.879cm" svg:x2="1.4cm" svg:y2="10.864cm">
          <text:p/>
        </draw:line>
        <draw:frame draw:style-name="gr16" draw:text-style-name="P2" draw:layer="layout" svg:width="3.6cm" svg:height="0.9cm" svg:x="1.3cm" svg:y="10.2cm">
          <draw:text-box>
            <text:p><text:span text:style-name="T1">MatchSoloMetre</text:span></text:p>
          </draw:text-box>
        </draw:frame>
        <draw:custom-shape draw:style-name="gr1" draw:text-style-name="P1" draw:layer="layout" svg:width="3.608cm" svg:height="1.021cm" svg:x="3.878cm" svg:y="11.6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393cm" svg:y1="12.28cm" svg:x2="3.878cm" svg:y2="12.265cm">
          <text:p/>
        </draw:line>
        <draw:frame draw:style-name="gr14" draw:text-style-name="P2" draw:layer="layout" svg:width="4cm" svg:height="1.199cm" svg:x="3.8cm" svg:y="11.601cm">
          <draw:text-box>
            <text:p><text:span text:style-name="T1">MatchSoloChrono</text:span></text:p>
          </draw:text-box>
        </draw:frame>
        <draw:custom-shape draw:style-name="gr1" draw:text-style-name="P1" draw:layer="layout" svg:width="3.5cm" svg:height="1.021cm" svg:x="5.8cm" svg:y="13.0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9.21cm" svg:y1="13.678cm" svg:x2="5.8cm" svg:y2="13.663cm">
          <text:p/>
        </draw:line>
        <draw:frame draw:style-name="gr17" draw:text-style-name="P2" draw:layer="layout" svg:width="3.5cm" svg:height="1.099cm" svg:x="5.9cm" svg:y="13cm">
          <draw:text-box>
            <text:p><text:span text:style-name="T1">MatchSoloPoint</text:span></text:p>
          </draw:text-box>
        </draw:frame>
        <draw:custom-shape draw:style-name="gr1" draw:text-style-name="P1" draw:layer="layout" svg:width="4.6cm" svg:height="1.021cm" svg:x="11.9cm" svg:y="12.4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6.382cm" svg:y1="13.078cm" svg:x2="11.9cm" svg:y2="13.063cm">
          <text:p/>
        </draw:line>
        <draw:frame draw:style-name="gr14" draw:text-style-name="P2" draw:layer="layout" svg:width="4.7cm" svg:height="1.199cm" svg:x="12cm" svg:y="12.4cm">
          <draw:text-box>
            <text:p><text:span text:style-name="T1">MatchEquipeMetre</text:span></text:p>
          </draw:text-box>
        </draw:frame>
        <draw:custom-shape draw:style-name="gr1" draw:text-style-name="P1" draw:layer="layout" svg:width="4.6cm" svg:height="1.021cm" svg:x="9.9cm" svg:y="11.2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4.382cm" svg:y1="11.879cm" svg:x2="9.9cm" svg:y2="11.864cm">
          <text:p/>
        </draw:line>
        <draw:frame draw:style-name="gr14" draw:text-style-name="P2" draw:layer="layout" svg:width="5.1cm" svg:height="1.199cm" svg:x="9.8cm" svg:y="11.2cm">
          <draw:text-box>
            <text:p><text:span text:style-name="T1">MatchEquipeChrono</text:span></text:p>
          </draw:text-box>
        </draw:frame>
        <draw:custom-shape draw:style-name="gr1" draw:text-style-name="P1" draw:layer="layout" svg:width="4.6cm" svg:height="1.021cm" svg:x="15cm" svg:y="10.5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9.482cm" svg:y1="11.18cm" svg:x2="15cm" svg:y2="11.165cm">
          <text:p/>
        </draw:line>
        <draw:frame draw:style-name="gr14" draw:text-style-name="P2" draw:layer="layout" svg:width="5.1cm" svg:height="1.199cm" svg:x="14.9cm" svg:y="10.501cm">
          <draw:text-box>
            <text:p><text:span text:style-name="T1">MatchEquipePoint</text:span></text:p>
          </draw:text-box>
        </draw:frame>
        <draw:custom-shape draw:style-name="gr7" draw:text-style-name="P3" draw:layer="layout" svg:width="1.5cm" svg:height="1.4cm" svg:x="0cm" svg:y="16.2cm">
          <text:p text:style-name="P1"><text:span text:style-name="T1">O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3.9cm" svg:y1="18.5cm" svg:x2="0.8cm" svg:y2="18.5cm">
          <text:p/>
        </draw:line>
        <draw:line draw:style-name="gr2" draw:text-style-name="P1" draw:layer="layout" svg:x1="0.8cm" svg:y1="18.5cm" svg:x2="0.8cm" svg:y2="17.6cm">
          <text:p/>
        </draw:line>
        <draw:line draw:style-name="gr2" draw:text-style-name="P1" draw:layer="layout" svg:x1="0.3cm" svg:y1="15.8cm" svg:x2="0.4cm" svg:y2="4.6cm">
          <text:p/>
        </draw:line>
        <draw:line draw:style-name="gr2" draw:text-style-name="P1" draw:layer="layout" svg:x1="2cm" svg:y1="4.6cm" svg:x2="0.4cm" svg:y2="4.6cm">
          <text:p/>
        </draw:line>
        <draw:line draw:style-name="gr2" draw:text-style-name="P1" draw:layer="layout" svg:x1="2cm" svg:y1="5.5cm" svg:x2="0.7cm" svg:y2="5.5cm">
          <text:p/>
        </draw:line>
        <draw:line draw:style-name="gr2" draw:text-style-name="P1" draw:layer="layout" svg:x1="0.7cm" svg:y1="15.3cm" svg:x2="0.7cm" svg:y2="5.5cm">
          <text:p/>
        </draw:line>
        <draw:line draw:style-name="gr2" draw:text-style-name="P1" draw:layer="layout" svg:x1="2cm" svg:y1="6.3cm" svg:x2="1cm" svg:y2="6.3cm">
          <text:p/>
        </draw:line>
        <draw:line draw:style-name="gr2" draw:text-style-name="P1" draw:layer="layout" svg:x1="0.8cm" svg:y1="16.2cm" svg:x2="0.3cm" svg:y2="15.8cm">
          <text:p/>
        </draw:line>
        <draw:line draw:style-name="gr2" draw:text-style-name="P1" draw:layer="layout" svg:x1="1cm" svg:y1="6.3cm" svg:x2="1cm" svg:y2="14.5cm">
          <text:p/>
        </draw:line>
        <draw:custom-shape draw:style-name="gr7" draw:text-style-name="P3" draw:layer="layout" svg:width="1.5cm" svg:height="1.4cm" svg:x="2.4cm" svg:y="13.8cm">
          <text:p text:style-name="P1"><text:span text:style-name="T1">Bronz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1.5cm" svg:height="1.4cm" svg:x="1.4cm" svg:y="15.2cm">
          <text:p text:style-name="P1"><text:span text:style-name="T1">Argen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0.7cm" svg:y1="15.3cm" svg:x2="1.4cm" svg:y2="15.9cm">
          <text:p/>
        </draw:line>
        <draw:line draw:style-name="gr2" draw:text-style-name="P1" draw:layer="layout" svg:x1="2.1cm" svg:y1="16.6cm" svg:x2="2.1cm" svg:y2="18.1cm">
          <text:p/>
        </draw:line>
        <draw:line draw:style-name="gr2" draw:text-style-name="P1" draw:layer="layout" svg:x1="3.9cm" svg:y1="18.1cm" svg:x2="2.1cm" svg:y2="18.1cm">
          <text:p/>
        </draw:line>
        <draw:line draw:style-name="gr2" draw:text-style-name="P1" draw:layer="layout" svg:x1="1cm" svg:y1="14.5cm" svg:x2="2.4cm" svg:y2="14.5cm">
          <text:p/>
        </draw:line>
        <draw:line draw:style-name="gr2" draw:text-style-name="P1" draw:layer="layout" svg:x1="3.1cm" svg:y1="15.2cm" svg:x2="3.1cm" svg:y2="17cm">
          <text:p/>
        </draw:line>
        <draw:line draw:style-name="gr2" draw:text-style-name="P1" draw:layer="layout" svg:x1="3.9cm" svg:y1="17cm" svg:x2="3.1cm" svg:y2="17cm">
          <text:p/>
        </draw:line>
        <draw:frame draw:style-name="gr10" draw:text-style-name="P6" draw:layer="layout" svg:width="1.8cm" svg:height="1.675cm" svg:x="2.8cm" svg:y="15.945cm">
          <draw:text-box>
            <text:p><text:span text:style-name="T6">1-1</text:span></text:p>
          </draw:text-box>
        </draw:frame>
        <draw:frame draw:style-name="gr9" draw:text-style-name="P6" draw:layer="layout" svg:width="1.6cm" svg:height="0.963cm" svg:x="2.4cm" svg:y="17.3cm">
          <draw:text-box>
            <text:p><text:span text:style-name="T6">1-1</text:span></text:p>
          </draw:text-box>
        </draw:frame>
        <draw:frame draw:style-name="gr9" draw:text-style-name="P6" draw:layer="layout" svg:width="1.8cm" svg:height="0.963cm" svg:x="2cm" svg:y="18.7cm">
          <draw:text-box>
            <text:p><text:span text:style-name="T6">1-1</text:span></text:p>
          </draw:text-box>
        </draw:frame>
        <draw:frame draw:style-name="gr9" draw:text-style-name="P6" draw:layer="layout" svg:width="1.6cm" svg:height="0.963cm" svg:x="0.5cm" svg:y="3.6cm">
          <draw:text-box>
            <text:p><text:span text:style-name="T6">0-n</text:span></text:p>
          </draw:text-box>
        </draw:frame>
        <draw:frame draw:style-name="gr9" draw:text-style-name="P6" draw:layer="layout" svg:width="1.6cm" svg:height="0.963cm" svg:x="0.7cm" svg:y="4.637cm">
          <draw:text-box>
            <text:p><text:span text:style-name="T6">0-n</text:span></text:p>
          </draw:text-box>
        </draw:frame>
        <draw:frame draw:style-name="gr9" draw:text-style-name="P6" draw:layer="layout" svg:width="1.6cm" svg:height="0.963cm" svg:x="0.7cm" svg:y="5.437cm">
          <draw:text-box>
            <text:p><text:span text:style-name="T6">0-n</text:span></text:p>
          </draw:text-box>
        </draw:frame>
        <draw:custom-shape draw:style-name="gr7" draw:text-style-name="P3" draw:layer="layout" svg:width="1.5cm" svg:height="1.4cm" svg:x="18.6cm" svg:y="14.8cm">
          <text:p text:style-name="P1"><text:span text:style-name="T1">Argen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1.5cm" svg:height="1.4cm" svg:x="17.7cm" svg:y="12.2cm">
          <text:p text:style-name="P1"><text:span text:style-name="T1">O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1.5cm" svg:height="1.4cm" svg:x="19.4cm" svg:y="16.5cm">
          <text:p text:style-name="P1"><text:span text:style-name="T1">Bronz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16.5cm" svg:y1="16.5cm" svg:x2="18.3cm" svg:y2="16.5cm">
          <text:p/>
        </draw:line>
        <draw:line draw:style-name="gr2" draw:text-style-name="P1" draw:layer="layout" svg:x1="18.4cm" svg:y1="13.6cm" svg:x2="18.3cm" svg:y2="16.5cm">
          <text:p/>
        </draw:line>
        <draw:line draw:style-name="gr2" draw:text-style-name="P1" draw:layer="layout" svg:x1="16.5cm" svg:y1="17cm" svg:x2="19.3cm" svg:y2="16.9cm">
          <text:p/>
        </draw:line>
        <draw:line draw:style-name="gr2" draw:text-style-name="P1" draw:layer="layout" svg:x1="19.3cm" svg:y1="16.2cm" svg:x2="19.3cm" svg:y2="16.9cm">
          <text:p/>
        </draw:line>
        <draw:line draw:style-name="gr2" draw:text-style-name="P1" draw:layer="layout" svg:x1="16.5cm" svg:y1="18.4cm" svg:x2="20.2cm" svg:y2="18.4cm">
          <text:p/>
        </draw:line>
        <draw:line draw:style-name="gr2" draw:text-style-name="P1" draw:layer="layout" svg:x1="20.2cm" svg:y1="18.4cm" svg:x2="20.2cm" svg:y2="17.9cm">
          <text:p/>
        </draw:line>
        <draw:frame draw:style-name="gr9" draw:text-style-name="P6" draw:layer="layout" svg:width="1.8cm" svg:height="0.963cm" svg:x="16.7cm" svg:y="18.5cm">
          <draw:text-box>
            <text:p><text:span text:style-name="T6">1-1</text:span></text:p>
          </draw:text-box>
        </draw:frame>
        <draw:frame draw:style-name="gr9" draw:text-style-name="P6" draw:layer="layout" svg:width="1.8cm" svg:height="0.963cm" svg:x="16.6cm" svg:y="17.037cm">
          <draw:text-box>
            <text:p><text:span text:style-name="T6">1-1</text:span></text:p>
          </draw:text-box>
        </draw:frame>
        <draw:frame draw:style-name="gr9" draw:text-style-name="P6" draw:layer="layout" svg:width="1.8cm" svg:height="0.963cm" svg:x="16.5cm" svg:y="15.737cm">
          <draw:text-box>
            <text:p><text:span text:style-name="T6">1-1</text:span></text:p>
          </draw:text-box>
        </draw:frame>
        <draw:line draw:style-name="gr2" draw:text-style-name="P1" draw:layer="layout" svg:x1="20.2cm" svg:y1="16.5cm" svg:x2="20.2cm" svg:y2="16.1cm">
          <text:p/>
        </draw:line>
        <draw:line draw:style-name="gr2" draw:text-style-name="P1" draw:layer="layout" svg:x1="20.2cm" svg:y1="16.1cm" svg:x2="20.7cm" svg:y2="16.1cm">
          <text:p/>
        </draw:line>
        <draw:line draw:style-name="gr2" draw:text-style-name="P1" draw:layer="layout" svg:x1="20.7cm" svg:y1="16.1cm" svg:x2="20.7cm" svg:y2="4.2cm">
          <text:p/>
        </draw:line>
        <draw:line draw:style-name="gr2" draw:text-style-name="P1" draw:layer="layout" svg:x1="20.7cm" svg:y1="4.2cm" svg:x2="18.7cm" svg:y2="4.2cm">
          <text:p/>
        </draw:line>
        <draw:line draw:style-name="gr2" draw:text-style-name="P1" draw:layer="layout" svg:x1="19.4cm" svg:y1="14.8cm" svg:x2="19.4cm" svg:y2="14.3cm">
          <text:p/>
        </draw:line>
        <draw:line draw:style-name="gr2" draw:text-style-name="P1" draw:layer="layout" svg:x1="19.4cm" svg:y1="14.3cm" svg:x2="20.3cm" svg:y2="14.3cm">
          <text:p/>
        </draw:line>
        <draw:line draw:style-name="gr2" draw:text-style-name="P1" draw:layer="layout" svg:x1="20.3cm" svg:y1="14.3cm" svg:x2="20.3cm" svg:y2="4.4cm">
          <text:p/>
        </draw:line>
        <draw:line draw:style-name="gr2" draw:text-style-name="P1" draw:layer="layout" svg:x1="20.3cm" svg:y1="4.435cm" svg:x2="18.7cm" svg:y2="4.435cm">
          <text:p/>
        </draw:line>
        <draw:line draw:style-name="gr2" draw:text-style-name="P1" draw:layer="layout" svg:x1="19.2cm" svg:y1="12.9cm" svg:x2="19.8cm" svg:y2="12.9cm">
          <text:p/>
        </draw:line>
        <draw:line draw:style-name="gr2" draw:text-style-name="P1" draw:layer="layout" svg:x1="19.8cm" svg:y1="12.9cm" svg:x2="19.8cm" svg:y2="6.6cm">
          <text:p/>
        </draw:line>
        <draw:line draw:style-name="gr2" draw:text-style-name="P1" draw:layer="layout" svg:x1="19.8cm" svg:y1="6.6cm" svg:x2="18.7cm" svg:y2="6.6cm">
          <text:p/>
        </draw:line>
        <draw:frame draw:style-name="gr9" draw:text-style-name="P6" draw:layer="layout" svg:width="1.6cm" svg:height="0.963cm" svg:x="18.6cm" svg:y="5.737cm">
          <draw:text-box>
            <text:p><text:span text:style-name="T6">0-n</text:span></text:p>
          </draw:text-box>
        </draw:frame>
        <draw:frame draw:style-name="gr9" draw:text-style-name="P6" draw:layer="layout" svg:width="1.6cm" svg:height="0.963cm" svg:x="18.7cm" svg:y="4.5cm">
          <draw:text-box>
            <text:p><text:span text:style-name="T6">0-n</text:span></text:p>
          </draw:text-box>
        </draw:frame>
        <draw:frame draw:style-name="gr9" draw:text-style-name="P6" draw:layer="layout" svg:width="1.6cm" svg:height="0.963cm" svg:x="18.7cm" svg:y="3.3cm">
          <draw:text-box>
            <text:p><text:span text:style-name="T6">0-n</text:span></text:p>
          </draw:text-box>
        </draw:frame>
        <draw:custom-shape draw:style-name="gr7" draw:text-style-name="P3" draw:layer="layout" svg:width="2.2cm" svg:height="1.3cm" svg:x="16.3cm" svg:y="7.8cm">
          <text:p text:style-name="P1"><text:span text:style-name="T1">Particip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2.2cm" svg:height="1.3cm" svg:x="13.9cm" svg:y="8.7cm">
          <text:p text:style-name="P1"><text:span text:style-name="T1">Particip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2.2cm" svg:height="1.3cm" svg:x="11.7cm" svg:y="9.5cm">
          <text:p text:style-name="P1"><text:span text:style-name="T1">Particip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2.2cm" svg:height="1.3cm" svg:x="7.6cm" svg:y="9.3cm">
          <text:p text:style-name="P1"><text:span text:style-name="T1">Particip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2.2cm" svg:height="1.3cm" svg:x="4.7cm" svg:y="8.1cm">
          <text:p text:style-name="P1"><text:span text:style-name="T1">Particip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2.2cm" svg:height="1.3cm" svg:x="2cm" svg:y="7.9cm">
          <text:p text:style-name="P1"><text:span text:style-name="T1">Particip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3.9cm" svg:height="2.225cm" svg:x="11.6cm" svg:y="14.44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5.4cm" svg:y1="15.109cm" svg:x2="11.6cm" svg:y2="15.1cm">
          <text:p/>
        </draw:line>
        <draw:frame draw:style-name="gr5" draw:text-style-name="P2" draw:layer="layout" svg:width="3.7cm" svg:height="0.725cm" svg:x="11.7cm" svg:y="14.4cm">
          <draw:text-box>
            <text:p><text:span text:style-name="T1">MatchEquipe</text:span></text:p>
          </draw:text-box>
        </draw:frame>
        <draw:custom-shape draw:style-name="gr1" draw:text-style-name="P1" draw:layer="layout" svg:width="3.9cm" svg:height="2.147cm" svg:x="4.2cm" svg:y="14.54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8cm" svg:y1="15.209cm" svg:x2="4.2cm" svg:y2="15.2cm">
          <text:p/>
        </draw:line>
        <draw:frame draw:style-name="gr5" draw:text-style-name="P2" draw:layer="layout" svg:width="3.7cm" svg:height="0.725cm" svg:x="4.3cm" svg:y="14.5cm">
          <draw:text-box>
            <text:p><text:span text:style-name="T1">MatchSolo</text:span></text:p>
          </draw:text-box>
        </draw:frame>
        <draw:custom-shape draw:style-name="gr7" draw:text-style-name="P3" draw:layer="layout" svg:width="1.4cm" svg:height="1.4cm" svg:x="8.3cm" svg:y="14.5cm">
          <text:p text:style-name="P1"><text:span text:style-name="T1">Gagn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1.4cm" svg:height="1.4cm" svg:x="9.9cm" svg:y="14.5cm">
          <text:p text:style-name="P1"><text:span text:style-name="T1">Gagn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12.6cm" svg:y1="18.543cm" svg:x2="11.8cm" svg:y2="18.543cm">
          <text:p/>
        </draw:line>
        <draw:line draw:style-name="gr2" draw:text-style-name="P1" draw:layer="layout" svg:x1="9cm" svg:y1="18.4cm" svg:x2="7.8cm" svg:y2="18.4cm">
          <text:p/>
        </draw:line>
        <draw:line draw:style-name="gr2" draw:text-style-name="P1" draw:layer="layout" svg:x1="9cm" svg:y1="14.5cm" svg:x2="9.5cm" svg:y2="14.2cm">
          <text:p/>
        </draw:line>
        <draw:line draw:style-name="gr2" draw:text-style-name="P1" draw:layer="layout" svg:x1="9.5cm" svg:y1="14.2cm" svg:x2="9.3cm" svg:y2="10.6cm">
          <text:p/>
        </draw:line>
        <draw:line draw:style-name="gr2" draw:text-style-name="P1" draw:layer="layout" svg:x1="9.3cm" svg:y1="10.6cm" svg:x2="10.4cm" svg:y2="9.7cm">
          <text:p/>
        </draw:line>
        <draw:line draw:style-name="gr2" draw:text-style-name="P1" draw:layer="layout" svg:x1="10.4cm" svg:y1="9.7cm" svg:x2="4.8cm" svg:y2="6.7cm">
          <text:p/>
        </draw:line>
        <draw:line draw:style-name="gr2" draw:text-style-name="P1" draw:layer="layout" svg:x1="10.5cm" svg:y1="14.5cm" svg:x2="9.7cm" svg:y2="13.5cm">
          <text:p/>
        </draw:line>
        <draw:line draw:style-name="gr2" draw:text-style-name="P1" draw:layer="layout" svg:x1="9.7cm" svg:y1="13.5cm" svg:x2="9.7cm" svg:y2="10.9cm">
          <text:p/>
        </draw:line>
        <draw:line draw:style-name="gr2" draw:text-style-name="P1" draw:layer="layout" svg:x1="9.7cm" svg:y1="10.9cm" svg:x2="15.9cm" svg:y2="6.7cm">
          <text:p/>
        </draw:line>
        <draw:line draw:style-name="gr2" draw:text-style-name="P1" draw:layer="layout" svg:x1="8.3cm" svg:y1="15.2cm" svg:x2="8.1cm" svg:y2="15.2cm">
          <text:p/>
        </draw:line>
        <draw:line draw:style-name="gr2" draw:text-style-name="P1" draw:layer="layout" svg:x1="11.3cm" svg:y1="15.2cm" svg:x2="11.6cm" svg:y2="15.2cm">
          <text:p/>
        </draw:line>
        <draw:custom-shape draw:style-name="gr7" draw:text-style-name="P3" draw:layer="layout" svg:width="1.2cm" svg:height="1.1cm" svg:x="11.2cm" svg:y="16.778cm">
          <text:p text:style-name="P1"><text:span text:style-name="T1">D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11.8cm" svg:y1="18.543cm" svg:x2="11.774cm" svg:y2="17.878cm">
          <text:p/>
        </draw:line>
        <draw:line draw:style-name="gr2" draw:text-style-name="P1" draw:layer="layout" svg:x1="11.827cm" svg:y1="16.778cm" svg:x2="11.827cm" svg:y2="16.673cm">
          <text:p/>
        </draw:line>
        <draw:custom-shape draw:style-name="gr7" draw:text-style-name="P3" draw:layer="layout" svg:width="1.2cm" svg:height="1.1cm" svg:x="8.4cm" svg:y="17.1cm">
          <text:p text:style-name="P1"><text:span text:style-name="T1">D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9cm" svg:y1="17.1cm" svg:x2="9cm" svg:y2="16.3cm">
          <text:p/>
        </draw:line>
        <draw:line draw:style-name="gr2" draw:text-style-name="P1" draw:layer="layout" svg:x1="9cm" svg:y1="18.4cm" svg:x2="9cm" svg:y2="18.2cm">
          <text:p/>
        </draw:line>
        <draw:line draw:style-name="gr2" draw:text-style-name="P1" draw:layer="layout" svg:x1="9cm" svg:y1="16.3cm" svg:x2="8.1cm" svg:y2="16.3cm">
          <text:p/>
        </draw:line>
        <draw:frame draw:style-name="gr9" draw:text-style-name="P6" draw:layer="layout" svg:width="1.6cm" svg:height="0.963cm" svg:x="9cm" svg:y="17.937cm">
          <draw:text-box>
            <text:p><text:span text:style-name="T6">1-n</text:span></text:p>
          </draw:text-box>
        </draw:frame>
        <draw:frame draw:style-name="gr9" draw:text-style-name="P6" draw:layer="layout" svg:width="1.6cm" svg:height="0.963cm" svg:x="10.473cm" svg:y="17.878cm">
          <draw:text-box>
            <text:p><text:span text:style-name="T6">1-n</text:span></text:p>
          </draw:text-box>
        </draw:frame>
        <draw:frame draw:style-name="gr9" draw:text-style-name="P6" draw:layer="layout" svg:width="1.6cm" svg:height="0.963cm" svg:x="10.5cm" svg:y="15.937cm">
          <draw:text-box>
            <text:p><text:span text:style-name="T6">1-1</text:span></text:p>
          </draw:text-box>
        </draw:frame>
        <draw:frame draw:style-name="gr9" draw:text-style-name="P6" draw:layer="layout" svg:width="1.6cm" svg:height="0.963cm" svg:x="7.7cm" svg:y="16.2cm">
          <draw:text-box>
            <text:p><text:span text:style-name="T6">1-1</text:span></text:p>
          </draw:text-box>
        </draw:frame>
        <draw:frame draw:style-name="gr9" draw:text-style-name="P6" draw:layer="layout" svg:width="1.6cm" svg:height="0.963cm" svg:x="7.8cm" svg:y="14.037cm">
          <draw:text-box>
            <text:p><text:span text:style-name="T6">1-1</text:span></text:p>
          </draw:text-box>
        </draw:frame>
        <draw:frame draw:style-name="gr9" draw:text-style-name="P6" draw:layer="layout" svg:width="1.6cm" svg:height="0.963cm" svg:x="10.4cm" svg:y="14.037cm">
          <draw:text-box>
            <text:p><text:span text:style-name="T6">1-1</text:span></text:p>
          </draw:text-box>
        </draw:frame>
        <draw:frame draw:style-name="gr9" draw:text-style-name="P6" draw:layer="layout" svg:width="1.6cm" svg:height="0.963cm" svg:x="15.3cm" svg:y="6.8cm">
          <draw:text-box>
            <text:p><text:span text:style-name="T6">0-n</text:span></text:p>
          </draw:text-box>
        </draw:frame>
        <draw:frame draw:style-name="gr9" draw:text-style-name="P6" draw:layer="layout" svg:width="1.6cm" svg:height="0.963cm" svg:x="4.3cm" svg:y="6.7cm">
          <draw:text-box>
            <text:p><text:span text:style-name="T6">0-n</text:span></text:p>
          </draw:text-box>
        </draw:frame>
        <draw:ellipse draw:style-name="gr18" draw:text-style-name="P3" draw:layer="layout" svg:width="1.1cm" svg:height="0.9cm" svg:x="18.5cm" svg:y="9cm">
          <text:p text:style-name="P1"><text:span text:style-name="T1">score</text:span></text:p>
        </draw:ellipse>
        <draw:ellipse draw:style-name="gr18" draw:text-style-name="P3" draw:layer="layout" svg:width="1.1cm" svg:height="0.9cm" svg:x="6.9cm" svg:y="10.5cm">
          <text:p text:style-name="P1"><text:span text:style-name="T1">score</text:span></text:p>
        </draw:ellipse>
        <draw:ellipse draw:style-name="gr18" draw:text-style-name="P3" draw:layer="layout" svg:width="1.5cm" svg:height="0.8cm" svg:x="15.6cm" svg:y="9.7cm">
          <text:p text:style-name="P1"><text:span text:style-name="T1">distance</text:span></text:p>
        </draw:ellipse>
        <draw:ellipse draw:style-name="gr18" draw:text-style-name="P3" draw:layer="layout" svg:width="1.5cm" svg:height="0.8cm" svg:x="1.1cm" svg:y="8.9cm">
          <text:p text:style-name="P1"><text:span text:style-name="T1">distance</text:span></text:p>
        </draw:ellipse>
        <draw:ellipse draw:style-name="gr18" draw:text-style-name="P3" draw:layer="layout" svg:width="1.1cm" svg:height="0.9cm" svg:x="3.6cm" svg:y="9.2cm">
          <text:p text:style-name="P1"><text:span text:style-name="T1">temps</text:span></text:p>
        </draw:ellipse>
        <draw:ellipse draw:style-name="gr18" draw:text-style-name="P3" draw:layer="layout" svg:width="1.1cm" svg:height="0.9cm" svg:x="10.7cm" svg:y="10.2cm">
          <text:p text:style-name="P1"><text:span text:style-name="T1">temps</text:span></text:p>
        </draw:ellipse>
        <draw:line draw:style-name="gr2" draw:text-style-name="P1" draw:layer="layout" svg:x1="18.5cm" svg:y1="8.5cm" svg:x2="19.2cm" svg:y2="9cm">
          <text:p/>
        </draw:line>
        <draw:line draw:style-name="gr2" draw:text-style-name="P1" draw:layer="layout" svg:x1="16.1cm" svg:y1="9.4cm" svg:x2="16.4cm" svg:y2="9.7cm">
          <text:p/>
        </draw:line>
        <draw:line draw:style-name="gr2" draw:text-style-name="P1" draw:layer="layout" svg:x1="11.7cm" svg:y1="10.1cm" svg:x2="11.6cm" svg:y2="10.3cm">
          <text:p/>
        </draw:line>
        <draw:line draw:style-name="gr2" draw:text-style-name="P1" draw:layer="layout" svg:x1="2cm" svg:y1="8.6cm" svg:x2="1.9cm" svg:y2="8.9cm">
          <text:p/>
        </draw:line>
        <draw:line draw:style-name="gr2" draw:text-style-name="P1" draw:layer="layout" svg:x1="4.7cm" svg:y1="8.8cm" svg:x2="4.2cm" svg:y2="9.2cm">
          <text:p/>
        </draw:line>
        <draw:line draw:style-name="gr2" draw:text-style-name="P1" draw:layer="layout" svg:x1="7.7cm" svg:y1="10cm" svg:x2="7.5cm" svg:y2="10.5cm">
          <text:p/>
        </draw:line>
        <draw:line draw:style-name="gr2" draw:text-style-name="P1" draw:layer="layout" svg:x1="14.8cm" svg:y1="12.5cm" svg:x2="14.8cm" svg:y2="10.5cm">
          <text:p/>
        </draw:line>
        <draw:line draw:style-name="gr2" draw:text-style-name="P1" draw:layer="layout" svg:x1="15cm" svg:y1="10cm" svg:x2="14.8cm" svg:y2="10.5cm">
          <text:p/>
        </draw:line>
        <draw:line draw:style-name="gr2" draw:text-style-name="P1" draw:layer="layout" svg:x1="12.8cm" svg:y1="10.8cm" svg:x2="12.8cm" svg:y2="11.3cm">
          <text:p/>
        </draw:line>
        <draw:line draw:style-name="gr2" draw:text-style-name="P1" draw:layer="layout" svg:x1="17.4cm" svg:y1="9.1cm" svg:x2="17.4cm" svg:y2="10.6cm">
          <text:p/>
        </draw:line>
        <draw:frame draw:style-name="gr9" draw:text-style-name="P6" draw:layer="layout" svg:width="1.6cm" svg:height="0.963cm" svg:x="15cm" svg:y="11.7cm">
          <draw:text-box>
            <text:p><text:span text:style-name="T6">1-n</text:span></text:p>
          </draw:text-box>
        </draw:frame>
        <draw:frame draw:style-name="gr9" draw:text-style-name="P6" draw:layer="layout" svg:width="1.6cm" svg:height="0.963cm" svg:x="17.3cm" svg:y="9.7cm">
          <draw:text-box>
            <text:p><text:span text:style-name="T6">1-n</text:span></text:p>
          </draw:text-box>
        </draw:frame>
        <draw:frame draw:style-name="gr9" draw:text-style-name="P6" draw:layer="layout" svg:width="1.6cm" svg:height="0.963cm" svg:x="12.9cm" svg:y="10.5cm">
          <draw:text-box>
            <text:p><text:span text:style-name="T6">1-n</text:span></text:p>
          </draw:text-box>
        </draw:frame>
        <draw:frame draw:style-name="gr19" draw:text-style-name="P2" draw:layer="layout" svg:width="2.1cm" svg:height="1.673cm" svg:x="12.1cm" svg:y="15cm">
          <draw:text-box>
            <text:p><text:span text:style-name="T1">date</text:span></text:p>
            <text:p><text:span text:style-name="T1">tour</text:span></text:p>
            <text:p><text:span text:style-name="T2">id</text:span></text:p>
          </draw:text-box>
        </draw:frame>
        <draw:frame draw:style-name="gr19" draw:text-style-name="P2" draw:layer="layout" svg:width="2.1cm" svg:height="1.673cm" svg:x="4.7cm" svg:y="15.2cm">
          <draw:text-box>
            <text:p><text:span text:style-name="T1">date</text:span></text:p>
            <text:p><text:span text:style-name="T1">tour</text:span></text:p>
            <text:p><text:span text:style-name="T2">id</text:span></text:p>
          </draw:text-box>
        </draw:frame>
        <draw:line draw:style-name="gr2" draw:text-style-name="P1" draw:layer="layout" svg:x1="8.7cm" svg:y1="10.6cm" svg:x2="8.7cm" svg:y2="13cm">
          <text:p/>
        </draw:line>
        <draw:line draw:style-name="gr2" draw:text-style-name="P1" draw:layer="layout" svg:x1="8.7cm" svg:y1="9.3cm" svg:x2="5.8cm" svg:y2="7.6cm">
          <text:p/>
        </draw:line>
        <draw:line draw:style-name="gr2" draw:text-style-name="P1" draw:layer="layout" svg:x1="5.8cm" svg:y1="7.6cm" svg:x2="4.5cm" svg:y2="7.5cm">
          <text:p/>
        </draw:line>
        <draw:line draw:style-name="gr2" draw:text-style-name="P1" draw:layer="layout" svg:x1="4.5cm" svg:y1="7.5cm" svg:x2="4.4cm" svg:y2="6.9cm">
          <text:p/>
        </draw:line>
        <draw:line draw:style-name="gr2" draw:text-style-name="P1" draw:layer="layout" svg:x1="5.8cm" svg:y1="8.1cm" svg:x2="4.3cm" svg:y2="7.6cm">
          <text:p/>
        </draw:line>
        <draw:frame draw:style-name="gr9" draw:text-style-name="P6" draw:layer="layout" svg:width="1.6cm" svg:height="0.963cm" svg:x="3.2cm" svg:y="6.637cm">
          <draw:text-box>
            <text:p><text:span text:style-name="T6">0-n</text:span></text:p>
          </draw:text-box>
        </draw:frame>
        <draw:frame draw:style-name="gr9" draw:text-style-name="P6" draw:layer="layout" svg:width="1.6cm" svg:height="0.963cm" svg:x="0.9cm" svg:y="6.5cm">
          <draw:text-box>
            <text:p><text:span text:style-name="T6">0-n</text:span></text:p>
          </draw:text-box>
        </draw:frame>
        <draw:line draw:style-name="gr2" draw:text-style-name="P1" draw:layer="layout" svg:x1="3.1cm" svg:y1="7.9cm" svg:x2="2.2cm" svg:y2="7.9cm">
          <text:p/>
        </draw:line>
        <draw:line draw:style-name="gr2" draw:text-style-name="P1" draw:layer="layout" svg:x1="2.2cm" svg:y1="6.8cm" svg:x2="2.2cm" svg:y2="7.9cm">
          <text:p/>
        </draw:line>
        <draw:line draw:style-name="gr2" draw:text-style-name="P1" draw:layer="layout" svg:x1="4.3cm" svg:y1="7.6cm" svg:x2="3.3cm" svg:y2="7.3cm">
          <text:p/>
        </draw:line>
        <draw:line draw:style-name="gr2" draw:text-style-name="P1" draw:layer="layout" svg:x1="3.3cm" svg:y1="7.3cm" svg:x2="3.3cm" svg:y2="6.8cm">
          <text:p/>
        </draw:line>
        <draw:line draw:style-name="gr2" draw:text-style-name="P1" draw:layer="layout" svg:x1="3.1cm" svg:y1="9.2cm" svg:x2="3.1cm" svg:y2="10.3cm">
          <text:p/>
        </draw:line>
        <draw:line draw:style-name="gr2" draw:text-style-name="P1" draw:layer="layout" svg:x1="5.8cm" svg:y1="9.4cm" svg:x2="5.8cm" svg:y2="11.7cm">
          <text:p/>
        </draw:line>
        <draw:frame draw:style-name="gr9" draw:text-style-name="P6" draw:layer="layout" svg:width="1.6cm" svg:height="0.963cm" svg:x="7.3cm" svg:y="12.2cm">
          <draw:text-box>
            <text:p><text:span text:style-name="T6">1-n</text:span></text:p>
          </draw:text-box>
        </draw:frame>
        <draw:frame draw:style-name="gr9" draw:text-style-name="P6" draw:layer="layout" svg:width="1.6cm" svg:height="0.963cm" svg:x="5.6cm" svg:y="10.9cm">
          <draw:text-box>
            <text:p><text:span text:style-name="T6">1-n</text:span></text:p>
          </draw:text-box>
        </draw:frame>
        <draw:frame draw:style-name="gr9" draw:text-style-name="P6" draw:layer="layout" svg:width="1.6cm" svg:height="0.963cm" svg:x="1.5cm" svg:y="9.5cm">
          <draw:text-box>
            <text:p><text:span text:style-name="T6">1-n</text:span></text:p>
          </draw:text-box>
        </draw:frame>
        <draw:frame draw:style-name="gr9" draw:text-style-name="P6" draw:layer="layout" svg:width="1.6cm" svg:height="0.963cm" svg:x="17.2cm" svg:y="6.737cm">
          <draw:text-box>
            <text:p><text:span text:style-name="T6">0-n</text:span></text:p>
          </draw:text-box>
        </draw:frame>
        <draw:frame draw:style-name="gr9" draw:text-style-name="P6" draw:layer="layout" svg:width="1.6cm" svg:height="0.963cm" svg:x="18.3cm" svg:y="6.6cm">
          <draw:text-box>
            <text:p><text:span text:style-name="T6">0-n</text:span></text:p>
          </draw:text-box>
        </draw:frame>
        <draw:frame draw:style-name="gr9" draw:text-style-name="P6" draw:layer="layout" svg:width="1.6cm" svg:height="0.963cm" svg:x="2.1cm" svg:y="6.6cm">
          <draw:text-box>
            <text:p><text:span text:style-name="T6">0-n</text:span></text:p>
          </draw:text-box>
        </draw:frame>
        <draw:frame draw:style-name="gr9" draw:text-style-name="P6" draw:layer="layout" svg:width="1.6cm" svg:height="0.963cm" svg:x="16.3cm" svg:y="7cm">
          <draw:text-box>
            <text:p><text:span text:style-name="T6">0-n</text:span></text:p>
          </draw:text-box>
        </draw:frame>
        <draw:line draw:style-name="gr2" draw:text-style-name="P1" draw:layer="layout" svg:x1="17.4cm" svg:y1="7.8cm" svg:x2="18.6cm" svg:y2="7.7cm">
          <text:p/>
        </draw:line>
        <draw:line draw:style-name="gr2" draw:text-style-name="P1" draw:layer="layout" svg:x1="18.4cm" svg:y1="6.8cm" svg:x2="18.6cm" svg:y2="7.7cm">
          <text:p/>
        </draw:line>
        <draw:line draw:style-name="gr2" draw:text-style-name="P1" draw:layer="layout" svg:x1="15cm" svg:y1="8.7cm" svg:x2="17.6cm" svg:y2="7.6cm">
          <text:p/>
        </draw:line>
        <draw:line draw:style-name="gr2" draw:text-style-name="P1" draw:layer="layout" svg:x1="17.6cm" svg:y1="7.6cm" svg:x2="17.3cm" svg:y2="7.2cm">
          <text:p/>
        </draw:line>
        <draw:line draw:style-name="gr2" draw:text-style-name="P1" draw:layer="layout" svg:x1="17.3cm" svg:y1="7.2cm" svg:x2="17.3cm" svg:y2="6.8cm">
          <text:p/>
        </draw:line>
        <draw:line draw:style-name="gr2" draw:text-style-name="P1" draw:layer="layout" svg:x1="12.8cm" svg:y1="9.5cm" svg:x2="16.5cm" svg:y2="7.7cm">
          <text:p/>
        </draw:line>
        <draw:line draw:style-name="gr2" draw:text-style-name="P1" draw:layer="layout" svg:x1="16.5cm" svg:y1="7.7cm" svg:x2="16.5cm" svg:y2="6.8cm">
          <text:p/>
        </draw:line>
        <draw:frame draw:style-name="gr31" draw:text-style-name="P2" draw:layer="layout" svg:width="2.3cm" svg:height="1.95cm" svg:x="4.6cm" svg:y="17.45cm">
          <draw:text-box>
            <text:p><text:span text:style-name="T1">nom</text:span></text:p>
            <text:p><text:span text:style-name="T2">id</text:span></text:p>
            <text:p><text:span text:style-name="T3">sexe</text:span></text:p>
          </draw:text-box>
        </draw:frame>
        <draw:line draw:style-name="gr2" draw:text-style-name="P1" draw:layer="layout" svg:x1="8.1cm" svg:y1="19.2cm" svg:x2="8.1cm" svg:y2="23cm">
          <text:p/>
        </draw:line>
        <draw:custom-shape draw:style-name="gr7" draw:text-style-name="P3" draw:layer="layout" svg:width="1.6cm" svg:height="1.3cm" svg:x="5.2cm" svg:y="24.2cm">
          <text:p text:style-name="P1"><text:span text:style-name="T1">d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5.973cm" svg:y1="24.181cm" svg:x2="6cm" svg:y2="23cm">
          <text:p/>
        </draw:line>
        <draw:line draw:style-name="gr2" draw:text-style-name="P1" draw:layer="layout" svg:x1="6cm" svg:y1="25.475cm" svg:x2="6cm" svg:y2="26.575cm">
          <text:p/>
        </draw:line>
        <draw:frame draw:style-name="gr32" draw:text-style-name="P6" draw:layer="layout" svg:width="1.7cm" svg:height="1.6cm" svg:x="11.3cm" svg:y="18.4cm">
          <draw:text-box>
            <text:p><text:span text:style-name="T6">1-1</text:span></text:p>
          </draw:text-box>
        </draw:frame>
        <draw:line draw:style-name="gr2" draw:text-style-name="P1" draw:layer="layout" svg:x1="4.1cm" svg:y1="23.5cm" svg:x2="4.6cm" svg:y2="23.5cm">
          <text:p/>
        </draw:line>
        <draw:line draw:style-name="gr2" draw:text-style-name="P1" draw:layer="layout" svg:x1="4.6cm" svg:y1="23.5cm" svg:x2="4.6cm" svg:y2="19.4cm">
          <text:p/>
        </draw:line>
        <draw:line draw:style-name="gr2" draw:text-style-name="P1" draw:layer="layout" svg:x1="8.1cm" svg:y1="23cm" svg:x2="6cm" svg:y2="23cm">
          <text:p/>
        </draw:line>
        <draw:frame draw:style-name="gr10" draw:text-style-name="P6" draw:layer="layout" svg:width="1.7cm" svg:height="1.675cm" svg:x="6.1cm" svg:y="25.6cm">
          <draw:text-box>
            <text:p><text:span text:style-name="T6">1-n</text:span></text:p>
          </draw:text-box>
        </draw:frame>
        <draw:custom-shape draw:style-name="gr7" draw:text-style-name="P3" draw:layer="layout" svg:width="1.3cm" svg:height="1cm" svg:x="16.6cm" svg:y="11.839cm">
          <text:p text:style-name="P1"><text:span text:style-name="T1">es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1.3cm" svg:height="1cm" svg:x="15.728cm" svg:y="13.824cm">
          <text:p text:style-name="P1"><text:span text:style-name="T1">es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1.3cm" svg:height="1cm" svg:x="10.225cm" svg:y="12.88cm">
          <text:p text:style-name="P1"><text:span text:style-name="T1">es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1.3cm" svg:height="1cm" svg:x="1.309cm" svg:y="11.981cm">
          <text:p text:style-name="P1"><text:span text:style-name="T1">es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1.3cm" svg:height="1cm" svg:x="4.141cm" svg:y="12.987cm">
          <text:p text:style-name="P1"><text:span text:style-name="T1">es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1.3cm" svg:height="1cm" svg:x="2.471cm" svg:y="12.463cm">
          <text:p text:style-name="P1"><text:span text:style-name="T1">es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17.251cm" svg:y1="11.839cm" svg:x2="17.251cm" svg:y2="11.601cm">
          <text:p/>
        </draw:line>
        <draw:line draw:style-name="gr2" draw:text-style-name="P1" draw:layer="layout" svg:x1="17.251cm" svg:y1="12.839cm" svg:x2="17.278cm" svg:y2="15.737cm">
          <text:p/>
        </draw:line>
        <draw:line draw:style-name="gr2" draw:text-style-name="P1" draw:layer="layout" svg:x1="10.848cm" svg:y1="13.88cm" svg:x2="12.488cm" svg:y2="13.88cm">
          <text:p/>
        </draw:line>
        <draw:line draw:style-name="gr2" draw:text-style-name="P1" draw:layer="layout" svg:x1="10.901cm" svg:y1="12.88cm" svg:x2="10.901cm" svg:y2="12.3cm">
          <text:p/>
        </draw:line>
        <draw:line draw:style-name="gr2" draw:text-style-name="P1" draw:layer="layout" svg:x1="12.488cm" svg:y1="13.88cm" svg:x2="12.488cm" svg:y2="14.4cm">
          <text:p/>
        </draw:line>
        <draw:frame draw:style-name="gr9" draw:text-style-name="P6" draw:layer="layout" svg:width="1.6cm" svg:height="0.963cm" svg:x="12.528cm" svg:y="13.599cm">
          <draw:text-box>
            <text:p><text:span text:style-name="T6">0-1</text:span></text:p>
          </draw:text-box>
        </draw:frame>
        <draw:frame draw:style-name="gr9" draw:text-style-name="P6" draw:layer="layout" svg:width="1.6cm" svg:height="0.963cm" svg:x="15.425cm" svg:y="14.974cm">
          <draw:text-box>
            <text:p><text:span text:style-name="T6">0-1</text:span></text:p>
          </draw:text-box>
        </draw:frame>
        <draw:frame draw:style-name="gr9" draw:text-style-name="P6" draw:layer="layout" svg:width="1.6cm" svg:height="0.963cm" svg:x="13.652cm" svg:y="13.748cm">
          <draw:text-box>
            <text:p><text:span text:style-name="T6">0-1</text:span></text:p>
          </draw:text-box>
        </draw:frame>
        <draw:frame draw:style-name="gr33" draw:text-style-name="P7" draw:layer="layout" svg:width="3.558cm" svg:height="4.18cm" svg:x="0.041cm" svg:y="23.548cm">
          <draw:text-box>
            <text:p><text:span text:style-name="T7">Contraintes additives :</text:span></text:p>
            <text:p><text:span text:style-name="T7">- Un match n'est que de 1 type (soit distance, soit score, soit chronomètre)</text:span></text:p>
          </draw:text-box>
        </draw:frame>
        <draw:frame draw:style-name="gr9" draw:text-style-name="P6" draw:layer="layout" svg:width="1.6cm" svg:height="0.963cm" svg:x="10.702cm" svg:y="12.115cm">
          <draw:text-box>
            <text:p><text:span text:style-name="T6">1-1</text:span></text:p>
          </draw:text-box>
        </draw:frame>
        <draw:frame draw:style-name="gr9" draw:text-style-name="P6" draw:layer="layout" svg:width="1.6cm" svg:height="0.963cm" svg:x="15.65cm" svg:y="11.437cm">
          <draw:text-box>
            <text:p><text:span text:style-name="T6">1-1</text:span></text:p>
          </draw:text-box>
        </draw:frame>
        <draw:line draw:style-name="gr2" draw:text-style-name="P1" draw:layer="layout" svg:x1="14.85cm" svg:y1="14.257cm" svg:x2="15.728cm" svg:y2="14.281cm">
          <text:p/>
        </draw:line>
        <draw:line draw:style-name="gr2" draw:text-style-name="P1" draw:layer="layout" svg:x1="16.378cm" svg:y1="13.824cm" svg:x2="15.664cm" svg:y2="13.499cm">
          <text:p/>
        </draw:line>
        <draw:line draw:style-name="gr2" draw:text-style-name="P1" draw:layer="layout" svg:x1="17.251cm" svg:y1="15.716cm" svg:x2="15.5cm" svg:y2="15.775cm">
          <text:p/>
        </draw:line>
        <draw:line draw:style-name="gr2" draw:text-style-name="P1" draw:layer="layout" svg:x1="14.85cm" svg:y1="14.233cm" svg:x2="14.87cm" svg:y2="14.4cm">
          <text:p/>
        </draw:line>
        <draw:frame draw:style-name="gr9" draw:text-style-name="P6" draw:layer="layout" svg:width="1.6cm" svg:height="0.963cm" svg:x="14.525cm" svg:y="13.3cm">
          <draw:text-box>
            <text:p><text:span text:style-name="T6">1-1</text:span></text:p>
          </draw:text-box>
        </draw:frame>
        <draw:line draw:style-name="gr2" draw:text-style-name="P1" draw:layer="layout" svg:x1="4.815cm" svg:y1="13.987cm" svg:x2="4.815cm" svg:y2="14.5cm">
          <text:p/>
        </draw:line>
        <draw:line draw:style-name="gr2" draw:text-style-name="P1" draw:layer="layout" svg:x1="5.441cm" svg:y1="13.494cm" svg:x2="5.8cm" svg:y2="13.494cm">
          <text:p/>
        </draw:line>
        <draw:frame draw:style-name="gr9" draw:text-style-name="P6" draw:layer="layout" svg:width="1.6cm" svg:height="0.963cm" svg:x="4.657cm" svg:y="13.678cm">
          <draw:text-box>
            <text:p><text:span text:style-name="T6">0-1</text:span></text:p>
          </draw:text-box>
        </draw:frame>
        <draw:frame draw:style-name="gr9" draw:text-style-name="P6" draw:layer="layout" svg:width="1.6cm" svg:height="0.963cm" svg:x="4.71cm" svg:y="12.7cm">
          <draw:text-box>
            <text:p><text:span text:style-name="T6">1-1</text:span></text:p>
          </draw:text-box>
        </draw:frame>
        <draw:line draw:style-name="gr2" draw:text-style-name="P1" draw:layer="layout" svg:x1="4.2cm" svg:y1="15.725cm" svg:x2="3.995cm" svg:y2="15.725cm">
          <text:p/>
        </draw:line>
        <draw:line draw:style-name="gr2" draw:text-style-name="P1" draw:layer="layout" svg:x1="3.995cm" svg:y1="15.725cm" svg:x2="3.9cm" svg:y2="14.049cm">
          <text:p/>
        </draw:line>
        <draw:line draw:style-name="gr2" draw:text-style-name="P1" draw:layer="layout" svg:x1="1.958cm" svg:y1="13.414cm" svg:x2="3.9cm" svg:y2="14.049cm">
          <text:p/>
        </draw:line>
        <draw:line draw:style-name="gr2" draw:text-style-name="P1" draw:layer="layout" svg:x1="1.958cm" svg:y1="13.414cm" svg:x2="1.958cm" svg:y2="12.981cm">
          <text:p/>
        </draw:line>
        <draw:line draw:style-name="gr2" draw:text-style-name="P1" draw:layer="layout" svg:x1="1.984cm" svg:y1="11.981cm" svg:x2="1.958cm" svg:y2="11.3cm">
          <text:p/>
        </draw:line>
        <draw:line draw:style-name="gr2" draw:text-style-name="P1" draw:layer="layout" svg:x1="3.148cm" svg:y1="13.463cm" svg:x2="4.313cm" svg:y2="13.987cm">
          <text:p/>
        </draw:line>
        <draw:line draw:style-name="gr2" draw:text-style-name="P1" draw:layer="layout" svg:x1="4.313cm" svg:y1="13.987cm" svg:x2="4.3cm" svg:y2="14.5cm">
          <text:p/>
        </draw:line>
        <draw:line draw:style-name="gr2" draw:text-style-name="P1" draw:layer="layout" svg:x1="3.148cm" svg:y1="12.463cm" svg:x2="3.878cm" svg:y2="12.463cm">
          <text:p/>
        </draw:line>
        <draw:frame draw:style-name="gr9" draw:text-style-name="P6" draw:layer="layout" svg:width="1.6cm" svg:height="0.963cm" svg:x="2.9cm" svg:y="14.975cm">
          <draw:text-box>
            <text:p><text:span text:style-name="T6">0-1</text:span></text:p>
          </draw:text-box>
        </draw:frame>
        <draw:frame draw:style-name="gr9" draw:text-style-name="P6" draw:layer="layout" svg:width="1.6cm" svg:height="0.963cm" svg:x="3.667cm" svg:y="13.8cm">
          <draw:text-box>
            <text:p><text:span text:style-name="T6">0-1</text:span></text:p>
          </draw:text-box>
        </draw:frame>
        <draw:frame draw:style-name="gr9" draw:text-style-name="P6" draw:layer="layout" svg:width="1.6cm" svg:height="0.963cm" svg:x="2.767cm" svg:y="11.5cm">
          <draw:text-box>
            <text:p><text:span text:style-name="T6">1-1</text:span></text:p>
          </draw:text-box>
        </draw:frame>
        <draw:frame draw:style-name="gr9" draw:text-style-name="P6" draw:layer="layout" svg:width="1.6cm" svg:height="0.963cm" svg:x="0.7cm" svg:y="11.3cm">
          <draw:text-box>
            <text:p><text:span text:style-name="T6">1-1</text:span></text:p>
          </draw:text-box>
        </draw:frame>
        <draw:line draw:style-name="gr2" draw:text-style-name="P1" draw:layer="layout" svg:x1="3.878cm" svg:y1="12.463cm" svg:x2="3.148cm" svg:y2="12.463cm">
          <text:p/>
        </draw:line>
        <draw:line draw:style-name="gr2" draw:text-style-name="P1" draw:layer="layout" svg:x1="3.878cm" svg:y1="12.647cm" svg:x2="3.334cm" svg:y2="12.647cm">
          <text:p/>
        </draw:line>
        <draw:custom-shape draw:style-name="gr7" draw:text-style-name="P3" draw:layer="layout" svg:width="1.016cm" svg:height="0.635cm" svg:x="2.609cm" svg:y="12.621cm">
          <text:p text:style-name="P1"><text:span text:style-name="T1">es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1.016cm" svg:height="0.635cm" svg:x="1.455cm" svg:y="12.118cm">
          <text:p text:style-name="P1"><text:span text:style-name="T1">es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1.016cm" svg:height="0.635cm" svg:x="4.251cm" svg:y="13.165cm">
          <text:p text:style-name="P1"><text:span text:style-name="T1">es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5.267cm" svg:y1="13.663cm" svg:x2="5.8cm" svg:y2="13.663cm">
          <text:p/>
        </draw:line>
        <draw:line draw:style-name="gr2" draw:text-style-name="P1" draw:layer="layout" svg:x1="2.143cm" svg:y1="12.118cm" svg:x2="2.143cm" svg:y2="11.3cm">
          <text:p/>
        </draw:line>
        <draw:line draw:style-name="gr2" draw:text-style-name="P1" draw:layer="layout" svg:x1="17.41cm" svg:y1="11.986cm" svg:x2="17.384cm" svg:y2="11.601cm">
          <text:p/>
        </draw:line>
        <draw:line draw:style-name="gr2" draw:text-style-name="P1" draw:layer="layout" svg:x1="16.299cm" svg:y1="13.97cm" svg:x2="15.505cm" svg:y2="13.499cm">
          <text:p/>
        </draw:line>
        <draw:line draw:style-name="gr2" draw:text-style-name="P1" draw:layer="layout" svg:x1="10.702cm" svg:y1="13.078cm" svg:x2="10.702cm" svg:y2="12.3cm">
          <text:p/>
        </draw:line>
        <draw:custom-shape draw:style-name="gr7" draw:text-style-name="P3" draw:layer="layout" svg:width="1.016cm" svg:height="0.635cm" svg:x="15.867cm" svg:y="13.97cm">
          <text:p text:style-name="P1"><text:span text:style-name="T1">es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1.016cm" svg:height="0.635cm" svg:x="16.7cm" svg:y="12.012cm">
          <text:p text:style-name="P1"><text:span text:style-name="T1">es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1.016cm" svg:height="0.635cm" svg:x="10.364cm" svg:y="13.078cm">
          <text:p text:style-name="P1"><text:span text:style-name="T1">es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4" draw:layer="layout" svg:width="8.255cm" svg:height="3.099cm" svg:x="0.555cm" svg:y="0.848cm">
          <draw:text-box>
            <text:p>Modélisation E/R adaptée pour modélisation relationnelle :</text:p>
          </draw:text-box>
        </draw:frame>
        <draw:custom-shape draw:style-name="gr1" draw:text-style-name="P1" draw:layer="layout" svg:width="2.749cm" svg:height="3.325cm" svg:x="2.001cm" svg:y="3.4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4.801cm" svg:y1="4.187cm" svg:x2="2.001cm" svg:y2="4.187cm">
          <text:p/>
        </draw:line>
        <draw:frame draw:style-name="gr3" draw:text-style-name="P2" draw:layer="layout" svg:width="2.8cm" svg:height="0.893cm" svg:x="1.901cm" svg:y="3.467cm">
          <draw:text-box>
            <text:p><text:span text:style-name="T1">Athlete</text:span></text:p>
          </draw:text-box>
        </draw:frame>
        <draw:frame draw:style-name="gr4" draw:text-style-name="P2" draw:layer="layout" svg:width="2.8cm" svg:height="2.644cm" svg:x="2.001cm" svg:y="4.187cm">
          <draw:text-box>
            <text:p><text:span text:style-name="T1">nom</text:span></text:p>
            <text:p><text:span text:style-name="T1">prenom</text:span></text:p>
            <text:p><text:span text:style-name="T1">naissance</text:span></text:p>
            <text:p><text:span text:style-name="T2">id</text:span></text:p>
            <text:p><text:span text:style-name="T3">sexe</text:span></text:p>
          </draw:text-box>
        </draw:frame>
        <draw:frame draw:style-name="gr21" draw:text-style-name="P2" draw:layer="layout" svg:width="3.6cm" svg:height="3.569cm" svg:x="0.1cm" svg:y="20.156cm">
          <draw:text-box>
            <text:p><text:span text:style-name="T1">Contraintes uniques : </text:span></text:p>
            <text:p><text:span text:style-name="T1">- nom sport</text:span></text:p>
            <text:p><text:span text:style-name="T1">- nom + sexe + sport épreuve</text:span></text:p>
            <text:p><text:span text:style-name="T1">- nom pays</text:span></text:p>
            <text:p><text:span text:style-name="T1"/></text:p>
          </draw:text-box>
        </draw:frame>
      </draw:page>
      <draw:page draw:name="page4" draw:style-name="dp1" draw:master-page-name="Standard">
        <draw:frame draw:style-name="gr34" draw:text-style-name="P6" draw:layer="layout" svg:width="8.255cm" svg:height="3.099cm" svg:x="0.556cm" svg:y="0.849cm">
          <draw:text-box>
            <text:p><text:span text:style-name="T6">Modélisation relationnelle :</text:span></text:p>
          </draw:text-box>
        </draw:frame>
        <draw:frame draw:style-name="gr35" draw:text-style-name="P2" draw:layer="layout" svg:width="18.918cm" svg:height="11.627cm" svg:x="1.005cm" svg:y="3.042cm">
          <draw:text-box>
            <text:p><text:span text:style-name="T1">Athlete(</text:span><text:span text:style-name="T2">idA</text:span><text:span text:style-name="T1"> ,prenom, nom,naissance, </text:span><text:span text:style-name="T1">#idP,sexe)</text:span></text:p>
            <text:p><text:span text:style-name="T1">Pays(</text:span><text:span text:style-name="T2">idP</text:span><text:span text:style-name="T1">, nom)</text:span></text:p>
            <text:p><text:span text:style-name="T1">Equipe(</text:span><text:span text:style-name="T2">idE</text:span><text:span text:style-name="T1">, #idPays)</text:span></text:p>
            <text:p><text:span text:style-name="T1">Membre(</text:span><text:span text:style-name="T2">#idA,#idE</text:span><text:span text:style-name="T1">)</text:span></text:p>
            <text:p><text:span text:style-name="T1">Sport(</text:span><text:span text:style-name="T2">idS</text:span><text:span text:style-name="T1">,nom)</text:span></text:p>
            <text:p><text:span text:style-name="T1">EpreuveSolo(</text:span><text:span text:style-name="T2">idES</text:span><text:span text:style-name="T1">,nom,#idS,#mor,#marg</text:span><text:span text:style-name="T1">ent,#mbronze,sexe)</text:span></text:p>
            <text:p><text:span text:style-name="T1">EpreuveEquipe(</text:span><text:span text:style-name="T2">idEE</text:span><text:span text:style-name="T1">,nom,#idS,#mor#ma</text:span><text:span text:style-name="T1">rgent,#mbronze,sexe)</text:span></text:p>
            <text:p><text:span text:style-name="T1">MatchSolo(i</text:span><text:span text:style-name="T2">dMS</text:span><text:span text:style-name="T1">,#gagnant,jour,#idES,tour</text:span><text:span text:style-name="T1">)</text:span></text:p>
            <text:p><text:span text:style-name="T1">MatchEquipe(i</text:span><text:span text:style-name="T2">dME</text:span><text:span text:style-name="T1">,#gagnant,jour,#idEE,t</text:span><text:span text:style-name="T1">our)</text:span></text:p>
            <text:p><text:span text:style-name="T1">MatchSoloPoint(</text:span><text:span text:style-name="T2">#idMS</text:span><text:span text:style-name="T1">)</text:span></text:p>
            <text:p><text:span text:style-name="T1">MatchSoloChrono(</text:span><text:span text:style-name="T2">#idMS</text:span><text:span text:style-name="T1">)</text:span></text:p>
            <text:p><text:span text:style-name="T1">MatchSoloMetre(</text:span><text:span text:style-name="T2">#idMS</text:span><text:span text:style-name="T1">)</text:span></text:p>
            <text:p><text:span text:style-name="T1">MatchEquipePoint(</text:span><text:span text:style-name="T2">#idME</text:span><text:span text:style-name="T1">)</text:span></text:p>
            <text:p><text:span text:style-name="T1">MatchEquipeChrono(</text:span><text:span text:style-name="T2">#idME</text:span><text:span text:style-name="T1">)</text:span></text:p>
            <text:p><text:span text:style-name="T1">MatchEquipeMetre(</text:span><text:span text:style-name="T2">#idME</text:span><text:span text:style-name="T1">)</text:span></text:p>
            <text:p><text:span text:style-name="T1">ParticipationMatchEquipePoint(</text:span><text:span text:style-name="T2">#idMEP,#i</text:span><text:span text:style-name="T2">dE</text:span><text:span text:style-name="T1">,score)</text:span></text:p>
            <text:p><text:span text:style-name="T1">ParticipationMatchEquipeMetre(</text:span><text:span text:style-name="T2">#idMEM,</text:span><text:span text:style-name="T2">#idE</text:span><text:span text:style-name="T1">,distance)</text:span></text:p>
            <text:p><text:span text:style-name="T1">ParticipationMatchEquipeChrono(</text:span><text:span text:style-name="T2">#idME</text:span><text:span text:style-name="T2">C,#idE</text:span><text:span text:style-name="T1">,temps)</text:span></text:p>
            <text:p><text:span text:style-name="T1">ParticipationMatchSoloPoint(</text:span><text:span text:style-name="T2">#idMSP,#id</text:span><text:span text:style-name="T2">A</text:span><text:span text:style-name="T1">,score)</text:span></text:p>
            <text:p><text:span text:style-name="T1">ParticipationMatchSoloMetre(</text:span><text:span text:style-name="T2">#idMSM,#id</text:span><text:span text:style-name="T2">A</text:span><text:span text:style-name="T1">,distance)</text:span></text:p>
            <text:p><text:span text:style-name="T1">ParticipationMatchSoloChrono(</text:span><text:span text:style-name="T2">#idMSC,#i</text:span><text:span text:style-name="T2">dA</text:span><text:span text:style-name="T1">,temps)</text:span></text:p>
            <text:p><text:span text:style-name="T1"/></text:p>
            <text:p><text:span text:style-name="T1"/></text:p>
          </draw:text-box>
        </draw:frame>
        <draw:frame draw:style-name="gr36" draw:text-style-name="P4" draw:layer="layout" svg:width="10.607cm" svg:height="11.799cm" svg:x="9.29cm" svg:y="17.581cm">
          <draw:text-box>
            <text:list text:style-name="L1">
              <text:list-item>
                <text:p><text:span text:style-name="T4">Athlètes d'une équipe doivent tous représenté le même pays que l'équipe</text:span></text:p>
              </text:list-item>
              <text:list-item>
                <text:p><text:span text:style-name="T4">Limite sur les participants en fonction des épreuves (ex: l'escrime à une catégorie homme et femme) </text:span></text:p>
              </text:list-item>
              <text:list-item>
                <text:p><text:span text:style-name="T4">Limite de joueur par équipe pour certains sports</text:span></text:p>
              </text:list-item>
              <text:list-item>
                <text:p><text:span text:style-name="T4">Nombre d'équipes ou d'athlète par match peut être limité </text:span></text:p>
              </text:list-item>
              <text:list-item>
                <text:p><text:span text:style-name="T4">Conditions de victoire de la médaille d'or/argent/bronze pour chaque épreuve</text:span></text:p>
              </text:list-item>
              <text:list-item>
                <text:p><text:span text:style-name="T4">Le vainqueur d'un match doit y participé</text:span></text:p>
              </text:list-item>
              <text:list-item>
                <text:p><text:span text:style-name="T4">Conditions de victoire d'un match par épreuve</text:span></text:p>
              </text:list-item>
              <text:list-item>
                <text:p><text:span text:style-name="T4">Tous les matchs d'une épreuve sont avec point/distance/score</text:span></text:p>
              </text:list-item>
              <text:list-item>
                <text:p><text:span text:style-name="T4">Les athlètes doivent avoir au moins 16 ans</text:span></text:p>
              </text:list-item>
              <text:list-item>
                <text:p><text:span text:style-name="T7">Un match n'est que de 1 type (soit distance, soit score, soit chronomètre) </text:span></text:p>
              </text:list-item>
            </text:list>
          </draw:text-box>
        </draw:frame>
        <draw:frame draw:style-name="gr21" draw:text-style-name="P2" draw:layer="layout" svg:width="3.6cm" svg:height="3.569cm" svg:x="16.096cm" svg:y="7.065cm">
          <draw:text-box>
            <text:p><text:span text:style-name="T1">Contraintes uniques : </text:span></text:p>
            <text:p><text:span text:style-name="T1">- nom sport</text:span></text:p>
            <text:p><text:span text:style-name="T1">- nom + sexe + sport épreuve</text:span></text:p>
            <text:p><text:span text:style-name="T1">- nom pays</text:span></text:p>
            <text:p><text:span text:style-name="T1"/></text:p>
          </draw:text-box>
        </draw:frame>
        <draw:frame draw:style-name="gr37" draw:layer="layout" svg:width="10.716cm" svg:height="1.825cm" svg:x="1.191cm" svg:y="14.5cm">
          <draw:text-box>
            <text:p>Contraintes non représentées :</text:p>
          </draw:text-box>
        </draw:frame>
        <draw:frame draw:style-name="gr38" draw:layer="layout" svg:width="8.229cm" svg:height="1.085cm" svg:x="1.191cm" svg:y="16.325cm">
          <draw:text-box>
            <text:p>Représentable dans SQL :</text:p>
          </draw:text-box>
        </draw:frame>
        <draw:frame draw:style-name="gr10" draw:layer="layout" svg:width="10.768cm" svg:height="1.675cm" svg:x="9.208cm" svg:y="16.325cm">
          <draw:text-box>
            <text:p>Conditions à vérifier avant insertion :</text:p>
          </draw:text-box>
        </draw:frame>
        <draw:line draw:style-name="gr2" draw:text-style-name="P1" draw:layer="layout" svg:x1="9.181cm" svg:y1="16.14cm" svg:x2="9.081cm" svg:y2="29.855cm">
          <text:p/>
        </draw:line>
        <draw:frame draw:style-name="gr39" draw:layer="layout" svg:width="8.043cm" svg:height="10.345cm" svg:x="1.006cm" svg:y="17.542cm">
          <draw:text-box>
            <text:list text:style-name="L1">
              <text:list-item>
                <text:p><text:span text:style-name="T4">La médaille d'or, d'argent et de bronze doivent être remportées par des personnes différentes</text:span></text:p>
              </text:list-item>
            </text:list>
          </draw:text-box>
        </draw:frame>
        <draw:frame draw:style-name="gr40" draw:text-style-name="P2" draw:layer="layout" svg:width="7.647cm" svg:height="5.465cm" svg:x="12.276cm" svg:y="10.16cm">
          <draw:text-box>
            <text:p><text:span text:style-name="T1">mbronze-&gt;medaille bronze (athlete ou equipe)</text:span></text:p>
            <text:p><text:span text:style-name="T1">margent-&gt;medaille argent (athlete ou equipe)</text:span></text:p>
            <text:p><text:span text:style-name="T1">mor-&gt;medaille or (athlete ou equipe)</text:span></text:p>
            <text:p><text:span text:style-name="T1">IdMSM -&gt; id de MatchSoloMetre <text:s/></text:span></text:p>
            <text:p><text:span text:style-name="T1">IdMSP -&gt; id de MatchSoloPoint <text:s/></text:span></text:p>
            <text:p><text:span text:style-name="T1">IdMSC -&gt; id de MatchSoloChrono </text:span></text:p>
            <text:p><text:span text:style-name="T1">IdMEM -&gt; id de MatchEquipeMetre <text:s/></text:span></text:p>
            <text:p><text:span text:style-name="T1">IdMEP -&gt; id de MatchEquipePoint <text:s/></text:span></text:p>
            <text:p><text:span text:style-name="T1">IdMEC -&gt; id de MatchEquipeChrono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o THAUVIN</meta:initial-creator>
    <meta:creation-date>2018-11-10T10:04:30.35</meta:creation-date>
    <dc:date>2018-12-12T19:27:09.48</dc:date>
    <dc:creator>Dao THAUVIN</dc:creator>
    <meta:editing-duration>PT4H12M4S</meta:editing-duration>
    <meta:editing-cycles>215</meta:editing-cycles>
    <meta:generator>OpenOffice/4.1.5$Win32 OpenOffice.org_project/415m1$Build-9789</meta:generator>
    <meta:document-statistic meta:object-count="750"/>
  </office:meta>
</office:document-meta>
</file>